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.58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.558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.73cm"/>
    </style:style>
    <style:style style:name="gr106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273cm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>
      <style:graphic-properties draw:stroke="none" draw:fill="none" fo:min-height="0.114cm"/>
    </style:style>
    <style:style style:name="gr194" style:family="graphic" style:parent-style-name="standard">
      <style:graphic-properties draw:stroke="none" draw:fill="none" fo:min-height="0cm"/>
    </style:style>
    <style:style style:name="gr19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273cm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273cm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273cm" fo:padding-top="0.125cm" fo:padding-bottom="0.125cm" fo:padding-left="0.25cm" fo:padding-right="0.25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273cm" fo:padding-top="0.125cm" fo:padding-bottom="0.125cm" fo:padding-left="0.25cm" fo:padding-right="0.25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2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2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3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4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5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273cm" fo:padding-top="0.125cm" fo:padding-bottom="0.125cm" fo:padding-left="0.25cm" fo:padding-right="0.25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7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7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8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8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555cm" fo:padding-top="0.125cm" fo:padding-bottom="0.125cm" fo:padding-left="0.25cm" fo:padding-right="0.25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dash" draw:stroke-dash="Ultrafine_20_Dashed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8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273cm" fo:padding-top="0.125cm" fo:padding-bottom="0.125cm" fo:padding-left="0.25cm" fo:padding-right="0.25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113cm" fo:padding-top="0.125cm" fo:padding-bottom="0.125cm" fo:padding-left="0.25cm" fo:padding-right="0.25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1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fo:min-height="0.714cm" fo:padding-top="0.125cm" fo:padding-bottom="0.125cm" fo:padding-left="0.25cm" fo:padding-right="0.25cm" draw:shadow="hidden" draw:shadow-offset-x="0.2cm" draw:shadow-offset-y="0.2cm" draw:shadow-color="#808080"/>
    </style:style>
    <style:style style:name="gr1023" style:family="graphic">
      <style:graphic-properties style:protect="size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5pt" style:font-style-asian="normal" style:font-weight-asian="normal" style:font-family-complex="Ari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6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6pt" style:font-size-asian="6pt" style:font-size-complex="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0000" fo:font-size="6pt" style:font-size-asian="6pt" style:font-size-complex="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5pt" style:font-style-asian="normal" style:font-weight-asian="normal" style:font-family-complex="Arial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6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00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5.631cm" svg:height="1.2cm" svg:x="3.491cm" svg:y="1.5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92cm" svg:y1="1.55cm" svg:x2="3.492cm" svg:y2="2.75cm">
          <text:p/>
        </draw:line>
        <draw:line draw:style-name="gr3" draw:text-style-name="P1" draw:layer="layout" svg:x1="4.795cm" svg:y1="1.55cm" svg:x2="4.795cm" svg:y2="2.75cm">
          <text:p/>
        </draw:line>
        <draw:line draw:style-name="gr4" draw:text-style-name="P1" draw:layer="layout" svg:x1="6.097cm" svg:y1="1.55cm" svg:x2="6.097cm" svg:y2="2.75cm">
          <text:p/>
        </draw:line>
        <draw:line draw:style-name="gr5" draw:text-style-name="P1" draw:layer="layout" svg:x1="7.401cm" svg:y1="1.55cm" svg:x2="7.401cm" svg:y2="2.75cm">
          <text:p/>
        </draw:line>
        <draw:line draw:style-name="gr6" draw:text-style-name="P1" draw:layer="layout" svg:x1="8.703cm" svg:y1="1.55cm" svg:x2="8.703cm" svg:y2="2.75cm">
          <text:p/>
        </draw:line>
        <draw:line draw:style-name="gr7" draw:text-style-name="P1" draw:layer="layout" svg:x1="10.006cm" svg:y1="1.55cm" svg:x2="10.006cm" svg:y2="2.75cm">
          <text:p/>
        </draw:line>
        <draw:line draw:style-name="gr8" draw:text-style-name="P1" draw:layer="layout" svg:x1="11.308cm" svg:y1="1.55cm" svg:x2="11.308cm" svg:y2="2.75cm">
          <text:p/>
        </draw:line>
        <draw:line draw:style-name="gr9" draw:text-style-name="P1" draw:layer="layout" svg:x1="12.611cm" svg:y1="1.55cm" svg:x2="12.611cm" svg:y2="2.75cm">
          <text:p/>
        </draw:line>
        <draw:line draw:style-name="gr10" draw:text-style-name="P1" draw:layer="layout" svg:x1="13.913cm" svg:y1="1.55cm" svg:x2="13.913cm" svg:y2="2.75cm">
          <text:p/>
        </draw:line>
        <draw:line draw:style-name="gr11" draw:text-style-name="P1" draw:layer="layout" svg:x1="15.217cm" svg:y1="1.55cm" svg:x2="15.217cm" svg:y2="2.75cm">
          <text:p/>
        </draw:line>
        <draw:line draw:style-name="gr12" draw:text-style-name="P1" draw:layer="layout" svg:x1="16.519cm" svg:y1="1.55cm" svg:x2="16.519cm" svg:y2="2.75cm">
          <text:p/>
        </draw:line>
        <draw:line draw:style-name="gr13" draw:text-style-name="P1" draw:layer="layout" svg:x1="17.822cm" svg:y1="1.55cm" svg:x2="17.822cm" svg:y2="2.75cm">
          <text:p/>
        </draw:line>
        <draw:line draw:style-name="gr14" draw:text-style-name="P1" draw:layer="layout" svg:x1="19.122cm" svg:y1="1.55cm" svg:x2="19.122cm" svg:y2="2.75cm">
          <text:p/>
        </draw:line>
        <draw:line draw:style-name="gr15" draw:text-style-name="P1" draw:layer="layout" svg:x1="8.702cm" svg:y1="2.349cm" svg:x2="8.702cm" svg:y2="2.749cm">
          <text:p/>
        </draw:line>
        <draw:line draw:style-name="gr16" draw:text-style-name="P1" draw:layer="layout" svg:x1="9.136cm" svg:y1="2.349cm" svg:x2="9.136cm" svg:y2="2.749cm">
          <text:p/>
        </draw:line>
        <draw:line draw:style-name="gr17" draw:text-style-name="P1" draw:layer="layout" svg:x1="9.57cm" svg:y1="2.349cm" svg:x2="9.57cm" svg:y2="2.749cm">
          <text:p/>
        </draw:line>
        <draw:line draw:style-name="gr18" draw:text-style-name="P1" draw:layer="layout" svg:x1="10.005cm" svg:y1="2.349cm" svg:x2="10.005cm" svg:y2="2.749cm">
          <text:p/>
        </draw:line>
        <draw:line draw:style-name="gr19" draw:text-style-name="P1" draw:layer="layout" svg:x1="10.439cm" svg:y1="2.349cm" svg:x2="10.439cm" svg:y2="2.749cm">
          <text:p/>
        </draw:line>
        <draw:line draw:style-name="gr20" draw:text-style-name="P1" draw:layer="layout" svg:x1="10.873cm" svg:y1="2.349cm" svg:x2="10.873cm" svg:y2="2.749cm">
          <text:p/>
        </draw:line>
        <draw:line draw:style-name="gr21" draw:text-style-name="P1" draw:layer="layout" svg:x1="11.307cm" svg:y1="2.349cm" svg:x2="11.307cm" svg:y2="2.749cm">
          <text:p/>
        </draw:line>
        <draw:line draw:style-name="gr22" draw:text-style-name="P1" draw:layer="layout" svg:x1="11.742cm" svg:y1="2.349cm" svg:x2="11.742cm" svg:y2="2.749cm">
          <text:p/>
        </draw:line>
        <draw:line draw:style-name="gr23" draw:text-style-name="P1" draw:layer="layout" svg:x1="12.176cm" svg:y1="2.349cm" svg:x2="12.176cm" svg:y2="2.749cm">
          <text:p/>
        </draw:line>
        <draw:line draw:style-name="gr24" draw:text-style-name="P1" draw:layer="layout" svg:x1="12.61cm" svg:y1="2.349cm" svg:x2="12.61cm" svg:y2="2.749cm">
          <text:p/>
        </draw:line>
        <draw:line draw:style-name="gr25" draw:text-style-name="P1" draw:layer="layout" svg:x1="13.044cm" svg:y1="2.349cm" svg:x2="13.044cm" svg:y2="2.749cm">
          <text:p/>
        </draw:line>
        <draw:line draw:style-name="gr26" draw:text-style-name="P1" draw:layer="layout" svg:x1="13.479cm" svg:y1="2.349cm" svg:x2="13.479cm" svg:y2="2.749cm">
          <text:p/>
        </draw:line>
        <draw:line draw:style-name="gr27" draw:text-style-name="P1" draw:layer="layout" svg:x1="13.912cm" svg:y1="2.349cm" svg:x2="13.912cm" svg:y2="2.749cm">
          <text:p/>
        </draw:line>
        <draw:line draw:style-name="gr28" draw:text-style-name="P1" draw:layer="layout" svg:x1="14.346cm" svg:y1="2.349cm" svg:x2="14.346cm" svg:y2="2.749cm">
          <text:p/>
        </draw:line>
        <draw:line draw:style-name="gr29" draw:text-style-name="P1" draw:layer="layout" svg:x1="14.78cm" svg:y1="2.349cm" svg:x2="14.78cm" svg:y2="2.749cm">
          <text:p/>
        </draw:line>
        <draw:line draw:style-name="gr30" draw:text-style-name="P1" draw:layer="layout" svg:x1="15.215cm" svg:y1="2.349cm" svg:x2="15.215cm" svg:y2="2.749cm">
          <text:p/>
        </draw:line>
        <draw:line draw:style-name="gr31" draw:text-style-name="P1" draw:layer="layout" svg:x1="15.649cm" svg:y1="2.349cm" svg:x2="15.649cm" svg:y2="2.749cm">
          <text:p/>
        </draw:line>
        <draw:line draw:style-name="gr32" draw:text-style-name="P1" draw:layer="layout" svg:x1="16.083cm" svg:y1="2.349cm" svg:x2="16.083cm" svg:y2="2.749cm">
          <text:p/>
        </draw:line>
        <draw:line draw:style-name="gr33" draw:text-style-name="P1" draw:layer="layout" svg:x1="16.517cm" svg:y1="2.349cm" svg:x2="16.517cm" svg:y2="2.749cm">
          <text:p/>
        </draw:line>
        <draw:line draw:style-name="gr34" draw:text-style-name="P1" draw:layer="layout" svg:x1="16.952cm" svg:y1="2.349cm" svg:x2="16.952cm" svg:y2="2.749cm">
          <text:p/>
        </draw:line>
        <draw:line draw:style-name="gr35" draw:text-style-name="P1" draw:layer="layout" svg:x1="17.386cm" svg:y1="2.349cm" svg:x2="17.386cm" svg:y2="2.749cm">
          <text:p/>
        </draw:line>
        <draw:line draw:style-name="gr36" draw:text-style-name="P1" draw:layer="layout" svg:x1="17.82cm" svg:y1="2.349cm" svg:x2="17.82cm" svg:y2="2.749cm">
          <text:p/>
        </draw:line>
        <draw:line draw:style-name="gr37" draw:text-style-name="P1" draw:layer="layout" svg:x1="18.254cm" svg:y1="2.349cm" svg:x2="18.254cm" svg:y2="2.749cm">
          <text:p/>
        </draw:line>
        <draw:line draw:style-name="gr38" draw:text-style-name="P1" draw:layer="layout" svg:x1="18.689cm" svg:y1="2.349cm" svg:x2="18.689cm" svg:y2="2.749cm">
          <text:p/>
        </draw:line>
        <draw:line draw:style-name="gr39" draw:text-style-name="P1" draw:layer="layout" svg:x1="19.122cm" svg:y1="2.349cm" svg:x2="19.122cm" svg:y2="2.749cm">
          <text:p/>
        </draw:line>
        <draw:line draw:style-name="gr40" draw:text-style-name="P1" draw:layer="layout" svg:x1="3.492cm" svg:y1="2.349cm" svg:x2="3.492cm" svg:y2="2.749cm">
          <text:p/>
        </draw:line>
        <draw:line draw:style-name="gr41" draw:text-style-name="P1" draw:layer="layout" svg:x1="3.926cm" svg:y1="2.349cm" svg:x2="3.926cm" svg:y2="2.749cm">
          <text:p/>
        </draw:line>
        <draw:line draw:style-name="gr42" draw:text-style-name="P1" draw:layer="layout" svg:x1="4.36cm" svg:y1="2.349cm" svg:x2="4.36cm" svg:y2="2.749cm">
          <text:p/>
        </draw:line>
        <draw:line draw:style-name="gr43" draw:text-style-name="P1" draw:layer="layout" svg:x1="4.795cm" svg:y1="2.349cm" svg:x2="4.795cm" svg:y2="2.749cm">
          <text:p/>
        </draw:line>
        <draw:line draw:style-name="gr44" draw:text-style-name="P1" draw:layer="layout" svg:x1="5.229cm" svg:y1="2.349cm" svg:x2="5.229cm" svg:y2="2.749cm">
          <text:p/>
        </draw:line>
        <draw:line draw:style-name="gr45" draw:text-style-name="P1" draw:layer="layout" svg:x1="5.663cm" svg:y1="2.349cm" svg:x2="5.663cm" svg:y2="2.749cm">
          <text:p/>
        </draw:line>
        <draw:line draw:style-name="gr46" draw:text-style-name="P1" draw:layer="layout" svg:x1="6.097cm" svg:y1="2.349cm" svg:x2="6.097cm" svg:y2="2.749cm">
          <text:p/>
        </draw:line>
        <draw:line draw:style-name="gr47" draw:text-style-name="P1" draw:layer="layout" svg:x1="6.532cm" svg:y1="2.349cm" svg:x2="6.532cm" svg:y2="2.749cm">
          <text:p/>
        </draw:line>
        <draw:line draw:style-name="gr48" draw:text-style-name="P1" draw:layer="layout" svg:x1="6.966cm" svg:y1="2.349cm" svg:x2="6.966cm" svg:y2="2.749cm">
          <text:p/>
        </draw:line>
        <draw:line draw:style-name="gr49" draw:text-style-name="P1" draw:layer="layout" svg:x1="7.4cm" svg:y1="2.349cm" svg:x2="7.4cm" svg:y2="2.749cm">
          <text:p/>
        </draw:line>
        <draw:line draw:style-name="gr50" draw:text-style-name="P1" draw:layer="layout" svg:x1="7.834cm" svg:y1="2.349cm" svg:x2="7.834cm" svg:y2="2.749cm">
          <text:p/>
        </draw:line>
        <draw:line draw:style-name="gr51" draw:text-style-name="P1" draw:layer="layout" svg:x1="8.269cm" svg:y1="2.349cm" svg:x2="8.269cm" svg:y2="2.749cm">
          <text:p/>
        </draw:line>
        <draw:g>
          <draw:frame draw:style-name="gr52" draw:text-style-name="P3" draw:layer="layout" svg:width="0.843cm" svg:height="0.805cm" svg:x="18.754cm" svg:y="5.576cm">
            <draw:text-box>
              <text:p text:style-name="P2"><text:span text:style-name="T1">0</text:span></text:p>
            </draw:text-box>
          </draw:frame>
          <draw:frame draw:style-name="gr53" draw:text-style-name="P3" draw:layer="layout" svg:width="0.872cm" svg:height="0.805cm" svg:x="18.112cm" svg:y="5.576cm">
            <draw:text-box>
              <text:p text:style-name="P2"><text:span text:style-name="T1">1</text:span></text:p>
            </draw:text-box>
          </draw:frame>
          <draw:frame draw:style-name="gr54" draw:text-style-name="P3" draw:layer="layout" svg:width="0.742cm" svg:height="0.805cm" svg:x="17.527cm" svg:y="5.576cm">
            <draw:text-box>
              <text:p text:style-name="P2"><text:span text:style-name="T1">2</text:span></text:p>
            </draw:text-box>
          </draw:frame>
          <draw:frame draw:style-name="gr55" draw:text-style-name="P3" draw:layer="layout" svg:width="0.874cm" svg:height="0.805cm" svg:x="16.811cm" svg:y="5.576cm">
            <draw:text-box>
              <text:p text:style-name="P2"><text:span text:style-name="T1">3</text:span></text:p>
            </draw:text-box>
          </draw:frame>
          <draw:frame draw:style-name="gr56" draw:text-style-name="P3" draw:layer="layout" svg:width="0.841cm" svg:height="0.805cm" svg:x="16.178cm" svg:y="5.576cm">
            <draw:text-box>
              <text:p text:style-name="P2"><text:span text:style-name="T1">4</text:span></text:p>
            </draw:text-box>
          </draw:frame>
          <draw:frame draw:style-name="gr57" draw:text-style-name="P3" draw:layer="layout" svg:width="0.873cm" svg:height="0.805cm" svg:x="15.512cm" svg:y="5.576cm">
            <draw:text-box>
              <text:p text:style-name="P2"><text:span text:style-name="T1">5</text:span></text:p>
            </draw:text-box>
          </draw:frame>
          <draw:frame draw:style-name="gr58" draw:text-style-name="P3" draw:layer="layout" svg:width="0.739cm" svg:height="0.805cm" svg:x="14.929cm" svg:y="5.576cm">
            <draw:text-box>
              <text:p text:style-name="P2"><text:span text:style-name="T1">6</text:span></text:p>
            </draw:text-box>
          </draw:frame>
          <draw:frame draw:style-name="gr59" draw:text-style-name="P3" draw:layer="layout" svg:width="0.874cm" svg:height="0.805cm" svg:x="14.211cm" svg:y="5.576cm">
            <draw:text-box>
              <text:p text:style-name="P2"><text:span text:style-name="T1">7</text:span></text:p>
            </draw:text-box>
          </draw:frame>
          <draw:frame draw:style-name="gr60" draw:text-style-name="P3" draw:layer="layout" svg:width="0.837cm" svg:height="0.805cm" svg:x="13.58cm" svg:y="5.576cm">
            <draw:text-box>
              <text:p text:style-name="P2"><text:span text:style-name="T1">8</text:span></text:p>
            </draw:text-box>
          </draw:frame>
          <draw:frame draw:style-name="gr61" draw:text-style-name="P3" draw:layer="layout" svg:width="0.874cm" svg:height="0.805cm" svg:x="12.911cm" svg:y="5.576cm">
            <draw:text-box>
              <text:p text:style-name="P2"><text:span text:style-name="T1">9</text:span></text:p>
            </draw:text-box>
          </draw:frame>
          <draw:frame draw:style-name="gr62" draw:text-style-name="P3" draw:layer="layout" svg:width="0.933cm" svg:height="0.805cm" svg:x="12.155cm" svg:y="5.576cm">
            <draw:text-box>
              <text:p text:style-name="P2"><text:span text:style-name="T1">10</text:span></text:p>
            </draw:text-box>
          </draw:frame>
          <draw:frame draw:style-name="gr63" draw:text-style-name="P3" draw:layer="layout" svg:width="0.875cm" svg:height="0.805cm" svg:x="11.534cm" svg:y="5.576cm">
            <draw:text-box>
              <text:p text:style-name="P2"><text:span text:style-name="T1">11</text:span></text:p>
            </draw:text-box>
          </draw:frame>
          <draw:frame draw:style-name="gr64" draw:text-style-name="P3" draw:layer="layout" svg:width="0.836cm" svg:height="0.805cm" svg:x="10.904cm" svg:y="5.576cm">
            <draw:text-box>
              <text:p text:style-name="P2"><text:span text:style-name="T1">12</text:span></text:p>
            </draw:text-box>
          </draw:frame>
          <draw:frame draw:style-name="gr65" draw:text-style-name="P3" draw:layer="layout" svg:width="0.873cm" svg:height="0.805cm" svg:x="10.236cm" svg:y="5.576cm">
            <draw:text-box>
              <text:p text:style-name="P2"><text:span text:style-name="T1">13</text:span></text:p>
            </draw:text-box>
          </draw:frame>
          <draw:frame draw:style-name="gr66" draw:text-style-name="P3" draw:layer="layout" svg:width="0.937cm" svg:height="0.805cm" svg:x="9.554cm" svg:y="5.576cm">
            <draw:text-box>
              <text:p text:style-name="P2"><text:span text:style-name="T1">14</text:span></text:p>
            </draw:text-box>
          </draw:frame>
          <draw:frame draw:style-name="gr67" draw:text-style-name="P3" draw:layer="layout" svg:width="0.875cm" svg:height="0.805cm" svg:x="8.935cm" svg:y="5.576cm">
            <draw:text-box>
              <text:p text:style-name="P2"><text:span text:style-name="T1">15</text:span></text:p>
            </draw:text-box>
          </draw:frame>
          <draw:frame draw:style-name="gr68" draw:text-style-name="P3" draw:layer="layout" svg:width="0.834cm" svg:height="0.805cm" svg:x="8.305cm" svg:y="5.576cm">
            <draw:text-box>
              <text:p text:style-name="P2"><text:span text:style-name="T1">16</text:span></text:p>
            </draw:text-box>
          </draw:frame>
          <draw:frame draw:style-name="gr69" draw:text-style-name="P3" draw:layer="layout" svg:width="0.872cm" svg:height="0.805cm" svg:x="7.636cm" svg:y="5.576cm">
            <draw:text-box>
              <text:p text:style-name="P2"><text:span text:style-name="T1">17</text:span></text:p>
            </draw:text-box>
          </draw:frame>
          <draw:frame draw:style-name="gr70" draw:text-style-name="P3" draw:layer="layout" svg:width="0.934cm" svg:height="0.805cm" svg:x="6.955cm" svg:y="5.576cm">
            <draw:text-box>
              <text:p text:style-name="P2"><text:span text:style-name="T1">18</text:span></text:p>
            </draw:text-box>
          </draw:frame>
          <draw:frame draw:style-name="gr71" draw:text-style-name="P3" draw:layer="layout" svg:width="0.874cm" svg:height="0.805cm" svg:x="6.335cm" svg:y="5.576cm">
            <draw:text-box>
              <text:p text:style-name="P2"><text:span text:style-name="T1">19</text:span></text:p>
            </draw:text-box>
          </draw:frame>
          <draw:frame draw:style-name="gr72" draw:text-style-name="P3" draw:layer="layout" svg:width="0.833cm" svg:height="0.805cm" svg:x="5.706cm" svg:y="5.576cm">
            <draw:text-box>
              <text:p text:style-name="P2"><text:span text:style-name="T1">20</text:span></text:p>
            </draw:text-box>
          </draw:frame>
          <draw:frame draw:style-name="gr73" draw:text-style-name="P3" draw:layer="layout" svg:width="0.875cm" svg:height="0.805cm" svg:x="5.035cm" svg:y="5.576cm">
            <draw:text-box>
              <text:p text:style-name="P2"><text:span text:style-name="T1">21</text:span></text:p>
            </draw:text-box>
          </draw:frame>
          <draw:frame draw:style-name="gr74" draw:text-style-name="P3" draw:layer="layout" svg:width="0.929cm" svg:height="0.805cm" svg:x="4.358cm" svg:y="5.576cm">
            <draw:text-box>
              <text:p text:style-name="P2"><text:span text:style-name="T1">22</text:span></text:p>
            </draw:text-box>
          </draw:frame>
          <draw:frame draw:style-name="gr75" draw:text-style-name="P3" draw:layer="layout" svg:width="0.897cm" svg:height="0.805cm" svg:x="3.732cm" svg:y="5.576cm">
            <draw:text-box>
              <text:p text:style-name="P2"><text:span text:style-name="T1">23</text:span></text:p>
            </draw:text-box>
          </draw:frame>
          <draw:frame draw:style-name="gr76" draw:text-style-name="P3" draw:layer="layout" svg:width="0.843cm" svg:height="0.805cm" svg:x="3.155cm" svg:y="5.576cm">
            <draw:text-box>
              <text:p text:style-name="P2"><text:span text:style-name="T1">0</text:span></text:p>
            </draw:text-box>
          </draw:frame>
          <draw:custom-shape draw:style-name="gr77" draw:text-style-name="P1" draw:layer="layout" svg:width="15.631cm" svg:height="1.2cm" svg:x="3.461cm" svg:y="5.05cm">
            <text:p/>
            <draw:enhanced-geometry svg:viewBox="0 0 21600 21600" draw:type="rectangle" draw:enhanced-path="M 0 0 L 21600 0 21600 21600 0 21600 0 0 Z N"/>
          </draw:custom-shape>
          <draw:line draw:style-name="gr78" draw:text-style-name="P1" draw:layer="layout" svg:x1="11.277cm" svg:y1="5.05cm" svg:x2="11.277cm" svg:y2="5.65cm">
            <text:p/>
          </draw:line>
          <draw:line draw:style-name="gr79" draw:text-style-name="P1" draw:layer="layout" svg:x1="11.929cm" svg:y1="5.05cm" svg:x2="11.929cm" svg:y2="5.65cm">
            <text:p/>
          </draw:line>
          <draw:line draw:style-name="gr80" draw:text-style-name="P1" draw:layer="layout" svg:x1="12.58cm" svg:y1="5.05cm" svg:x2="12.58cm" svg:y2="5.65cm">
            <text:p/>
          </draw:line>
          <draw:line draw:style-name="gr81" draw:text-style-name="P1" draw:layer="layout" svg:x1="13.231cm" svg:y1="5.05cm" svg:x2="13.231cm" svg:y2="5.65cm">
            <text:p/>
          </draw:line>
          <draw:line draw:style-name="gr82" draw:text-style-name="P1" draw:layer="layout" svg:x1="13.882cm" svg:y1="5.05cm" svg:x2="13.882cm" svg:y2="5.65cm">
            <text:p/>
          </draw:line>
          <draw:line draw:style-name="gr83" draw:text-style-name="P1" draw:layer="layout" svg:x1="14.534cm" svg:y1="5.05cm" svg:x2="14.534cm" svg:y2="5.65cm">
            <text:p/>
          </draw:line>
          <draw:line draw:style-name="gr84" draw:text-style-name="P1" draw:layer="layout" svg:x1="15.185cm" svg:y1="5.05cm" svg:x2="15.185cm" svg:y2="5.65cm">
            <text:p/>
          </draw:line>
          <draw:line draw:style-name="gr85" draw:text-style-name="P1" draw:layer="layout" svg:x1="15.837cm" svg:y1="5.05cm" svg:x2="15.837cm" svg:y2="5.65cm">
            <text:p/>
          </draw:line>
          <draw:line draw:style-name="gr86" draw:text-style-name="P1" draw:layer="layout" svg:x1="16.488cm" svg:y1="5.05cm" svg:x2="16.488cm" svg:y2="5.65cm">
            <text:p/>
          </draw:line>
          <draw:line draw:style-name="gr87" draw:text-style-name="P1" draw:layer="layout" svg:x1="17.139cm" svg:y1="5.05cm" svg:x2="17.139cm" svg:y2="5.65cm">
            <text:p/>
          </draw:line>
          <draw:line draw:style-name="gr88" draw:text-style-name="P1" draw:layer="layout" svg:x1="17.79cm" svg:y1="5.05cm" svg:x2="17.79cm" svg:y2="5.65cm">
            <text:p/>
          </draw:line>
          <draw:line draw:style-name="gr89" draw:text-style-name="P1" draw:layer="layout" svg:x1="18.442cm" svg:y1="5.05cm" svg:x2="18.442cm" svg:y2="5.65cm">
            <text:p/>
          </draw:line>
          <draw:line draw:style-name="gr90" draw:text-style-name="P1" draw:layer="layout" svg:x1="19.092cm" svg:y1="5.05cm" svg:x2="19.092cm" svg:y2="5.65cm">
            <text:p/>
          </draw:line>
          <draw:line draw:style-name="gr91" draw:text-style-name="P1" draw:layer="layout" svg:x1="3.462cm" svg:y1="5.05cm" svg:x2="3.462cm" svg:y2="5.65cm">
            <text:p/>
          </draw:line>
          <draw:line draw:style-name="gr92" draw:text-style-name="P1" draw:layer="layout" svg:x1="4.114cm" svg:y1="5.05cm" svg:x2="4.114cm" svg:y2="5.65cm">
            <text:p/>
          </draw:line>
          <draw:line draw:style-name="gr93" draw:text-style-name="P1" draw:layer="layout" svg:x1="4.765cm" svg:y1="5.05cm" svg:x2="4.765cm" svg:y2="5.65cm">
            <text:p/>
          </draw:line>
          <draw:line draw:style-name="gr94" draw:text-style-name="P1" draw:layer="layout" svg:x1="5.416cm" svg:y1="5.05cm" svg:x2="5.416cm" svg:y2="5.65cm">
            <text:p/>
          </draw:line>
          <draw:line draw:style-name="gr95" draw:text-style-name="P1" draw:layer="layout" svg:x1="6.067cm" svg:y1="5.05cm" svg:x2="6.067cm" svg:y2="5.65cm">
            <text:p/>
          </draw:line>
          <draw:line draw:style-name="gr96" draw:text-style-name="P1" draw:layer="layout" svg:x1="6.719cm" svg:y1="5.05cm" svg:x2="6.719cm" svg:y2="5.65cm">
            <text:p/>
          </draw:line>
          <draw:line draw:style-name="gr97" draw:text-style-name="P1" draw:layer="layout" svg:x1="7.37cm" svg:y1="5.05cm" svg:x2="7.37cm" svg:y2="5.65cm">
            <text:p/>
          </draw:line>
          <draw:line draw:style-name="gr98" draw:text-style-name="P1" draw:layer="layout" svg:x1="8.022cm" svg:y1="5.05cm" svg:x2="8.022cm" svg:y2="5.65cm">
            <text:p/>
          </draw:line>
          <draw:line draw:style-name="gr99" draw:text-style-name="P1" draw:layer="layout" svg:x1="8.673cm" svg:y1="5.05cm" svg:x2="8.673cm" svg:y2="5.65cm">
            <text:p/>
          </draw:line>
          <draw:line draw:style-name="gr100" draw:text-style-name="P1" draw:layer="layout" svg:x1="9.324cm" svg:y1="5.05cm" svg:x2="9.324cm" svg:y2="5.65cm">
            <text:p/>
          </draw:line>
          <draw:line draw:style-name="gr101" draw:text-style-name="P1" draw:layer="layout" svg:x1="9.975cm" svg:y1="5.05cm" svg:x2="9.975cm" svg:y2="5.65cm">
            <text:p/>
          </draw:line>
          <draw:line draw:style-name="gr102" draw:text-style-name="P1" draw:layer="layout" svg:x1="10.627cm" svg:y1="5.05cm" svg:x2="10.627cm" svg:y2="5.65cm">
            <text:p/>
          </draw:line>
          <draw:frame draw:style-name="gr103" draw:text-style-name="P4" draw:layer="layout" svg:width="0.769cm" svg:height="0.936cm" svg:x="10.901cm" svg:y="4.979cm">
            <draw:text-box>
              <text:p><text:span text:style-name="T2">N</text:span></text:p>
            </draw:text-box>
          </draw:frame>
          <draw:frame draw:style-name="gr104" draw:text-style-name="P4" draw:layer="layout" svg:width="0.748cm" svg:height="0.936cm" svg:x="8.94cm" svg:y="4.979cm">
            <draw:text-box>
              <text:p><text:span text:style-name="T2">E</text:span></text:p>
            </draw:text-box>
          </draw:frame>
          <draw:frame draw:style-name="gr105" draw:text-style-name="P4" draw:layer="layout" svg:width="0.87cm" svg:height="0.936cm" svg:x="12.821cm" svg:y="4.979cm">
            <draw:text-box>
              <text:p><text:span text:style-name="T2">W</text:span></text:p>
            </draw:text-box>
          </draw:frame>
          <draw:frame draw:style-name="gr104" draw:text-style-name="P4" draw:layer="layout" svg:width="0.748cm" svg:height="0.936cm" svg:x="3.102cm" svg:y="4.979cm">
            <draw:text-box>
              <text:p><text:span text:style-name="T2">S</text:span></text:p>
            </draw:text-box>
          </draw:frame>
          <draw:frame draw:style-name="gr104" draw:text-style-name="P4" draw:layer="layout" svg:width="0.748cm" svg:height="0.936cm" svg:x="18.721cm" svg:y="4.979cm">
            <draw:text-box>
              <text:p><text:span text:style-name="T2">S</text:span></text:p>
            </draw:text-box>
          </draw:frame>
        </draw:g>
        <draw:g>
          <draw:custom-shape draw:style-name="gr106" draw:text-style-name="P1" draw:layer="layout" svg:width="15.63cm" svg:height="1.582cm" svg:x="3.493cm" svg:y="3.1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7" draw:text-style-name="P1" draw:layer="layout" svg:x1="3.493cm" svg:y1="4.115cm" svg:x2="3.493cm" svg:y2="4.751cm">
            <text:p/>
          </draw:line>
          <draw:line draw:style-name="gr108" draw:text-style-name="P1" draw:layer="layout" svg:x1="4.796cm" svg:y1="4.115cm" svg:x2="4.796cm" svg:y2="4.751cm">
            <text:p/>
          </draw:line>
          <draw:line draw:style-name="gr109" draw:text-style-name="P1" draw:layer="layout" svg:x1="6.098cm" svg:y1="4.115cm" svg:x2="6.098cm" svg:y2="4.751cm">
            <text:p/>
          </draw:line>
          <draw:line draw:style-name="gr110" draw:text-style-name="P1" draw:layer="layout" svg:x1="7.402cm" svg:y1="4.115cm" svg:x2="7.402cm" svg:y2="4.751cm">
            <text:p/>
          </draw:line>
          <draw:line draw:style-name="gr111" draw:text-style-name="P1" draw:layer="layout" svg:x1="8.704cm" svg:y1="4.115cm" svg:x2="8.704cm" svg:y2="4.751cm">
            <text:p/>
          </draw:line>
          <draw:line draw:style-name="gr112" draw:text-style-name="P1" draw:layer="layout" svg:x1="10.007cm" svg:y1="4.115cm" svg:x2="10.007cm" svg:y2="4.751cm">
            <text:p/>
          </draw:line>
          <draw:line draw:style-name="gr113" draw:text-style-name="P1" draw:layer="layout" svg:x1="11.309cm" svg:y1="4.115cm" svg:x2="11.309cm" svg:y2="4.751cm">
            <text:p/>
          </draw:line>
          <draw:line draw:style-name="gr114" draw:text-style-name="P1" draw:layer="layout" svg:x1="12.612cm" svg:y1="4.115cm" svg:x2="12.612cm" svg:y2="4.751cm">
            <text:p/>
          </draw:line>
          <draw:line draw:style-name="gr115" draw:text-style-name="P1" draw:layer="layout" svg:x1="13.914cm" svg:y1="4.115cm" svg:x2="13.914cm" svg:y2="4.751cm">
            <text:p/>
          </draw:line>
          <draw:line draw:style-name="gr116" draw:text-style-name="P1" draw:layer="layout" svg:x1="15.218cm" svg:y1="4.115cm" svg:x2="15.218cm" svg:y2="4.751cm">
            <text:p/>
          </draw:line>
          <draw:line draw:style-name="gr117" draw:text-style-name="P1" draw:layer="layout" svg:x1="16.52cm" svg:y1="4.115cm" svg:x2="16.52cm" svg:y2="4.751cm">
            <text:p/>
          </draw:line>
          <draw:line draw:style-name="gr118" draw:text-style-name="P1" draw:layer="layout" svg:x1="17.823cm" svg:y1="4.115cm" svg:x2="17.823cm" svg:y2="4.751cm">
            <text:p/>
          </draw:line>
          <draw:line draw:style-name="gr119" draw:text-style-name="P1" draw:layer="layout" svg:x1="19.123cm" svg:y1="4.115cm" svg:x2="19.123cm" svg:y2="4.751cm">
            <text:p/>
          </draw:line>
          <draw:line draw:style-name="gr120" draw:text-style-name="P1" draw:layer="layout" svg:x1="8.703cm" svg:y1="4.353cm" svg:x2="8.703cm" svg:y2="4.753cm">
            <text:p/>
          </draw:line>
          <draw:line draw:style-name="gr121" draw:text-style-name="P1" draw:layer="layout" svg:x1="9.137cm" svg:y1="4.353cm" svg:x2="9.137cm" svg:y2="4.753cm">
            <text:p/>
          </draw:line>
          <draw:line draw:style-name="gr122" draw:text-style-name="P1" draw:layer="layout" svg:x1="9.571cm" svg:y1="4.353cm" svg:x2="9.571cm" svg:y2="4.753cm">
            <text:p/>
          </draw:line>
          <draw:line draw:style-name="gr123" draw:text-style-name="P1" draw:layer="layout" svg:x1="10.006cm" svg:y1="4.353cm" svg:x2="10.006cm" svg:y2="4.753cm">
            <text:p/>
          </draw:line>
          <draw:line draw:style-name="gr124" draw:text-style-name="P1" draw:layer="layout" svg:x1="10.44cm" svg:y1="4.353cm" svg:x2="10.44cm" svg:y2="4.753cm">
            <text:p/>
          </draw:line>
          <draw:line draw:style-name="gr125" draw:text-style-name="P1" draw:layer="layout" svg:x1="10.874cm" svg:y1="4.353cm" svg:x2="10.874cm" svg:y2="4.753cm">
            <text:p/>
          </draw:line>
          <draw:line draw:style-name="gr126" draw:text-style-name="P1" draw:layer="layout" svg:x1="11.308cm" svg:y1="4.353cm" svg:x2="11.308cm" svg:y2="4.753cm">
            <text:p/>
          </draw:line>
          <draw:line draw:style-name="gr127" draw:text-style-name="P1" draw:layer="layout" svg:x1="11.743cm" svg:y1="4.353cm" svg:x2="11.743cm" svg:y2="4.753cm">
            <text:p/>
          </draw:line>
          <draw:line draw:style-name="gr128" draw:text-style-name="P1" draw:layer="layout" svg:x1="12.177cm" svg:y1="4.353cm" svg:x2="12.177cm" svg:y2="4.753cm">
            <text:p/>
          </draw:line>
          <draw:line draw:style-name="gr129" draw:text-style-name="P1" draw:layer="layout" svg:x1="12.611cm" svg:y1="4.353cm" svg:x2="12.611cm" svg:y2="4.753cm">
            <text:p/>
          </draw:line>
          <draw:line draw:style-name="gr130" draw:text-style-name="P1" draw:layer="layout" svg:x1="13.045cm" svg:y1="4.353cm" svg:x2="13.045cm" svg:y2="4.753cm">
            <text:p/>
          </draw:line>
          <draw:line draw:style-name="gr131" draw:text-style-name="P1" draw:layer="layout" svg:x1="13.48cm" svg:y1="4.353cm" svg:x2="13.48cm" svg:y2="4.753cm">
            <text:p/>
          </draw:line>
          <draw:line draw:style-name="gr132" draw:text-style-name="P1" draw:layer="layout" svg:x1="13.913cm" svg:y1="4.353cm" svg:x2="13.913cm" svg:y2="4.753cm">
            <text:p/>
          </draw:line>
          <draw:line draw:style-name="gr133" draw:text-style-name="P1" draw:layer="layout" svg:x1="14.347cm" svg:y1="4.353cm" svg:x2="14.347cm" svg:y2="4.753cm">
            <text:p/>
          </draw:line>
          <draw:line draw:style-name="gr134" draw:text-style-name="P1" draw:layer="layout" svg:x1="14.781cm" svg:y1="4.353cm" svg:x2="14.781cm" svg:y2="4.753cm">
            <text:p/>
          </draw:line>
          <draw:line draw:style-name="gr135" draw:text-style-name="P1" draw:layer="layout" svg:x1="15.216cm" svg:y1="4.353cm" svg:x2="15.216cm" svg:y2="4.753cm">
            <text:p/>
          </draw:line>
          <draw:line draw:style-name="gr136" draw:text-style-name="P1" draw:layer="layout" svg:x1="15.65cm" svg:y1="4.353cm" svg:x2="15.65cm" svg:y2="4.753cm">
            <text:p/>
          </draw:line>
          <draw:line draw:style-name="gr137" draw:text-style-name="P1" draw:layer="layout" svg:x1="16.084cm" svg:y1="4.353cm" svg:x2="16.084cm" svg:y2="4.753cm">
            <text:p/>
          </draw:line>
          <draw:line draw:style-name="gr138" draw:text-style-name="P1" draw:layer="layout" svg:x1="16.518cm" svg:y1="4.353cm" svg:x2="16.518cm" svg:y2="4.753cm">
            <text:p/>
          </draw:line>
          <draw:line draw:style-name="gr139" draw:text-style-name="P1" draw:layer="layout" svg:x1="16.953cm" svg:y1="4.353cm" svg:x2="16.953cm" svg:y2="4.753cm">
            <text:p/>
          </draw:line>
          <draw:line draw:style-name="gr140" draw:text-style-name="P1" draw:layer="layout" svg:x1="17.387cm" svg:y1="4.353cm" svg:x2="17.387cm" svg:y2="4.753cm">
            <text:p/>
          </draw:line>
          <draw:line draw:style-name="gr141" draw:text-style-name="P1" draw:layer="layout" svg:x1="17.821cm" svg:y1="4.353cm" svg:x2="17.821cm" svg:y2="4.753cm">
            <text:p/>
          </draw:line>
          <draw:line draw:style-name="gr142" draw:text-style-name="P1" draw:layer="layout" svg:x1="18.255cm" svg:y1="4.353cm" svg:x2="18.255cm" svg:y2="4.753cm">
            <text:p/>
          </draw:line>
          <draw:line draw:style-name="gr143" draw:text-style-name="P1" draw:layer="layout" svg:x1="18.69cm" svg:y1="4.353cm" svg:x2="18.69cm" svg:y2="4.753cm">
            <text:p/>
          </draw:line>
          <draw:line draw:style-name="gr144" draw:text-style-name="P1" draw:layer="layout" svg:x1="19.123cm" svg:y1="4.353cm" svg:x2="19.123cm" svg:y2="4.753cm">
            <text:p/>
          </draw:line>
          <draw:line draw:style-name="gr145" draw:text-style-name="P1" draw:layer="layout" svg:x1="3.493cm" svg:y1="4.353cm" svg:x2="3.493cm" svg:y2="4.753cm">
            <text:p/>
          </draw:line>
          <draw:line draw:style-name="gr146" draw:text-style-name="P1" draw:layer="layout" svg:x1="3.927cm" svg:y1="4.353cm" svg:x2="3.927cm" svg:y2="4.753cm">
            <text:p/>
          </draw:line>
          <draw:line draw:style-name="gr147" draw:text-style-name="P1" draw:layer="layout" svg:x1="4.361cm" svg:y1="4.353cm" svg:x2="4.361cm" svg:y2="4.753cm">
            <text:p/>
          </draw:line>
          <draw:line draw:style-name="gr148" draw:text-style-name="P1" draw:layer="layout" svg:x1="4.796cm" svg:y1="4.353cm" svg:x2="4.796cm" svg:y2="4.753cm">
            <text:p/>
          </draw:line>
          <draw:line draw:style-name="gr149" draw:text-style-name="P1" draw:layer="layout" svg:x1="5.23cm" svg:y1="4.353cm" svg:x2="5.23cm" svg:y2="4.753cm">
            <text:p/>
          </draw:line>
          <draw:line draw:style-name="gr150" draw:text-style-name="P1" draw:layer="layout" svg:x1="5.664cm" svg:y1="4.353cm" svg:x2="5.664cm" svg:y2="4.753cm">
            <text:p/>
          </draw:line>
          <draw:line draw:style-name="gr151" draw:text-style-name="P1" draw:layer="layout" svg:x1="6.098cm" svg:y1="4.353cm" svg:x2="6.098cm" svg:y2="4.753cm">
            <text:p/>
          </draw:line>
          <draw:line draw:style-name="gr152" draw:text-style-name="P1" draw:layer="layout" svg:x1="6.533cm" svg:y1="4.353cm" svg:x2="6.533cm" svg:y2="4.753cm">
            <text:p/>
          </draw:line>
          <draw:line draw:style-name="gr153" draw:text-style-name="P1" draw:layer="layout" svg:x1="6.967cm" svg:y1="4.353cm" svg:x2="6.967cm" svg:y2="4.753cm">
            <text:p/>
          </draw:line>
          <draw:line draw:style-name="gr154" draw:text-style-name="P1" draw:layer="layout" svg:x1="7.401cm" svg:y1="4.353cm" svg:x2="7.401cm" svg:y2="4.753cm">
            <text:p/>
          </draw:line>
          <draw:line draw:style-name="gr155" draw:text-style-name="P1" draw:layer="layout" svg:x1="7.835cm" svg:y1="4.353cm" svg:x2="7.835cm" svg:y2="4.753cm">
            <text:p/>
          </draw:line>
          <draw:line draw:style-name="gr156" draw:text-style-name="P1" draw:layer="layout" svg:x1="8.27cm" svg:y1="4.353cm" svg:x2="8.27cm" svg:y2="4.753cm">
            <text:p/>
          </draw:line>
          <draw:frame draw:style-name="gr157" draw:text-style-name="P5" draw:layer="layout" svg:width="0.837cm" svg:height="0.45cm" svg:x="3.605cm" svg:y="4.034cm">
            <draw:text-box>
              <text:p text:style-name="P2"><text:span text:style-name="T3">10</text:span></text:p>
            </draw:text-box>
          </draw:frame>
          <draw:frame draw:style-name="gr158" draw:text-style-name="P5" draw:layer="layout" svg:width="0.868cm" svg:height="0.45cm" svg:x="4.038cm" svg:y="4.034cm">
            <draw:text-box>
              <text:p text:style-name="P2"><text:span text:style-name="T3">20</text:span></text:p>
            </draw:text-box>
          </draw:frame>
          <draw:frame draw:style-name="gr159" draw:text-style-name="P5" draw:layer="layout" svg:width="0.736cm" svg:height="0.45cm" svg:x="4.906cm" svg:y="4.034cm">
            <draw:text-box>
              <text:p text:style-name="P2"><text:span text:style-name="T3">10</text:span></text:p>
            </draw:text-box>
          </draw:frame>
          <draw:frame draw:style-name="gr160" draw:text-style-name="P5" draw:layer="layout" svg:width="0.867cm" svg:height="0.45cm" svg:x="5.34cm" svg:y="4.034cm">
            <draw:text-box>
              <text:p text:style-name="P2"><text:span text:style-name="T3">20</text:span></text:p>
            </draw:text-box>
          </draw:frame>
          <draw:frame draw:style-name="gr161" draw:text-style-name="P5" draw:layer="layout" svg:width="0.835cm" svg:height="0.45cm" svg:x="6.207cm" svg:y="4.034cm">
            <draw:text-box>
              <text:p text:style-name="P2"><text:span text:style-name="T3">10</text:span></text:p>
            </draw:text-box>
          </draw:frame>
          <draw:frame draw:style-name="gr162" draw:text-style-name="P5" draw:layer="layout" svg:width="0.867cm" svg:height="0.45cm" svg:x="6.641cm" svg:y="4.034cm">
            <draw:text-box>
              <text:p text:style-name="P2"><text:span text:style-name="T3">20</text:span></text:p>
            </draw:text-box>
          </draw:frame>
          <draw:frame draw:style-name="gr163" draw:text-style-name="P5" draw:layer="layout" svg:width="0.734cm" svg:height="0.45cm" svg:x="7.508cm" svg:y="4.034cm">
            <draw:text-box>
              <text:p text:style-name="P2"><text:span text:style-name="T3">10</text:span></text:p>
            </draw:text-box>
          </draw:frame>
          <draw:frame draw:style-name="gr164" draw:text-style-name="P5" draw:layer="layout" svg:width="0.868cm" svg:height="0.45cm" svg:x="7.942cm" svg:y="4.034cm">
            <draw:text-box>
              <text:p text:style-name="P2"><text:span text:style-name="T3">20</text:span></text:p>
            </draw:text-box>
          </draw:frame>
          <draw:frame draw:style-name="gr165" draw:text-style-name="P5" draw:layer="layout" svg:width="0.832cm" svg:height="0.523cm" svg:x="8.81cm" svg:y="4.034cm">
            <draw:text-box>
              <text:p text:style-name="P2"><text:span text:style-name="T3">10</text:span></text:p>
            </draw:text-box>
          </draw:frame>
          <draw:frame draw:style-name="gr166" draw:text-style-name="P5" draw:layer="layout" svg:width="0.866cm" svg:height="0.45cm" svg:x="9.244cm" svg:y="4.034cm">
            <draw:text-box>
              <text:p text:style-name="P2"><text:span text:style-name="T3">20</text:span></text:p>
            </draw:text-box>
          </draw:frame>
          <draw:frame draw:style-name="gr167" draw:text-style-name="P5" draw:layer="layout" svg:width="0.732cm" svg:height="0.45cm" svg:x="10.11cm" svg:y="4.034cm">
            <draw:text-box>
              <text:p text:style-name="P2"><text:span text:style-name="T3">10</text:span></text:p>
            </draw:text-box>
          </draw:frame>
          <draw:frame draw:style-name="gr168" draw:text-style-name="P5" draw:layer="layout" svg:width="0.869cm" svg:height="0.45cm" svg:x="10.544cm" svg:y="4.034cm">
            <draw:text-box>
              <text:p text:style-name="P2"><text:span text:style-name="T3">20</text:span></text:p>
            </draw:text-box>
          </draw:frame>
          <draw:frame draw:style-name="gr169" draw:text-style-name="P5" draw:layer="layout" svg:width="0.829cm" svg:height="0.45cm" svg:x="11.413cm" svg:y="4.034cm">
            <draw:text-box>
              <text:p text:style-name="P2"><text:span text:style-name="T3">10</text:span></text:p>
            </draw:text-box>
          </draw:frame>
          <draw:frame draw:style-name="gr170" draw:text-style-name="P5" draw:layer="layout" svg:width="0.867cm" svg:height="0.45cm" svg:x="11.846cm" svg:y="4.034cm">
            <draw:text-box>
              <text:p text:style-name="P2"><text:span text:style-name="T3">20</text:span></text:p>
            </draw:text-box>
          </draw:frame>
          <draw:frame draw:style-name="gr171" draw:text-style-name="P5" draw:layer="layout" svg:width="0.929cm" svg:height="0.45cm" svg:x="12.713cm" svg:y="4.034cm">
            <draw:text-box>
              <text:p text:style-name="P2"><text:span text:style-name="T3">10</text:span></text:p>
            </draw:text-box>
          </draw:frame>
          <draw:frame draw:style-name="gr172" draw:text-style-name="P5" draw:layer="layout" svg:width="0.868cm" svg:height="0.45cm" svg:x="13.146cm" svg:y="4.034cm">
            <draw:text-box>
              <text:p text:style-name="P2"><text:span text:style-name="T3">20</text:span></text:p>
            </draw:text-box>
          </draw:frame>
          <draw:frame draw:style-name="gr173" draw:text-style-name="P5" draw:layer="layout" svg:width="0.828cm" svg:height="0.45cm" svg:x="14.014cm" svg:y="4.034cm">
            <draw:text-box>
              <text:p text:style-name="P2"><text:span text:style-name="T3">10</text:span></text:p>
            </draw:text-box>
          </draw:frame>
          <draw:frame draw:style-name="gr174" draw:text-style-name="P5" draw:layer="layout" svg:width="0.866cm" svg:height="0.45cm" svg:x="14.448cm" svg:y="4.034cm">
            <draw:text-box>
              <text:p text:style-name="P2"><text:span text:style-name="T3">20</text:span></text:p>
            </draw:text-box>
          </draw:frame>
          <draw:frame draw:style-name="gr175" draw:text-style-name="P5" draw:layer="layout" svg:width="0.928cm" svg:height="0.45cm" svg:x="15.314cm" svg:y="4.034cm">
            <draw:text-box>
              <text:p text:style-name="P2"><text:span text:style-name="T3">10</text:span></text:p>
            </draw:text-box>
          </draw:frame>
          <draw:frame draw:style-name="gr176" draw:text-style-name="P5" draw:layer="layout" svg:width="0.867cm" svg:height="0.45cm" svg:x="15.749cm" svg:y="4.034cm">
            <draw:text-box>
              <text:p text:style-name="P2"><text:span text:style-name="T3">20</text:span></text:p>
            </draw:text-box>
          </draw:frame>
          <draw:frame draw:style-name="gr177" draw:text-style-name="P5" draw:layer="layout" svg:width="0.826cm" svg:height="0.45cm" svg:x="16.616cm" svg:y="4.034cm">
            <draw:text-box>
              <text:p text:style-name="P2"><text:span text:style-name="T3">10</text:span></text:p>
            </draw:text-box>
          </draw:frame>
          <draw:frame draw:style-name="gr178" draw:text-style-name="P5" draw:layer="layout" svg:width="0.868cm" svg:height="0.45cm" svg:x="17.05cm" svg:y="4.034cm">
            <draw:text-box>
              <text:p text:style-name="P2"><text:span text:style-name="T3">20</text:span></text:p>
            </draw:text-box>
          </draw:frame>
          <draw:frame draw:style-name="gr179" draw:text-style-name="P5" draw:layer="layout" svg:width="0.924cm" svg:height="0.45cm" svg:x="17.918cm" svg:y="4.034cm">
            <draw:text-box>
              <text:p text:style-name="P2"><text:span text:style-name="T3">10</text:span></text:p>
            </draw:text-box>
          </draw:frame>
          <draw:frame draw:style-name="gr180" draw:text-style-name="P5" draw:layer="layout" svg:width="0.891cm" svg:height="0.45cm" svg:x="18.351cm" svg:y="4.034cm">
            <draw:text-box>
              <text:p text:style-name="P2"><text:span text:style-name="T3">20</text:span></text:p>
            </draw:text-box>
          </draw:frame>
          <draw:frame draw:style-name="gr181" draw:text-style-name="P6" draw:layer="layout" svg:width="1.353cm" svg:height="0.964cm" svg:x="3.723cm" svg:y="3.687cm">
            <draw:text-box>
              <text:p text:style-name="P2"><text:span text:style-name="T4">Jan.</text:span></text:p>
            </draw:text-box>
          </draw:frame>
          <draw:frame draw:style-name="gr182" draw:text-style-name="P6" draw:layer="layout" svg:width="1.406cm" svg:height="0.964cm" svg:x="4.999cm" svg:y="3.687cm">
            <draw:text-box>
              <text:p text:style-name="P2"><text:span text:style-name="T4">Feb.</text:span></text:p>
            </draw:text-box>
          </draw:frame>
          <draw:frame draw:style-name="gr183" draw:text-style-name="P6" draw:layer="layout" svg:width="1.382cm" svg:height="0.964cm" svg:x="6.316cm" svg:y="3.687cm">
            <draw:text-box>
              <text:p text:style-name="P2"><text:span text:style-name="T4">Mar.</text:span></text:p>
            </draw:text-box>
          </draw:frame>
          <draw:frame draw:style-name="gr184" draw:text-style-name="P6" draw:layer="layout" svg:width="1.299cm" svg:height="0.964cm" svg:x="7.662cm" svg:y="3.687cm">
            <draw:text-box>
              <text:p text:style-name="P2"><text:span text:style-name="T4">Apr.</text:span></text:p>
            </draw:text-box>
          </draw:frame>
          <draw:frame draw:style-name="gr185" draw:text-style-name="P6" draw:layer="layout" svg:width="1.449cm" svg:height="0.964cm" svg:x="8.892cm" svg:y="3.687cm">
            <draw:text-box>
              <text:p text:style-name="P2"><text:span text:style-name="T4">May.</text:span></text:p>
            </draw:text-box>
          </draw:frame>
          <draw:frame draw:style-name="gr186" draw:text-style-name="P6" draw:layer="layout" svg:width="1.353cm" svg:height="0.964cm" svg:x="10.243cm" svg:y="3.687cm">
            <draw:text-box>
              <text:p text:style-name="P2"><text:span text:style-name="T4">Jun.</text:span></text:p>
            </draw:text-box>
          </draw:frame>
          <draw:frame draw:style-name="gr187" draw:text-style-name="P6" draw:layer="layout" svg:width="1.182cm" svg:height="0.964cm" svg:x="11.633cm" svg:y="3.687cm">
            <draw:text-box>
              <text:p text:style-name="P2"><text:span text:style-name="T4">Jul.</text:span></text:p>
            </draw:text-box>
          </draw:frame>
          <draw:frame draw:style-name="gr188" draw:text-style-name="P6" draw:layer="layout" svg:width="1.437cm" svg:height="0.964cm" svg:x="12.809cm" svg:y="3.687cm">
            <draw:text-box>
              <text:p text:style-name="P2"><text:span text:style-name="T4">Aug.</text:span></text:p>
            </draw:text-box>
          </draw:frame>
          <draw:frame draw:style-name="gr189" draw:text-style-name="P6" draw:layer="layout" svg:width="1.435cm" svg:height="0.964cm" svg:x="14.115cm" svg:y="3.687cm">
            <draw:text-box>
              <text:p text:style-name="P2"><text:span text:style-name="T4">Sep.</text:span></text:p>
            </draw:text-box>
          </draw:frame>
          <draw:frame draw:style-name="gr190" draw:text-style-name="P6" draw:layer="layout" svg:width="1.328cm" svg:height="0.964cm" svg:x="15.473cm" svg:y="3.687cm">
            <draw:text-box>
              <text:p text:style-name="P2"><text:span text:style-name="T4">Oct.</text:span></text:p>
            </draw:text-box>
          </draw:frame>
          <draw:frame draw:style-name="gr191" draw:text-style-name="P6" draw:layer="layout" svg:width="1.399cm" svg:height="0.964cm" svg:x="16.741cm" svg:y="3.687cm">
            <draw:text-box>
              <text:p text:style-name="P2"><text:span text:style-name="T4">Nov.</text:span></text:p>
            </draw:text-box>
          </draw:frame>
          <draw:frame draw:style-name="gr192" draw:text-style-name="P6" draw:layer="layout" svg:width="1.437cm" svg:height="0.964cm" svg:x="18.026cm" svg:y="3.687cm">
            <draw:text-box>
              <text:p text:style-name="P2"><text:span text:style-name="T4">Dec.</text:span></text:p>
            </draw:text-box>
          </draw:frame>
          <draw:frame draw:style-name="gr193" draw:text-style-name="P7" draw:layer="layout" svg:width="7cm" svg:height="0.493cm" svg:x="3.925cm" svg:y="3.169cm">
            <draw:text-box>
              <text:p><text:span text:style-name="T5">Designed by satakagi, <text:s/>na-sekiguchi</text:span><text:span text:style-name="T5">　　</text:span><text:span text:style-name="T5">Planisphere:hoshifuru.jp</text:span></text:p>
            </draw:text-box>
          </draw:frame>
          <draw:frame draw:style-name="gr194" draw:text-style-name="P9" draw:layer="layout" svg:width="7.2cm" svg:height="0.675cm" svg:x="11.4cm" svg:y="3.169cm">
            <draw:text-box>
              <text:p text:style-name="P8"><text:span text:style-name="T6">・太陽光や強い光の下での使用・保管・放置は絶対にしないでください</text:span></text:p>
              <text:p text:style-name="P8"><text:span text:style-name="T6">・太陽光や強い光を、レンズを通して直接見ることは絶対にしないでください</text:span></text:p>
            </draw:text-box>
          </draw:frame>
          <draw:frame draw:style-name="gr194" draw:text-style-name="P9" draw:layer="layout" svg:width="0.96cm" svg:height="0.463cm" svg:x="10.925cm" svg:y="3.27cm">
            <draw:text-box>
              <text:p text:style-name="P8"><text:span text:style-name="T6">注意</text:span></text:p>
            </draw:text-box>
          </draw:frame>
        </draw:g>
        <draw:g>
          <draw:frame draw:style-name="gr195" draw:text-style-name="P3" draw:layer="layout" svg:width="0.843cm" svg:height="0.805cm" svg:x="18.755cm" svg:y="8.976cm">
            <draw:text-box>
              <text:p text:style-name="P2"><text:span text:style-name="T1">0</text:span></text:p>
            </draw:text-box>
          </draw:frame>
          <draw:frame draw:style-name="gr196" draw:text-style-name="P3" draw:layer="layout" svg:width="0.872cm" svg:height="0.805cm" svg:x="18.113cm" svg:y="8.976cm">
            <draw:text-box>
              <text:p text:style-name="P2"><text:span text:style-name="T1">1</text:span></text:p>
            </draw:text-box>
          </draw:frame>
          <draw:frame draw:style-name="gr197" draw:text-style-name="P3" draw:layer="layout" svg:width="0.742cm" svg:height="0.805cm" svg:x="17.528cm" svg:y="8.976cm">
            <draw:text-box>
              <text:p text:style-name="P2"><text:span text:style-name="T1">2</text:span></text:p>
            </draw:text-box>
          </draw:frame>
          <draw:frame draw:style-name="gr198" draw:text-style-name="P3" draw:layer="layout" svg:width="0.874cm" svg:height="0.805cm" svg:x="16.812cm" svg:y="8.976cm">
            <draw:text-box>
              <text:p text:style-name="P2"><text:span text:style-name="T1">3</text:span></text:p>
            </draw:text-box>
          </draw:frame>
          <draw:frame draw:style-name="gr199" draw:text-style-name="P3" draw:layer="layout" svg:width="0.841cm" svg:height="0.805cm" svg:x="16.179cm" svg:y="8.976cm">
            <draw:text-box>
              <text:p text:style-name="P2"><text:span text:style-name="T1">4</text:span></text:p>
            </draw:text-box>
          </draw:frame>
          <draw:frame draw:style-name="gr200" draw:text-style-name="P3" draw:layer="layout" svg:width="0.873cm" svg:height="0.805cm" svg:x="15.513cm" svg:y="8.976cm">
            <draw:text-box>
              <text:p text:style-name="P2"><text:span text:style-name="T1">5</text:span></text:p>
            </draw:text-box>
          </draw:frame>
          <draw:frame draw:style-name="gr201" draw:text-style-name="P3" draw:layer="layout" svg:width="0.739cm" svg:height="0.805cm" svg:x="14.93cm" svg:y="8.976cm">
            <draw:text-box>
              <text:p text:style-name="P2"><text:span text:style-name="T1">6</text:span></text:p>
            </draw:text-box>
          </draw:frame>
          <draw:frame draw:style-name="gr202" draw:text-style-name="P3" draw:layer="layout" svg:width="0.874cm" svg:height="0.805cm" svg:x="14.212cm" svg:y="8.976cm">
            <draw:text-box>
              <text:p text:style-name="P2"><text:span text:style-name="T1">7</text:span></text:p>
            </draw:text-box>
          </draw:frame>
          <draw:frame draw:style-name="gr203" draw:text-style-name="P3" draw:layer="layout" svg:width="0.837cm" svg:height="0.805cm" svg:x="13.581cm" svg:y="8.976cm">
            <draw:text-box>
              <text:p text:style-name="P2"><text:span text:style-name="T1">8</text:span></text:p>
            </draw:text-box>
          </draw:frame>
          <draw:frame draw:style-name="gr204" draw:text-style-name="P3" draw:layer="layout" svg:width="0.874cm" svg:height="0.805cm" svg:x="12.912cm" svg:y="8.976cm">
            <draw:text-box>
              <text:p text:style-name="P2"><text:span text:style-name="T1">9</text:span></text:p>
            </draw:text-box>
          </draw:frame>
          <draw:frame draw:style-name="gr205" draw:text-style-name="P3" draw:layer="layout" svg:width="0.933cm" svg:height="0.805cm" svg:x="12.156cm" svg:y="8.976cm">
            <draw:text-box>
              <text:p text:style-name="P2"><text:span text:style-name="T1">10</text:span></text:p>
            </draw:text-box>
          </draw:frame>
          <draw:frame draw:style-name="gr206" draw:text-style-name="P3" draw:layer="layout" svg:width="0.875cm" svg:height="0.805cm" svg:x="11.535cm" svg:y="8.976cm">
            <draw:text-box>
              <text:p text:style-name="P2"><text:span text:style-name="T1">11</text:span></text:p>
            </draw:text-box>
          </draw:frame>
          <draw:frame draw:style-name="gr207" draw:text-style-name="P3" draw:layer="layout" svg:width="0.836cm" svg:height="0.805cm" svg:x="10.905cm" svg:y="8.976cm">
            <draw:text-box>
              <text:p text:style-name="P2"><text:span text:style-name="T1">12</text:span></text:p>
            </draw:text-box>
          </draw:frame>
          <draw:frame draw:style-name="gr208" draw:text-style-name="P3" draw:layer="layout" svg:width="0.873cm" svg:height="0.805cm" svg:x="10.237cm" svg:y="8.976cm">
            <draw:text-box>
              <text:p text:style-name="P2"><text:span text:style-name="T1">13</text:span></text:p>
            </draw:text-box>
          </draw:frame>
          <draw:frame draw:style-name="gr209" draw:text-style-name="P3" draw:layer="layout" svg:width="0.937cm" svg:height="0.805cm" svg:x="9.555cm" svg:y="8.976cm">
            <draw:text-box>
              <text:p text:style-name="P2"><text:span text:style-name="T1">14</text:span></text:p>
            </draw:text-box>
          </draw:frame>
          <draw:frame draw:style-name="gr210" draw:text-style-name="P3" draw:layer="layout" svg:width="0.875cm" svg:height="0.805cm" svg:x="8.936cm" svg:y="8.976cm">
            <draw:text-box>
              <text:p text:style-name="P2"><text:span text:style-name="T1">15</text:span></text:p>
            </draw:text-box>
          </draw:frame>
          <draw:frame draw:style-name="gr211" draw:text-style-name="P3" draw:layer="layout" svg:width="0.834cm" svg:height="0.805cm" svg:x="8.306cm" svg:y="8.976cm">
            <draw:text-box>
              <text:p text:style-name="P2"><text:span text:style-name="T1">16</text:span></text:p>
            </draw:text-box>
          </draw:frame>
          <draw:frame draw:style-name="gr212" draw:text-style-name="P3" draw:layer="layout" svg:width="0.872cm" svg:height="0.805cm" svg:x="7.637cm" svg:y="8.976cm">
            <draw:text-box>
              <text:p text:style-name="P2"><text:span text:style-name="T1">17</text:span></text:p>
            </draw:text-box>
          </draw:frame>
          <draw:frame draw:style-name="gr213" draw:text-style-name="P3" draw:layer="layout" svg:width="0.934cm" svg:height="0.805cm" svg:x="6.956cm" svg:y="8.976cm">
            <draw:text-box>
              <text:p text:style-name="P2"><text:span text:style-name="T1">18</text:span></text:p>
            </draw:text-box>
          </draw:frame>
          <draw:frame draw:style-name="gr214" draw:text-style-name="P3" draw:layer="layout" svg:width="0.874cm" svg:height="0.805cm" svg:x="6.336cm" svg:y="8.976cm">
            <draw:text-box>
              <text:p text:style-name="P2"><text:span text:style-name="T1">19</text:span></text:p>
            </draw:text-box>
          </draw:frame>
          <draw:frame draw:style-name="gr215" draw:text-style-name="P3" draw:layer="layout" svg:width="0.833cm" svg:height="0.805cm" svg:x="5.707cm" svg:y="8.976cm">
            <draw:text-box>
              <text:p text:style-name="P2"><text:span text:style-name="T1">20</text:span></text:p>
            </draw:text-box>
          </draw:frame>
          <draw:frame draw:style-name="gr216" draw:text-style-name="P3" draw:layer="layout" svg:width="0.875cm" svg:height="0.805cm" svg:x="5.036cm" svg:y="8.976cm">
            <draw:text-box>
              <text:p text:style-name="P2"><text:span text:style-name="T1">21</text:span></text:p>
            </draw:text-box>
          </draw:frame>
          <draw:frame draw:style-name="gr217" draw:text-style-name="P3" draw:layer="layout" svg:width="0.929cm" svg:height="0.805cm" svg:x="4.359cm" svg:y="8.976cm">
            <draw:text-box>
              <text:p text:style-name="P2"><text:span text:style-name="T1">22</text:span></text:p>
            </draw:text-box>
          </draw:frame>
          <draw:frame draw:style-name="gr218" draw:text-style-name="P3" draw:layer="layout" svg:width="0.897cm" svg:height="0.805cm" svg:x="3.733cm" svg:y="8.976cm">
            <draw:text-box>
              <text:p text:style-name="P2"><text:span text:style-name="T1">23</text:span></text:p>
            </draw:text-box>
          </draw:frame>
          <draw:frame draw:style-name="gr219" draw:text-style-name="P3" draw:layer="layout" svg:width="0.843cm" svg:height="0.805cm" svg:x="3.156cm" svg:y="8.976cm">
            <draw:text-box>
              <text:p text:style-name="P2"><text:span text:style-name="T1">0</text:span></text:p>
            </draw:text-box>
          </draw:frame>
          <draw:custom-shape draw:style-name="gr220" draw:text-style-name="P1" draw:layer="layout" svg:width="15.631cm" svg:height="1.2cm" svg:x="3.462cm" svg:y="8.45cm">
            <text:p/>
            <draw:enhanced-geometry svg:viewBox="0 0 21600 21600" draw:type="rectangle" draw:enhanced-path="M 0 0 L 21600 0 21600 21600 0 21600 0 0 Z N"/>
          </draw:custom-shape>
          <draw:line draw:style-name="gr221" draw:text-style-name="P1" draw:layer="layout" svg:x1="11.278cm" svg:y1="8.45cm" svg:x2="11.278cm" svg:y2="9.05cm">
            <text:p/>
          </draw:line>
          <draw:line draw:style-name="gr222" draw:text-style-name="P1" draw:layer="layout" svg:x1="11.93cm" svg:y1="8.45cm" svg:x2="11.93cm" svg:y2="9.05cm">
            <text:p/>
          </draw:line>
          <draw:line draw:style-name="gr223" draw:text-style-name="P1" draw:layer="layout" svg:x1="12.581cm" svg:y1="8.45cm" svg:x2="12.581cm" svg:y2="9.05cm">
            <text:p/>
          </draw:line>
          <draw:line draw:style-name="gr224" draw:text-style-name="P1" draw:layer="layout" svg:x1="13.232cm" svg:y1="8.45cm" svg:x2="13.232cm" svg:y2="9.05cm">
            <text:p/>
          </draw:line>
          <draw:line draw:style-name="gr225" draw:text-style-name="P1" draw:layer="layout" svg:x1="13.883cm" svg:y1="8.45cm" svg:x2="13.883cm" svg:y2="9.05cm">
            <text:p/>
          </draw:line>
          <draw:line draw:style-name="gr226" draw:text-style-name="P1" draw:layer="layout" svg:x1="14.535cm" svg:y1="8.45cm" svg:x2="14.535cm" svg:y2="9.05cm">
            <text:p/>
          </draw:line>
          <draw:line draw:style-name="gr227" draw:text-style-name="P1" draw:layer="layout" svg:x1="15.186cm" svg:y1="8.45cm" svg:x2="15.186cm" svg:y2="9.05cm">
            <text:p/>
          </draw:line>
          <draw:line draw:style-name="gr228" draw:text-style-name="P1" draw:layer="layout" svg:x1="15.838cm" svg:y1="8.45cm" svg:x2="15.838cm" svg:y2="9.05cm">
            <text:p/>
          </draw:line>
          <draw:line draw:style-name="gr229" draw:text-style-name="P1" draw:layer="layout" svg:x1="16.489cm" svg:y1="8.45cm" svg:x2="16.489cm" svg:y2="9.05cm">
            <text:p/>
          </draw:line>
          <draw:line draw:style-name="gr230" draw:text-style-name="P1" draw:layer="layout" svg:x1="17.14cm" svg:y1="8.45cm" svg:x2="17.14cm" svg:y2="9.05cm">
            <text:p/>
          </draw:line>
          <draw:line draw:style-name="gr231" draw:text-style-name="P1" draw:layer="layout" svg:x1="17.791cm" svg:y1="8.45cm" svg:x2="17.791cm" svg:y2="9.05cm">
            <text:p/>
          </draw:line>
          <draw:line draw:style-name="gr232" draw:text-style-name="P1" draw:layer="layout" svg:x1="18.443cm" svg:y1="8.45cm" svg:x2="18.443cm" svg:y2="9.05cm">
            <text:p/>
          </draw:line>
          <draw:line draw:style-name="gr233" draw:text-style-name="P1" draw:layer="layout" svg:x1="19.093cm" svg:y1="8.45cm" svg:x2="19.093cm" svg:y2="9.05cm">
            <text:p/>
          </draw:line>
          <draw:line draw:style-name="gr234" draw:text-style-name="P1" draw:layer="layout" svg:x1="3.463cm" svg:y1="8.45cm" svg:x2="3.463cm" svg:y2="9.05cm">
            <text:p/>
          </draw:line>
          <draw:line draw:style-name="gr235" draw:text-style-name="P1" draw:layer="layout" svg:x1="4.115cm" svg:y1="8.45cm" svg:x2="4.115cm" svg:y2="9.05cm">
            <text:p/>
          </draw:line>
          <draw:line draw:style-name="gr236" draw:text-style-name="P1" draw:layer="layout" svg:x1="4.766cm" svg:y1="8.45cm" svg:x2="4.766cm" svg:y2="9.05cm">
            <text:p/>
          </draw:line>
          <draw:line draw:style-name="gr237" draw:text-style-name="P1" draw:layer="layout" svg:x1="5.417cm" svg:y1="8.45cm" svg:x2="5.417cm" svg:y2="9.05cm">
            <text:p/>
          </draw:line>
          <draw:line draw:style-name="gr238" draw:text-style-name="P1" draw:layer="layout" svg:x1="6.068cm" svg:y1="8.45cm" svg:x2="6.068cm" svg:y2="9.05cm">
            <text:p/>
          </draw:line>
          <draw:line draw:style-name="gr239" draw:text-style-name="P1" draw:layer="layout" svg:x1="6.72cm" svg:y1="8.45cm" svg:x2="6.72cm" svg:y2="9.05cm">
            <text:p/>
          </draw:line>
          <draw:line draw:style-name="gr240" draw:text-style-name="P1" draw:layer="layout" svg:x1="7.371cm" svg:y1="8.45cm" svg:x2="7.371cm" svg:y2="9.05cm">
            <text:p/>
          </draw:line>
          <draw:line draw:style-name="gr241" draw:text-style-name="P1" draw:layer="layout" svg:x1="8.023cm" svg:y1="8.45cm" svg:x2="8.023cm" svg:y2="9.05cm">
            <text:p/>
          </draw:line>
          <draw:line draw:style-name="gr242" draw:text-style-name="P1" draw:layer="layout" svg:x1="8.674cm" svg:y1="8.45cm" svg:x2="8.674cm" svg:y2="9.05cm">
            <text:p/>
          </draw:line>
          <draw:line draw:style-name="gr243" draw:text-style-name="P1" draw:layer="layout" svg:x1="9.325cm" svg:y1="8.45cm" svg:x2="9.325cm" svg:y2="9.05cm">
            <text:p/>
          </draw:line>
          <draw:line draw:style-name="gr244" draw:text-style-name="P1" draw:layer="layout" svg:x1="9.976cm" svg:y1="8.45cm" svg:x2="9.976cm" svg:y2="9.05cm">
            <text:p/>
          </draw:line>
          <draw:line draw:style-name="gr245" draw:text-style-name="P1" draw:layer="layout" svg:x1="10.628cm" svg:y1="8.45cm" svg:x2="10.628cm" svg:y2="9.05cm">
            <text:p/>
          </draw:line>
          <draw:frame draw:style-name="gr103" draw:text-style-name="P4" draw:layer="layout" svg:width="0.769cm" svg:height="0.936cm" svg:x="10.902cm" svg:y="8.379cm">
            <draw:text-box>
              <text:p><text:span text:style-name="T2">N</text:span></text:p>
            </draw:text-box>
          </draw:frame>
          <draw:frame draw:style-name="gr104" draw:text-style-name="P4" draw:layer="layout" svg:width="0.748cm" svg:height="0.936cm" svg:x="8.941cm" svg:y="8.379cm">
            <draw:text-box>
              <text:p><text:span text:style-name="T2">E</text:span></text:p>
            </draw:text-box>
          </draw:frame>
          <draw:frame draw:style-name="gr105" draw:text-style-name="P4" draw:layer="layout" svg:width="0.87cm" svg:height="0.936cm" svg:x="12.822cm" svg:y="8.379cm">
            <draw:text-box>
              <text:p><text:span text:style-name="T2">W</text:span></text:p>
            </draw:text-box>
          </draw:frame>
          <draw:frame draw:style-name="gr104" draw:text-style-name="P4" draw:layer="layout" svg:width="0.748cm" svg:height="0.936cm" svg:x="3.103cm" svg:y="8.379cm">
            <draw:text-box>
              <text:p><text:span text:style-name="T2">S</text:span></text:p>
            </draw:text-box>
          </draw:frame>
          <draw:frame draw:style-name="gr104" draw:text-style-name="P4" draw:layer="layout" svg:width="0.748cm" svg:height="0.936cm" svg:x="18.722cm" svg:y="8.379cm">
            <draw:text-box>
              <text:p><text:span text:style-name="T2">S</text:span></text:p>
            </draw:text-box>
          </draw:frame>
        </draw:g>
        <draw:g>
          <draw:custom-shape draw:style-name="gr246" draw:text-style-name="P1" draw:layer="layout" svg:width="15.63cm" svg:height="1.582cm" svg:x="3.494cm" svg:y="6.5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7" draw:text-style-name="P1" draw:layer="layout" svg:x1="3.494cm" svg:y1="7.515cm" svg:x2="3.494cm" svg:y2="8.151cm">
            <text:p/>
          </draw:line>
          <draw:line draw:style-name="gr248" draw:text-style-name="P1" draw:layer="layout" svg:x1="4.797cm" svg:y1="7.515cm" svg:x2="4.797cm" svg:y2="8.151cm">
            <text:p/>
          </draw:line>
          <draw:line draw:style-name="gr249" draw:text-style-name="P1" draw:layer="layout" svg:x1="6.099cm" svg:y1="7.515cm" svg:x2="6.099cm" svg:y2="8.151cm">
            <text:p/>
          </draw:line>
          <draw:line draw:style-name="gr250" draw:text-style-name="P1" draw:layer="layout" svg:x1="7.403cm" svg:y1="7.515cm" svg:x2="7.403cm" svg:y2="8.151cm">
            <text:p/>
          </draw:line>
          <draw:line draw:style-name="gr251" draw:text-style-name="P1" draw:layer="layout" svg:x1="8.705cm" svg:y1="7.515cm" svg:x2="8.705cm" svg:y2="8.151cm">
            <text:p/>
          </draw:line>
          <draw:line draw:style-name="gr252" draw:text-style-name="P1" draw:layer="layout" svg:x1="10.008cm" svg:y1="7.515cm" svg:x2="10.008cm" svg:y2="8.151cm">
            <text:p/>
          </draw:line>
          <draw:line draw:style-name="gr253" draw:text-style-name="P1" draw:layer="layout" svg:x1="11.31cm" svg:y1="7.515cm" svg:x2="11.31cm" svg:y2="8.151cm">
            <text:p/>
          </draw:line>
          <draw:line draw:style-name="gr254" draw:text-style-name="P1" draw:layer="layout" svg:x1="12.613cm" svg:y1="7.515cm" svg:x2="12.613cm" svg:y2="8.151cm">
            <text:p/>
          </draw:line>
          <draw:line draw:style-name="gr255" draw:text-style-name="P1" draw:layer="layout" svg:x1="13.915cm" svg:y1="7.515cm" svg:x2="13.915cm" svg:y2="8.151cm">
            <text:p/>
          </draw:line>
          <draw:line draw:style-name="gr256" draw:text-style-name="P1" draw:layer="layout" svg:x1="15.219cm" svg:y1="7.515cm" svg:x2="15.219cm" svg:y2="8.151cm">
            <text:p/>
          </draw:line>
          <draw:line draw:style-name="gr257" draw:text-style-name="P1" draw:layer="layout" svg:x1="16.521cm" svg:y1="7.515cm" svg:x2="16.521cm" svg:y2="8.151cm">
            <text:p/>
          </draw:line>
          <draw:line draw:style-name="gr258" draw:text-style-name="P1" draw:layer="layout" svg:x1="17.824cm" svg:y1="7.515cm" svg:x2="17.824cm" svg:y2="8.151cm">
            <text:p/>
          </draw:line>
          <draw:line draw:style-name="gr259" draw:text-style-name="P1" draw:layer="layout" svg:x1="19.124cm" svg:y1="7.515cm" svg:x2="19.124cm" svg:y2="8.151cm">
            <text:p/>
          </draw:line>
          <draw:line draw:style-name="gr260" draw:text-style-name="P1" draw:layer="layout" svg:x1="8.704cm" svg:y1="7.753cm" svg:x2="8.704cm" svg:y2="8.153cm">
            <text:p/>
          </draw:line>
          <draw:line draw:style-name="gr261" draw:text-style-name="P1" draw:layer="layout" svg:x1="9.138cm" svg:y1="7.753cm" svg:x2="9.138cm" svg:y2="8.153cm">
            <text:p/>
          </draw:line>
          <draw:line draw:style-name="gr262" draw:text-style-name="P1" draw:layer="layout" svg:x1="9.572cm" svg:y1="7.753cm" svg:x2="9.572cm" svg:y2="8.153cm">
            <text:p/>
          </draw:line>
          <draw:line draw:style-name="gr263" draw:text-style-name="P1" draw:layer="layout" svg:x1="10.007cm" svg:y1="7.753cm" svg:x2="10.007cm" svg:y2="8.153cm">
            <text:p/>
          </draw:line>
          <draw:line draw:style-name="gr264" draw:text-style-name="P1" draw:layer="layout" svg:x1="10.441cm" svg:y1="7.753cm" svg:x2="10.441cm" svg:y2="8.153cm">
            <text:p/>
          </draw:line>
          <draw:line draw:style-name="gr265" draw:text-style-name="P1" draw:layer="layout" svg:x1="10.875cm" svg:y1="7.753cm" svg:x2="10.875cm" svg:y2="8.153cm">
            <text:p/>
          </draw:line>
          <draw:line draw:style-name="gr266" draw:text-style-name="P1" draw:layer="layout" svg:x1="11.309cm" svg:y1="7.753cm" svg:x2="11.309cm" svg:y2="8.153cm">
            <text:p/>
          </draw:line>
          <draw:line draw:style-name="gr267" draw:text-style-name="P1" draw:layer="layout" svg:x1="11.744cm" svg:y1="7.753cm" svg:x2="11.744cm" svg:y2="8.153cm">
            <text:p/>
          </draw:line>
          <draw:line draw:style-name="gr268" draw:text-style-name="P1" draw:layer="layout" svg:x1="12.178cm" svg:y1="7.753cm" svg:x2="12.178cm" svg:y2="8.153cm">
            <text:p/>
          </draw:line>
          <draw:line draw:style-name="gr269" draw:text-style-name="P1" draw:layer="layout" svg:x1="12.612cm" svg:y1="7.753cm" svg:x2="12.612cm" svg:y2="8.153cm">
            <text:p/>
          </draw:line>
          <draw:line draw:style-name="gr270" draw:text-style-name="P1" draw:layer="layout" svg:x1="13.046cm" svg:y1="7.753cm" svg:x2="13.046cm" svg:y2="8.153cm">
            <text:p/>
          </draw:line>
          <draw:line draw:style-name="gr271" draw:text-style-name="P1" draw:layer="layout" svg:x1="13.481cm" svg:y1="7.753cm" svg:x2="13.481cm" svg:y2="8.153cm">
            <text:p/>
          </draw:line>
          <draw:line draw:style-name="gr272" draw:text-style-name="P1" draw:layer="layout" svg:x1="13.914cm" svg:y1="7.753cm" svg:x2="13.914cm" svg:y2="8.153cm">
            <text:p/>
          </draw:line>
          <draw:line draw:style-name="gr273" draw:text-style-name="P1" draw:layer="layout" svg:x1="14.348cm" svg:y1="7.753cm" svg:x2="14.348cm" svg:y2="8.153cm">
            <text:p/>
          </draw:line>
          <draw:line draw:style-name="gr274" draw:text-style-name="P1" draw:layer="layout" svg:x1="14.782cm" svg:y1="7.753cm" svg:x2="14.782cm" svg:y2="8.153cm">
            <text:p/>
          </draw:line>
          <draw:line draw:style-name="gr275" draw:text-style-name="P1" draw:layer="layout" svg:x1="15.217cm" svg:y1="7.753cm" svg:x2="15.217cm" svg:y2="8.153cm">
            <text:p/>
          </draw:line>
          <draw:line draw:style-name="gr276" draw:text-style-name="P1" draw:layer="layout" svg:x1="15.651cm" svg:y1="7.753cm" svg:x2="15.651cm" svg:y2="8.153cm">
            <text:p/>
          </draw:line>
          <draw:line draw:style-name="gr277" draw:text-style-name="P1" draw:layer="layout" svg:x1="16.085cm" svg:y1="7.753cm" svg:x2="16.085cm" svg:y2="8.153cm">
            <text:p/>
          </draw:line>
          <draw:line draw:style-name="gr278" draw:text-style-name="P1" draw:layer="layout" svg:x1="16.519cm" svg:y1="7.753cm" svg:x2="16.519cm" svg:y2="8.153cm">
            <text:p/>
          </draw:line>
          <draw:line draw:style-name="gr279" draw:text-style-name="P1" draw:layer="layout" svg:x1="16.954cm" svg:y1="7.753cm" svg:x2="16.954cm" svg:y2="8.153cm">
            <text:p/>
          </draw:line>
          <draw:line draw:style-name="gr280" draw:text-style-name="P1" draw:layer="layout" svg:x1="17.388cm" svg:y1="7.753cm" svg:x2="17.388cm" svg:y2="8.153cm">
            <text:p/>
          </draw:line>
          <draw:line draw:style-name="gr281" draw:text-style-name="P1" draw:layer="layout" svg:x1="17.822cm" svg:y1="7.753cm" svg:x2="17.822cm" svg:y2="8.153cm">
            <text:p/>
          </draw:line>
          <draw:line draw:style-name="gr282" draw:text-style-name="P1" draw:layer="layout" svg:x1="18.256cm" svg:y1="7.753cm" svg:x2="18.256cm" svg:y2="8.153cm">
            <text:p/>
          </draw:line>
          <draw:line draw:style-name="gr283" draw:text-style-name="P1" draw:layer="layout" svg:x1="18.691cm" svg:y1="7.753cm" svg:x2="18.691cm" svg:y2="8.153cm">
            <text:p/>
          </draw:line>
          <draw:line draw:style-name="gr284" draw:text-style-name="P1" draw:layer="layout" svg:x1="19.124cm" svg:y1="7.753cm" svg:x2="19.124cm" svg:y2="8.153cm">
            <text:p/>
          </draw:line>
          <draw:line draw:style-name="gr285" draw:text-style-name="P1" draw:layer="layout" svg:x1="3.494cm" svg:y1="7.753cm" svg:x2="3.494cm" svg:y2="8.153cm">
            <text:p/>
          </draw:line>
          <draw:line draw:style-name="gr286" draw:text-style-name="P1" draw:layer="layout" svg:x1="3.928cm" svg:y1="7.753cm" svg:x2="3.928cm" svg:y2="8.153cm">
            <text:p/>
          </draw:line>
          <draw:line draw:style-name="gr287" draw:text-style-name="P1" draw:layer="layout" svg:x1="4.362cm" svg:y1="7.753cm" svg:x2="4.362cm" svg:y2="8.153cm">
            <text:p/>
          </draw:line>
          <draw:line draw:style-name="gr288" draw:text-style-name="P1" draw:layer="layout" svg:x1="4.797cm" svg:y1="7.753cm" svg:x2="4.797cm" svg:y2="8.153cm">
            <text:p/>
          </draw:line>
          <draw:line draw:style-name="gr289" draw:text-style-name="P1" draw:layer="layout" svg:x1="5.231cm" svg:y1="7.753cm" svg:x2="5.231cm" svg:y2="8.153cm">
            <text:p/>
          </draw:line>
          <draw:line draw:style-name="gr290" draw:text-style-name="P1" draw:layer="layout" svg:x1="5.665cm" svg:y1="7.753cm" svg:x2="5.665cm" svg:y2="8.153cm">
            <text:p/>
          </draw:line>
          <draw:line draw:style-name="gr291" draw:text-style-name="P1" draw:layer="layout" svg:x1="6.099cm" svg:y1="7.753cm" svg:x2="6.099cm" svg:y2="8.153cm">
            <text:p/>
          </draw:line>
          <draw:line draw:style-name="gr292" draw:text-style-name="P1" draw:layer="layout" svg:x1="6.534cm" svg:y1="7.753cm" svg:x2="6.534cm" svg:y2="8.153cm">
            <text:p/>
          </draw:line>
          <draw:line draw:style-name="gr293" draw:text-style-name="P1" draw:layer="layout" svg:x1="6.968cm" svg:y1="7.753cm" svg:x2="6.968cm" svg:y2="8.153cm">
            <text:p/>
          </draw:line>
          <draw:line draw:style-name="gr294" draw:text-style-name="P1" draw:layer="layout" svg:x1="7.402cm" svg:y1="7.753cm" svg:x2="7.402cm" svg:y2="8.153cm">
            <text:p/>
          </draw:line>
          <draw:line draw:style-name="gr295" draw:text-style-name="P1" draw:layer="layout" svg:x1="7.836cm" svg:y1="7.753cm" svg:x2="7.836cm" svg:y2="8.153cm">
            <text:p/>
          </draw:line>
          <draw:line draw:style-name="gr296" draw:text-style-name="P1" draw:layer="layout" svg:x1="8.271cm" svg:y1="7.753cm" svg:x2="8.271cm" svg:y2="8.153cm">
            <text:p/>
          </draw:line>
          <draw:frame draw:style-name="gr297" draw:text-style-name="P5" draw:layer="layout" svg:width="0.837cm" svg:height="0.45cm" svg:x="3.606cm" svg:y="7.434cm">
            <draw:text-box>
              <text:p text:style-name="P2"><text:span text:style-name="T3">10</text:span></text:p>
            </draw:text-box>
          </draw:frame>
          <draw:frame draw:style-name="gr298" draw:text-style-name="P5" draw:layer="layout" svg:width="0.868cm" svg:height="0.45cm" svg:x="4.039cm" svg:y="7.434cm">
            <draw:text-box>
              <text:p text:style-name="P2"><text:span text:style-name="T3">20</text:span></text:p>
            </draw:text-box>
          </draw:frame>
          <draw:frame draw:style-name="gr299" draw:text-style-name="P5" draw:layer="layout" svg:width="0.736cm" svg:height="0.45cm" svg:x="4.907cm" svg:y="7.434cm">
            <draw:text-box>
              <text:p text:style-name="P2"><text:span text:style-name="T3">10</text:span></text:p>
            </draw:text-box>
          </draw:frame>
          <draw:frame draw:style-name="gr300" draw:text-style-name="P5" draw:layer="layout" svg:width="0.867cm" svg:height="0.45cm" svg:x="5.341cm" svg:y="7.434cm">
            <draw:text-box>
              <text:p text:style-name="P2"><text:span text:style-name="T3">20</text:span></text:p>
            </draw:text-box>
          </draw:frame>
          <draw:frame draw:style-name="gr301" draw:text-style-name="P5" draw:layer="layout" svg:width="0.835cm" svg:height="0.45cm" svg:x="6.208cm" svg:y="7.434cm">
            <draw:text-box>
              <text:p text:style-name="P2"><text:span text:style-name="T3">10</text:span></text:p>
            </draw:text-box>
          </draw:frame>
          <draw:frame draw:style-name="gr302" draw:text-style-name="P5" draw:layer="layout" svg:width="0.867cm" svg:height="0.45cm" svg:x="6.642cm" svg:y="7.434cm">
            <draw:text-box>
              <text:p text:style-name="P2"><text:span text:style-name="T3">20</text:span></text:p>
            </draw:text-box>
          </draw:frame>
          <draw:frame draw:style-name="gr303" draw:text-style-name="P5" draw:layer="layout" svg:width="0.734cm" svg:height="0.45cm" svg:x="7.509cm" svg:y="7.434cm">
            <draw:text-box>
              <text:p text:style-name="P2"><text:span text:style-name="T3">10</text:span></text:p>
            </draw:text-box>
          </draw:frame>
          <draw:frame draw:style-name="gr304" draw:text-style-name="P5" draw:layer="layout" svg:width="0.868cm" svg:height="0.45cm" svg:x="7.943cm" svg:y="7.434cm">
            <draw:text-box>
              <text:p text:style-name="P2"><text:span text:style-name="T3">20</text:span></text:p>
            </draw:text-box>
          </draw:frame>
          <draw:frame draw:style-name="gr305" draw:text-style-name="P5" draw:layer="layout" svg:width="0.832cm" svg:height="0.523cm" svg:x="8.811cm" svg:y="7.434cm">
            <draw:text-box>
              <text:p text:style-name="P2"><text:span text:style-name="T3">10</text:span></text:p>
            </draw:text-box>
          </draw:frame>
          <draw:frame draw:style-name="gr306" draw:text-style-name="P5" draw:layer="layout" svg:width="0.866cm" svg:height="0.45cm" svg:x="9.245cm" svg:y="7.434cm">
            <draw:text-box>
              <text:p text:style-name="P2"><text:span text:style-name="T3">20</text:span></text:p>
            </draw:text-box>
          </draw:frame>
          <draw:frame draw:style-name="gr307" draw:text-style-name="P5" draw:layer="layout" svg:width="0.732cm" svg:height="0.45cm" svg:x="10.111cm" svg:y="7.434cm">
            <draw:text-box>
              <text:p text:style-name="P2"><text:span text:style-name="T3">10</text:span></text:p>
            </draw:text-box>
          </draw:frame>
          <draw:frame draw:style-name="gr308" draw:text-style-name="P5" draw:layer="layout" svg:width="0.869cm" svg:height="0.45cm" svg:x="10.545cm" svg:y="7.434cm">
            <draw:text-box>
              <text:p text:style-name="P2"><text:span text:style-name="T3">20</text:span></text:p>
            </draw:text-box>
          </draw:frame>
          <draw:frame draw:style-name="gr309" draw:text-style-name="P5" draw:layer="layout" svg:width="0.829cm" svg:height="0.45cm" svg:x="11.414cm" svg:y="7.434cm">
            <draw:text-box>
              <text:p text:style-name="P2"><text:span text:style-name="T3">10</text:span></text:p>
            </draw:text-box>
          </draw:frame>
          <draw:frame draw:style-name="gr310" draw:text-style-name="P5" draw:layer="layout" svg:width="0.867cm" svg:height="0.45cm" svg:x="11.847cm" svg:y="7.434cm">
            <draw:text-box>
              <text:p text:style-name="P2"><text:span text:style-name="T3">20</text:span></text:p>
            </draw:text-box>
          </draw:frame>
          <draw:frame draw:style-name="gr311" draw:text-style-name="P5" draw:layer="layout" svg:width="0.929cm" svg:height="0.45cm" svg:x="12.714cm" svg:y="7.434cm">
            <draw:text-box>
              <text:p text:style-name="P2"><text:span text:style-name="T3">10</text:span></text:p>
            </draw:text-box>
          </draw:frame>
          <draw:frame draw:style-name="gr312" draw:text-style-name="P5" draw:layer="layout" svg:width="0.868cm" svg:height="0.45cm" svg:x="13.147cm" svg:y="7.434cm">
            <draw:text-box>
              <text:p text:style-name="P2"><text:span text:style-name="T3">20</text:span></text:p>
            </draw:text-box>
          </draw:frame>
          <draw:frame draw:style-name="gr313" draw:text-style-name="P5" draw:layer="layout" svg:width="0.828cm" svg:height="0.45cm" svg:x="14.015cm" svg:y="7.434cm">
            <draw:text-box>
              <text:p text:style-name="P2"><text:span text:style-name="T3">10</text:span></text:p>
            </draw:text-box>
          </draw:frame>
          <draw:frame draw:style-name="gr314" draw:text-style-name="P5" draw:layer="layout" svg:width="0.866cm" svg:height="0.45cm" svg:x="14.449cm" svg:y="7.434cm">
            <draw:text-box>
              <text:p text:style-name="P2"><text:span text:style-name="T3">20</text:span></text:p>
            </draw:text-box>
          </draw:frame>
          <draw:frame draw:style-name="gr315" draw:text-style-name="P5" draw:layer="layout" svg:width="0.928cm" svg:height="0.45cm" svg:x="15.315cm" svg:y="7.434cm">
            <draw:text-box>
              <text:p text:style-name="P2"><text:span text:style-name="T3">10</text:span></text:p>
            </draw:text-box>
          </draw:frame>
          <draw:frame draw:style-name="gr316" draw:text-style-name="P5" draw:layer="layout" svg:width="0.867cm" svg:height="0.45cm" svg:x="15.75cm" svg:y="7.434cm">
            <draw:text-box>
              <text:p text:style-name="P2"><text:span text:style-name="T3">20</text:span></text:p>
            </draw:text-box>
          </draw:frame>
          <draw:frame draw:style-name="gr317" draw:text-style-name="P5" draw:layer="layout" svg:width="0.826cm" svg:height="0.45cm" svg:x="16.617cm" svg:y="7.434cm">
            <draw:text-box>
              <text:p text:style-name="P2"><text:span text:style-name="T3">10</text:span></text:p>
            </draw:text-box>
          </draw:frame>
          <draw:frame draw:style-name="gr318" draw:text-style-name="P5" draw:layer="layout" svg:width="0.868cm" svg:height="0.45cm" svg:x="17.051cm" svg:y="7.434cm">
            <draw:text-box>
              <text:p text:style-name="P2"><text:span text:style-name="T3">20</text:span></text:p>
            </draw:text-box>
          </draw:frame>
          <draw:frame draw:style-name="gr319" draw:text-style-name="P5" draw:layer="layout" svg:width="0.924cm" svg:height="0.45cm" svg:x="17.919cm" svg:y="7.434cm">
            <draw:text-box>
              <text:p text:style-name="P2"><text:span text:style-name="T3">10</text:span></text:p>
            </draw:text-box>
          </draw:frame>
          <draw:frame draw:style-name="gr320" draw:text-style-name="P5" draw:layer="layout" svg:width="0.891cm" svg:height="0.45cm" svg:x="18.352cm" svg:y="7.434cm">
            <draw:text-box>
              <text:p text:style-name="P2"><text:span text:style-name="T3">20</text:span></text:p>
            </draw:text-box>
          </draw:frame>
          <draw:frame draw:style-name="gr321" draw:text-style-name="P6" draw:layer="layout" svg:width="1.353cm" svg:height="0.964cm" svg:x="3.724cm" svg:y="7.087cm">
            <draw:text-box>
              <text:p text:style-name="P2"><text:span text:style-name="T4">Jan.</text:span></text:p>
            </draw:text-box>
          </draw:frame>
          <draw:frame draw:style-name="gr322" draw:text-style-name="P6" draw:layer="layout" svg:width="1.406cm" svg:height="0.964cm" svg:x="5cm" svg:y="7.087cm">
            <draw:text-box>
              <text:p text:style-name="P2"><text:span text:style-name="T4">Feb.</text:span></text:p>
            </draw:text-box>
          </draw:frame>
          <draw:frame draw:style-name="gr323" draw:text-style-name="P6" draw:layer="layout" svg:width="1.382cm" svg:height="0.964cm" svg:x="6.317cm" svg:y="7.087cm">
            <draw:text-box>
              <text:p text:style-name="P2"><text:span text:style-name="T4">Mar.</text:span></text:p>
            </draw:text-box>
          </draw:frame>
          <draw:frame draw:style-name="gr324" draw:text-style-name="P6" draw:layer="layout" svg:width="1.299cm" svg:height="0.964cm" svg:x="7.663cm" svg:y="7.087cm">
            <draw:text-box>
              <text:p text:style-name="P2"><text:span text:style-name="T4">Apr.</text:span></text:p>
            </draw:text-box>
          </draw:frame>
          <draw:frame draw:style-name="gr325" draw:text-style-name="P6" draw:layer="layout" svg:width="1.449cm" svg:height="0.964cm" svg:x="8.893cm" svg:y="7.087cm">
            <draw:text-box>
              <text:p text:style-name="P2"><text:span text:style-name="T4">May.</text:span></text:p>
            </draw:text-box>
          </draw:frame>
          <draw:frame draw:style-name="gr326" draw:text-style-name="P6" draw:layer="layout" svg:width="1.353cm" svg:height="0.964cm" svg:x="10.244cm" svg:y="7.087cm">
            <draw:text-box>
              <text:p text:style-name="P2"><text:span text:style-name="T4">Jun.</text:span></text:p>
            </draw:text-box>
          </draw:frame>
          <draw:frame draw:style-name="gr327" draw:text-style-name="P6" draw:layer="layout" svg:width="1.182cm" svg:height="0.964cm" svg:x="11.634cm" svg:y="7.087cm">
            <draw:text-box>
              <text:p text:style-name="P2"><text:span text:style-name="T4">Jul.</text:span></text:p>
            </draw:text-box>
          </draw:frame>
          <draw:frame draw:style-name="gr328" draw:text-style-name="P6" draw:layer="layout" svg:width="1.437cm" svg:height="0.964cm" svg:x="12.81cm" svg:y="7.087cm">
            <draw:text-box>
              <text:p text:style-name="P2"><text:span text:style-name="T4">Aug.</text:span></text:p>
            </draw:text-box>
          </draw:frame>
          <draw:frame draw:style-name="gr329" draw:text-style-name="P6" draw:layer="layout" svg:width="1.435cm" svg:height="0.964cm" svg:x="14.116cm" svg:y="7.087cm">
            <draw:text-box>
              <text:p text:style-name="P2"><text:span text:style-name="T4">Sep.</text:span></text:p>
            </draw:text-box>
          </draw:frame>
          <draw:frame draw:style-name="gr330" draw:text-style-name="P6" draw:layer="layout" svg:width="1.328cm" svg:height="0.964cm" svg:x="15.474cm" svg:y="7.087cm">
            <draw:text-box>
              <text:p text:style-name="P2"><text:span text:style-name="T4">Oct.</text:span></text:p>
            </draw:text-box>
          </draw:frame>
          <draw:frame draw:style-name="gr331" draw:text-style-name="P6" draw:layer="layout" svg:width="1.399cm" svg:height="0.964cm" svg:x="16.742cm" svg:y="7.087cm">
            <draw:text-box>
              <text:p text:style-name="P2"><text:span text:style-name="T4">Nov.</text:span></text:p>
            </draw:text-box>
          </draw:frame>
          <draw:frame draw:style-name="gr332" draw:text-style-name="P6" draw:layer="layout" svg:width="1.437cm" svg:height="0.964cm" svg:x="18.027cm" svg:y="7.087cm">
            <draw:text-box>
              <text:p text:style-name="P2"><text:span text:style-name="T4">Dec.</text:span></text:p>
            </draw:text-box>
          </draw:frame>
          <draw:frame draw:style-name="gr193" draw:text-style-name="P7" draw:layer="layout" svg:width="7cm" svg:height="0.493cm" svg:x="3.926cm" svg:y="6.569cm">
            <draw:text-box>
              <text:p><text:span text:style-name="T5">Designed by satakagi, <text:s/>na-sekiguchi</text:span><text:span text:style-name="T5">　　</text:span><text:span text:style-name="T5">Planisphere:hoshifuru.jp</text:span></text:p>
            </draw:text-box>
          </draw:frame>
          <draw:frame draw:style-name="gr194" draw:text-style-name="P9" draw:layer="layout" svg:width="7.2cm" svg:height="0.675cm" svg:x="11.401cm" svg:y="6.569cm">
            <draw:text-box>
              <text:p text:style-name="P8"><text:span text:style-name="T6">・太陽光や強い光の下での使用・保管・放置は絶対にしないでください</text:span></text:p>
              <text:p text:style-name="P8"><text:span text:style-name="T6">・太陽光や強い光を、レンズを通して直接見ることは絶対にしないでください</text:span></text:p>
            </draw:text-box>
          </draw:frame>
          <draw:frame draw:style-name="gr194" draw:text-style-name="P9" draw:layer="layout" svg:width="0.96cm" svg:height="0.463cm" svg:x="10.926cm" svg:y="6.67cm">
            <draw:text-box>
              <text:p text:style-name="P8"><text:span text:style-name="T6">注意</text:span></text:p>
            </draw:text-box>
          </draw:frame>
        </draw:g>
        <draw:g>
          <draw:frame draw:style-name="gr333" draw:text-style-name="P3" draw:layer="layout" svg:width="0.843cm" svg:height="0.805cm" svg:x="18.756cm" svg:y="12.676cm">
            <draw:text-box>
              <text:p text:style-name="P2"><text:span text:style-name="T1">0</text:span></text:p>
            </draw:text-box>
          </draw:frame>
          <draw:frame draw:style-name="gr334" draw:text-style-name="P3" draw:layer="layout" svg:width="0.872cm" svg:height="0.805cm" svg:x="18.114cm" svg:y="12.676cm">
            <draw:text-box>
              <text:p text:style-name="P2"><text:span text:style-name="T1">1</text:span></text:p>
            </draw:text-box>
          </draw:frame>
          <draw:frame draw:style-name="gr335" draw:text-style-name="P3" draw:layer="layout" svg:width="0.742cm" svg:height="0.805cm" svg:x="17.529cm" svg:y="12.676cm">
            <draw:text-box>
              <text:p text:style-name="P2"><text:span text:style-name="T1">2</text:span></text:p>
            </draw:text-box>
          </draw:frame>
          <draw:frame draw:style-name="gr336" draw:text-style-name="P3" draw:layer="layout" svg:width="0.874cm" svg:height="0.805cm" svg:x="16.813cm" svg:y="12.676cm">
            <draw:text-box>
              <text:p text:style-name="P2"><text:span text:style-name="T1">3</text:span></text:p>
            </draw:text-box>
          </draw:frame>
          <draw:frame draw:style-name="gr337" draw:text-style-name="P3" draw:layer="layout" svg:width="0.841cm" svg:height="0.805cm" svg:x="16.18cm" svg:y="12.676cm">
            <draw:text-box>
              <text:p text:style-name="P2"><text:span text:style-name="T1">4</text:span></text:p>
            </draw:text-box>
          </draw:frame>
          <draw:frame draw:style-name="gr338" draw:text-style-name="P3" draw:layer="layout" svg:width="0.873cm" svg:height="0.805cm" svg:x="15.514cm" svg:y="12.676cm">
            <draw:text-box>
              <text:p text:style-name="P2"><text:span text:style-name="T1">5</text:span></text:p>
            </draw:text-box>
          </draw:frame>
          <draw:frame draw:style-name="gr339" draw:text-style-name="P3" draw:layer="layout" svg:width="0.739cm" svg:height="0.805cm" svg:x="14.931cm" svg:y="12.676cm">
            <draw:text-box>
              <text:p text:style-name="P2"><text:span text:style-name="T1">6</text:span></text:p>
            </draw:text-box>
          </draw:frame>
          <draw:frame draw:style-name="gr340" draw:text-style-name="P3" draw:layer="layout" svg:width="0.874cm" svg:height="0.805cm" svg:x="14.213cm" svg:y="12.676cm">
            <draw:text-box>
              <text:p text:style-name="P2"><text:span text:style-name="T1">7</text:span></text:p>
            </draw:text-box>
          </draw:frame>
          <draw:frame draw:style-name="gr341" draw:text-style-name="P3" draw:layer="layout" svg:width="0.837cm" svg:height="0.805cm" svg:x="13.582cm" svg:y="12.676cm">
            <draw:text-box>
              <text:p text:style-name="P2"><text:span text:style-name="T1">8</text:span></text:p>
            </draw:text-box>
          </draw:frame>
          <draw:frame draw:style-name="gr342" draw:text-style-name="P3" draw:layer="layout" svg:width="0.874cm" svg:height="0.805cm" svg:x="12.913cm" svg:y="12.676cm">
            <draw:text-box>
              <text:p text:style-name="P2"><text:span text:style-name="T1">9</text:span></text:p>
            </draw:text-box>
          </draw:frame>
          <draw:frame draw:style-name="gr343" draw:text-style-name="P3" draw:layer="layout" svg:width="0.933cm" svg:height="0.805cm" svg:x="12.157cm" svg:y="12.676cm">
            <draw:text-box>
              <text:p text:style-name="P2"><text:span text:style-name="T1">10</text:span></text:p>
            </draw:text-box>
          </draw:frame>
          <draw:frame draw:style-name="gr344" draw:text-style-name="P3" draw:layer="layout" svg:width="0.875cm" svg:height="0.805cm" svg:x="11.536cm" svg:y="12.676cm">
            <draw:text-box>
              <text:p text:style-name="P2"><text:span text:style-name="T1">11</text:span></text:p>
            </draw:text-box>
          </draw:frame>
          <draw:frame draw:style-name="gr345" draw:text-style-name="P3" draw:layer="layout" svg:width="0.836cm" svg:height="0.805cm" svg:x="10.906cm" svg:y="12.676cm">
            <draw:text-box>
              <text:p text:style-name="P2"><text:span text:style-name="T1">12</text:span></text:p>
            </draw:text-box>
          </draw:frame>
          <draw:frame draw:style-name="gr346" draw:text-style-name="P3" draw:layer="layout" svg:width="0.873cm" svg:height="0.805cm" svg:x="10.238cm" svg:y="12.676cm">
            <draw:text-box>
              <text:p text:style-name="P2"><text:span text:style-name="T1">13</text:span></text:p>
            </draw:text-box>
          </draw:frame>
          <draw:frame draw:style-name="gr347" draw:text-style-name="P3" draw:layer="layout" svg:width="0.937cm" svg:height="0.805cm" svg:x="9.556cm" svg:y="12.676cm">
            <draw:text-box>
              <text:p text:style-name="P2"><text:span text:style-name="T1">14</text:span></text:p>
            </draw:text-box>
          </draw:frame>
          <draw:frame draw:style-name="gr348" draw:text-style-name="P3" draw:layer="layout" svg:width="0.875cm" svg:height="0.805cm" svg:x="8.937cm" svg:y="12.676cm">
            <draw:text-box>
              <text:p text:style-name="P2"><text:span text:style-name="T1">15</text:span></text:p>
            </draw:text-box>
          </draw:frame>
          <draw:frame draw:style-name="gr349" draw:text-style-name="P3" draw:layer="layout" svg:width="0.834cm" svg:height="0.805cm" svg:x="8.307cm" svg:y="12.676cm">
            <draw:text-box>
              <text:p text:style-name="P2"><text:span text:style-name="T1">16</text:span></text:p>
            </draw:text-box>
          </draw:frame>
          <draw:frame draw:style-name="gr350" draw:text-style-name="P3" draw:layer="layout" svg:width="0.872cm" svg:height="0.805cm" svg:x="7.638cm" svg:y="12.676cm">
            <draw:text-box>
              <text:p text:style-name="P2"><text:span text:style-name="T1">17</text:span></text:p>
            </draw:text-box>
          </draw:frame>
          <draw:frame draw:style-name="gr351" draw:text-style-name="P3" draw:layer="layout" svg:width="0.934cm" svg:height="0.805cm" svg:x="6.957cm" svg:y="12.676cm">
            <draw:text-box>
              <text:p text:style-name="P2"><text:span text:style-name="T1">18</text:span></text:p>
            </draw:text-box>
          </draw:frame>
          <draw:frame draw:style-name="gr352" draw:text-style-name="P3" draw:layer="layout" svg:width="0.874cm" svg:height="0.805cm" svg:x="6.337cm" svg:y="12.676cm">
            <draw:text-box>
              <text:p text:style-name="P2"><text:span text:style-name="T1">19</text:span></text:p>
            </draw:text-box>
          </draw:frame>
          <draw:frame draw:style-name="gr353" draw:text-style-name="P3" draw:layer="layout" svg:width="0.833cm" svg:height="0.805cm" svg:x="5.708cm" svg:y="12.676cm">
            <draw:text-box>
              <text:p text:style-name="P2"><text:span text:style-name="T1">20</text:span></text:p>
            </draw:text-box>
          </draw:frame>
          <draw:frame draw:style-name="gr354" draw:text-style-name="P3" draw:layer="layout" svg:width="0.875cm" svg:height="0.805cm" svg:x="5.037cm" svg:y="12.676cm">
            <draw:text-box>
              <text:p text:style-name="P2"><text:span text:style-name="T1">21</text:span></text:p>
            </draw:text-box>
          </draw:frame>
          <draw:frame draw:style-name="gr355" draw:text-style-name="P3" draw:layer="layout" svg:width="0.929cm" svg:height="0.805cm" svg:x="4.36cm" svg:y="12.676cm">
            <draw:text-box>
              <text:p text:style-name="P2"><text:span text:style-name="T1">22</text:span></text:p>
            </draw:text-box>
          </draw:frame>
          <draw:frame draw:style-name="gr356" draw:text-style-name="P3" draw:layer="layout" svg:width="0.897cm" svg:height="0.805cm" svg:x="3.734cm" svg:y="12.676cm">
            <draw:text-box>
              <text:p text:style-name="P2"><text:span text:style-name="T1">23</text:span></text:p>
            </draw:text-box>
          </draw:frame>
          <draw:frame draw:style-name="gr357" draw:text-style-name="P3" draw:layer="layout" svg:width="0.843cm" svg:height="0.805cm" svg:x="3.157cm" svg:y="12.676cm">
            <draw:text-box>
              <text:p text:style-name="P2"><text:span text:style-name="T1">0</text:span></text:p>
            </draw:text-box>
          </draw:frame>
          <draw:custom-shape draw:style-name="gr358" draw:text-style-name="P1" draw:layer="layout" svg:width="15.631cm" svg:height="1.2cm" svg:x="3.463cm" svg:y="12.15cm">
            <text:p/>
            <draw:enhanced-geometry svg:viewBox="0 0 21600 21600" draw:type="rectangle" draw:enhanced-path="M 0 0 L 21600 0 21600 21600 0 21600 0 0 Z N"/>
          </draw:custom-shape>
          <draw:line draw:style-name="gr359" draw:text-style-name="P1" draw:layer="layout" svg:x1="11.279cm" svg:y1="12.15cm" svg:x2="11.279cm" svg:y2="12.75cm">
            <text:p/>
          </draw:line>
          <draw:line draw:style-name="gr360" draw:text-style-name="P1" draw:layer="layout" svg:x1="11.931cm" svg:y1="12.15cm" svg:x2="11.931cm" svg:y2="12.75cm">
            <text:p/>
          </draw:line>
          <draw:line draw:style-name="gr361" draw:text-style-name="P1" draw:layer="layout" svg:x1="12.582cm" svg:y1="12.15cm" svg:x2="12.582cm" svg:y2="12.75cm">
            <text:p/>
          </draw:line>
          <draw:line draw:style-name="gr362" draw:text-style-name="P1" draw:layer="layout" svg:x1="13.233cm" svg:y1="12.15cm" svg:x2="13.233cm" svg:y2="12.75cm">
            <text:p/>
          </draw:line>
          <draw:line draw:style-name="gr363" draw:text-style-name="P1" draw:layer="layout" svg:x1="13.884cm" svg:y1="12.15cm" svg:x2="13.884cm" svg:y2="12.75cm">
            <text:p/>
          </draw:line>
          <draw:line draw:style-name="gr364" draw:text-style-name="P1" draw:layer="layout" svg:x1="14.536cm" svg:y1="12.15cm" svg:x2="14.536cm" svg:y2="12.75cm">
            <text:p/>
          </draw:line>
          <draw:line draw:style-name="gr365" draw:text-style-name="P1" draw:layer="layout" svg:x1="15.187cm" svg:y1="12.15cm" svg:x2="15.187cm" svg:y2="12.75cm">
            <text:p/>
          </draw:line>
          <draw:line draw:style-name="gr366" draw:text-style-name="P1" draw:layer="layout" svg:x1="15.839cm" svg:y1="12.15cm" svg:x2="15.839cm" svg:y2="12.75cm">
            <text:p/>
          </draw:line>
          <draw:line draw:style-name="gr367" draw:text-style-name="P1" draw:layer="layout" svg:x1="16.49cm" svg:y1="12.15cm" svg:x2="16.49cm" svg:y2="12.75cm">
            <text:p/>
          </draw:line>
          <draw:line draw:style-name="gr368" draw:text-style-name="P1" draw:layer="layout" svg:x1="17.141cm" svg:y1="12.15cm" svg:x2="17.141cm" svg:y2="12.75cm">
            <text:p/>
          </draw:line>
          <draw:line draw:style-name="gr369" draw:text-style-name="P1" draw:layer="layout" svg:x1="17.792cm" svg:y1="12.15cm" svg:x2="17.792cm" svg:y2="12.75cm">
            <text:p/>
          </draw:line>
          <draw:line draw:style-name="gr370" draw:text-style-name="P1" draw:layer="layout" svg:x1="18.444cm" svg:y1="12.15cm" svg:x2="18.444cm" svg:y2="12.75cm">
            <text:p/>
          </draw:line>
          <draw:line draw:style-name="gr371" draw:text-style-name="P1" draw:layer="layout" svg:x1="19.094cm" svg:y1="12.15cm" svg:x2="19.094cm" svg:y2="12.75cm">
            <text:p/>
          </draw:line>
          <draw:line draw:style-name="gr372" draw:text-style-name="P1" draw:layer="layout" svg:x1="3.464cm" svg:y1="12.15cm" svg:x2="3.464cm" svg:y2="12.75cm">
            <text:p/>
          </draw:line>
          <draw:line draw:style-name="gr373" draw:text-style-name="P1" draw:layer="layout" svg:x1="4.116cm" svg:y1="12.15cm" svg:x2="4.116cm" svg:y2="12.75cm">
            <text:p/>
          </draw:line>
          <draw:line draw:style-name="gr374" draw:text-style-name="P1" draw:layer="layout" svg:x1="4.767cm" svg:y1="12.15cm" svg:x2="4.767cm" svg:y2="12.75cm">
            <text:p/>
          </draw:line>
          <draw:line draw:style-name="gr375" draw:text-style-name="P1" draw:layer="layout" svg:x1="5.418cm" svg:y1="12.15cm" svg:x2="5.418cm" svg:y2="12.75cm">
            <text:p/>
          </draw:line>
          <draw:line draw:style-name="gr376" draw:text-style-name="P1" draw:layer="layout" svg:x1="6.069cm" svg:y1="12.15cm" svg:x2="6.069cm" svg:y2="12.75cm">
            <text:p/>
          </draw:line>
          <draw:line draw:style-name="gr377" draw:text-style-name="P1" draw:layer="layout" svg:x1="6.721cm" svg:y1="12.15cm" svg:x2="6.721cm" svg:y2="12.75cm">
            <text:p/>
          </draw:line>
          <draw:line draw:style-name="gr378" draw:text-style-name="P1" draw:layer="layout" svg:x1="7.372cm" svg:y1="12.15cm" svg:x2="7.372cm" svg:y2="12.75cm">
            <text:p/>
          </draw:line>
          <draw:line draw:style-name="gr379" draw:text-style-name="P1" draw:layer="layout" svg:x1="8.024cm" svg:y1="12.15cm" svg:x2="8.024cm" svg:y2="12.75cm">
            <text:p/>
          </draw:line>
          <draw:line draw:style-name="gr380" draw:text-style-name="P1" draw:layer="layout" svg:x1="8.675cm" svg:y1="12.15cm" svg:x2="8.675cm" svg:y2="12.75cm">
            <text:p/>
          </draw:line>
          <draw:line draw:style-name="gr381" draw:text-style-name="P1" draw:layer="layout" svg:x1="9.326cm" svg:y1="12.15cm" svg:x2="9.326cm" svg:y2="12.75cm">
            <text:p/>
          </draw:line>
          <draw:line draw:style-name="gr382" draw:text-style-name="P1" draw:layer="layout" svg:x1="9.977cm" svg:y1="12.15cm" svg:x2="9.977cm" svg:y2="12.75cm">
            <text:p/>
          </draw:line>
          <draw:line draw:style-name="gr383" draw:text-style-name="P1" draw:layer="layout" svg:x1="10.629cm" svg:y1="12.15cm" svg:x2="10.629cm" svg:y2="12.75cm">
            <text:p/>
          </draw:line>
          <draw:frame draw:style-name="gr103" draw:text-style-name="P4" draw:layer="layout" svg:width="0.769cm" svg:height="0.936cm" svg:x="10.903cm" svg:y="12.079cm">
            <draw:text-box>
              <text:p><text:span text:style-name="T2">N</text:span></text:p>
            </draw:text-box>
          </draw:frame>
          <draw:frame draw:style-name="gr104" draw:text-style-name="P4" draw:layer="layout" svg:width="0.748cm" svg:height="0.936cm" svg:x="8.942cm" svg:y="12.079cm">
            <draw:text-box>
              <text:p><text:span text:style-name="T2">E</text:span></text:p>
            </draw:text-box>
          </draw:frame>
          <draw:frame draw:style-name="gr105" draw:text-style-name="P4" draw:layer="layout" svg:width="0.87cm" svg:height="0.936cm" svg:x="12.823cm" svg:y="12.079cm">
            <draw:text-box>
              <text:p><text:span text:style-name="T2">W</text:span></text:p>
            </draw:text-box>
          </draw:frame>
          <draw:frame draw:style-name="gr104" draw:text-style-name="P4" draw:layer="layout" svg:width="0.748cm" svg:height="0.936cm" svg:x="3.104cm" svg:y="12.079cm">
            <draw:text-box>
              <text:p><text:span text:style-name="T2">S</text:span></text:p>
            </draw:text-box>
          </draw:frame>
          <draw:frame draw:style-name="gr104" draw:text-style-name="P4" draw:layer="layout" svg:width="0.748cm" svg:height="0.936cm" svg:x="18.723cm" svg:y="12.079cm">
            <draw:text-box>
              <text:p><text:span text:style-name="T2">S</text:span></text:p>
            </draw:text-box>
          </draw:frame>
        </draw:g>
        <draw:g>
          <draw:custom-shape draw:style-name="gr384" draw:text-style-name="P1" draw:layer="layout" svg:width="15.63cm" svg:height="1.582cm" svg:x="3.495cm" svg:y="10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85" draw:text-style-name="P1" draw:layer="layout" svg:x1="3.495cm" svg:y1="11.215cm" svg:x2="3.495cm" svg:y2="11.851cm">
            <text:p/>
          </draw:line>
          <draw:line draw:style-name="gr386" draw:text-style-name="P1" draw:layer="layout" svg:x1="4.798cm" svg:y1="11.215cm" svg:x2="4.798cm" svg:y2="11.851cm">
            <text:p/>
          </draw:line>
          <draw:line draw:style-name="gr387" draw:text-style-name="P1" draw:layer="layout" svg:x1="6.1cm" svg:y1="11.215cm" svg:x2="6.1cm" svg:y2="11.851cm">
            <text:p/>
          </draw:line>
          <draw:line draw:style-name="gr388" draw:text-style-name="P1" draw:layer="layout" svg:x1="7.404cm" svg:y1="11.215cm" svg:x2="7.404cm" svg:y2="11.851cm">
            <text:p/>
          </draw:line>
          <draw:line draw:style-name="gr389" draw:text-style-name="P1" draw:layer="layout" svg:x1="8.706cm" svg:y1="11.215cm" svg:x2="8.706cm" svg:y2="11.851cm">
            <text:p/>
          </draw:line>
          <draw:line draw:style-name="gr390" draw:text-style-name="P1" draw:layer="layout" svg:x1="10.009cm" svg:y1="11.215cm" svg:x2="10.009cm" svg:y2="11.851cm">
            <text:p/>
          </draw:line>
          <draw:line draw:style-name="gr391" draw:text-style-name="P1" draw:layer="layout" svg:x1="11.311cm" svg:y1="11.215cm" svg:x2="11.311cm" svg:y2="11.851cm">
            <text:p/>
          </draw:line>
          <draw:line draw:style-name="gr392" draw:text-style-name="P1" draw:layer="layout" svg:x1="12.614cm" svg:y1="11.215cm" svg:x2="12.614cm" svg:y2="11.851cm">
            <text:p/>
          </draw:line>
          <draw:line draw:style-name="gr393" draw:text-style-name="P1" draw:layer="layout" svg:x1="13.916cm" svg:y1="11.215cm" svg:x2="13.916cm" svg:y2="11.851cm">
            <text:p/>
          </draw:line>
          <draw:line draw:style-name="gr394" draw:text-style-name="P1" draw:layer="layout" svg:x1="15.22cm" svg:y1="11.215cm" svg:x2="15.22cm" svg:y2="11.851cm">
            <text:p/>
          </draw:line>
          <draw:line draw:style-name="gr395" draw:text-style-name="P1" draw:layer="layout" svg:x1="16.522cm" svg:y1="11.215cm" svg:x2="16.522cm" svg:y2="11.851cm">
            <text:p/>
          </draw:line>
          <draw:line draw:style-name="gr396" draw:text-style-name="P1" draw:layer="layout" svg:x1="17.825cm" svg:y1="11.215cm" svg:x2="17.825cm" svg:y2="11.851cm">
            <text:p/>
          </draw:line>
          <draw:line draw:style-name="gr397" draw:text-style-name="P1" draw:layer="layout" svg:x1="19.125cm" svg:y1="11.215cm" svg:x2="19.125cm" svg:y2="11.851cm">
            <text:p/>
          </draw:line>
          <draw:line draw:style-name="gr398" draw:text-style-name="P1" draw:layer="layout" svg:x1="8.705cm" svg:y1="11.453cm" svg:x2="8.705cm" svg:y2="11.853cm">
            <text:p/>
          </draw:line>
          <draw:line draw:style-name="gr399" draw:text-style-name="P1" draw:layer="layout" svg:x1="9.139cm" svg:y1="11.453cm" svg:x2="9.139cm" svg:y2="11.853cm">
            <text:p/>
          </draw:line>
          <draw:line draw:style-name="gr400" draw:text-style-name="P1" draw:layer="layout" svg:x1="9.573cm" svg:y1="11.453cm" svg:x2="9.573cm" svg:y2="11.853cm">
            <text:p/>
          </draw:line>
          <draw:line draw:style-name="gr401" draw:text-style-name="P1" draw:layer="layout" svg:x1="10.008cm" svg:y1="11.453cm" svg:x2="10.008cm" svg:y2="11.853cm">
            <text:p/>
          </draw:line>
          <draw:line draw:style-name="gr402" draw:text-style-name="P1" draw:layer="layout" svg:x1="10.442cm" svg:y1="11.453cm" svg:x2="10.442cm" svg:y2="11.853cm">
            <text:p/>
          </draw:line>
          <draw:line draw:style-name="gr403" draw:text-style-name="P1" draw:layer="layout" svg:x1="10.876cm" svg:y1="11.453cm" svg:x2="10.876cm" svg:y2="11.853cm">
            <text:p/>
          </draw:line>
          <draw:line draw:style-name="gr404" draw:text-style-name="P1" draw:layer="layout" svg:x1="11.31cm" svg:y1="11.453cm" svg:x2="11.31cm" svg:y2="11.853cm">
            <text:p/>
          </draw:line>
          <draw:line draw:style-name="gr405" draw:text-style-name="P1" draw:layer="layout" svg:x1="11.745cm" svg:y1="11.453cm" svg:x2="11.745cm" svg:y2="11.853cm">
            <text:p/>
          </draw:line>
          <draw:line draw:style-name="gr406" draw:text-style-name="P1" draw:layer="layout" svg:x1="12.179cm" svg:y1="11.453cm" svg:x2="12.179cm" svg:y2="11.853cm">
            <text:p/>
          </draw:line>
          <draw:line draw:style-name="gr407" draw:text-style-name="P1" draw:layer="layout" svg:x1="12.613cm" svg:y1="11.453cm" svg:x2="12.613cm" svg:y2="11.853cm">
            <text:p/>
          </draw:line>
          <draw:line draw:style-name="gr408" draw:text-style-name="P1" draw:layer="layout" svg:x1="13.047cm" svg:y1="11.453cm" svg:x2="13.047cm" svg:y2="11.853cm">
            <text:p/>
          </draw:line>
          <draw:line draw:style-name="gr409" draw:text-style-name="P1" draw:layer="layout" svg:x1="13.482cm" svg:y1="11.453cm" svg:x2="13.482cm" svg:y2="11.853cm">
            <text:p/>
          </draw:line>
          <draw:line draw:style-name="gr410" draw:text-style-name="P1" draw:layer="layout" svg:x1="13.915cm" svg:y1="11.453cm" svg:x2="13.915cm" svg:y2="11.853cm">
            <text:p/>
          </draw:line>
          <draw:line draw:style-name="gr411" draw:text-style-name="P1" draw:layer="layout" svg:x1="14.349cm" svg:y1="11.453cm" svg:x2="14.349cm" svg:y2="11.853cm">
            <text:p/>
          </draw:line>
          <draw:line draw:style-name="gr412" draw:text-style-name="P1" draw:layer="layout" svg:x1="14.783cm" svg:y1="11.453cm" svg:x2="14.783cm" svg:y2="11.853cm">
            <text:p/>
          </draw:line>
          <draw:line draw:style-name="gr413" draw:text-style-name="P1" draw:layer="layout" svg:x1="15.218cm" svg:y1="11.453cm" svg:x2="15.218cm" svg:y2="11.853cm">
            <text:p/>
          </draw:line>
          <draw:line draw:style-name="gr414" draw:text-style-name="P1" draw:layer="layout" svg:x1="15.652cm" svg:y1="11.453cm" svg:x2="15.652cm" svg:y2="11.853cm">
            <text:p/>
          </draw:line>
          <draw:line draw:style-name="gr415" draw:text-style-name="P1" draw:layer="layout" svg:x1="16.086cm" svg:y1="11.453cm" svg:x2="16.086cm" svg:y2="11.853cm">
            <text:p/>
          </draw:line>
          <draw:line draw:style-name="gr416" draw:text-style-name="P1" draw:layer="layout" svg:x1="16.52cm" svg:y1="11.453cm" svg:x2="16.52cm" svg:y2="11.853cm">
            <text:p/>
          </draw:line>
          <draw:line draw:style-name="gr417" draw:text-style-name="P1" draw:layer="layout" svg:x1="16.955cm" svg:y1="11.453cm" svg:x2="16.955cm" svg:y2="11.853cm">
            <text:p/>
          </draw:line>
          <draw:line draw:style-name="gr418" draw:text-style-name="P1" draw:layer="layout" svg:x1="17.389cm" svg:y1="11.453cm" svg:x2="17.389cm" svg:y2="11.853cm">
            <text:p/>
          </draw:line>
          <draw:line draw:style-name="gr419" draw:text-style-name="P1" draw:layer="layout" svg:x1="17.823cm" svg:y1="11.453cm" svg:x2="17.823cm" svg:y2="11.853cm">
            <text:p/>
          </draw:line>
          <draw:line draw:style-name="gr420" draw:text-style-name="P1" draw:layer="layout" svg:x1="18.257cm" svg:y1="11.453cm" svg:x2="18.257cm" svg:y2="11.853cm">
            <text:p/>
          </draw:line>
          <draw:line draw:style-name="gr421" draw:text-style-name="P1" draw:layer="layout" svg:x1="18.692cm" svg:y1="11.453cm" svg:x2="18.692cm" svg:y2="11.853cm">
            <text:p/>
          </draw:line>
          <draw:line draw:style-name="gr422" draw:text-style-name="P1" draw:layer="layout" svg:x1="19.125cm" svg:y1="11.453cm" svg:x2="19.125cm" svg:y2="11.853cm">
            <text:p/>
          </draw:line>
          <draw:line draw:style-name="gr423" draw:text-style-name="P1" draw:layer="layout" svg:x1="3.495cm" svg:y1="11.453cm" svg:x2="3.495cm" svg:y2="11.853cm">
            <text:p/>
          </draw:line>
          <draw:line draw:style-name="gr424" draw:text-style-name="P1" draw:layer="layout" svg:x1="3.929cm" svg:y1="11.453cm" svg:x2="3.929cm" svg:y2="11.853cm">
            <text:p/>
          </draw:line>
          <draw:line draw:style-name="gr425" draw:text-style-name="P1" draw:layer="layout" svg:x1="4.363cm" svg:y1="11.453cm" svg:x2="4.363cm" svg:y2="11.853cm">
            <text:p/>
          </draw:line>
          <draw:line draw:style-name="gr426" draw:text-style-name="P1" draw:layer="layout" svg:x1="4.798cm" svg:y1="11.453cm" svg:x2="4.798cm" svg:y2="11.853cm">
            <text:p/>
          </draw:line>
          <draw:line draw:style-name="gr427" draw:text-style-name="P1" draw:layer="layout" svg:x1="5.232cm" svg:y1="11.453cm" svg:x2="5.232cm" svg:y2="11.853cm">
            <text:p/>
          </draw:line>
          <draw:line draw:style-name="gr428" draw:text-style-name="P1" draw:layer="layout" svg:x1="5.666cm" svg:y1="11.453cm" svg:x2="5.666cm" svg:y2="11.853cm">
            <text:p/>
          </draw:line>
          <draw:line draw:style-name="gr429" draw:text-style-name="P1" draw:layer="layout" svg:x1="6.1cm" svg:y1="11.453cm" svg:x2="6.1cm" svg:y2="11.853cm">
            <text:p/>
          </draw:line>
          <draw:line draw:style-name="gr430" draw:text-style-name="P1" draw:layer="layout" svg:x1="6.535cm" svg:y1="11.453cm" svg:x2="6.535cm" svg:y2="11.853cm">
            <text:p/>
          </draw:line>
          <draw:line draw:style-name="gr431" draw:text-style-name="P1" draw:layer="layout" svg:x1="6.969cm" svg:y1="11.453cm" svg:x2="6.969cm" svg:y2="11.853cm">
            <text:p/>
          </draw:line>
          <draw:line draw:style-name="gr432" draw:text-style-name="P1" draw:layer="layout" svg:x1="7.403cm" svg:y1="11.453cm" svg:x2="7.403cm" svg:y2="11.853cm">
            <text:p/>
          </draw:line>
          <draw:line draw:style-name="gr433" draw:text-style-name="P1" draw:layer="layout" svg:x1="7.837cm" svg:y1="11.453cm" svg:x2="7.837cm" svg:y2="11.853cm">
            <text:p/>
          </draw:line>
          <draw:line draw:style-name="gr434" draw:text-style-name="P1" draw:layer="layout" svg:x1="8.272cm" svg:y1="11.453cm" svg:x2="8.272cm" svg:y2="11.853cm">
            <text:p/>
          </draw:line>
          <draw:frame draw:style-name="gr435" draw:text-style-name="P5" draw:layer="layout" svg:width="0.837cm" svg:height="0.45cm" svg:x="3.607cm" svg:y="11.134cm">
            <draw:text-box>
              <text:p text:style-name="P2"><text:span text:style-name="T3">10</text:span></text:p>
            </draw:text-box>
          </draw:frame>
          <draw:frame draw:style-name="gr436" draw:text-style-name="P5" draw:layer="layout" svg:width="0.868cm" svg:height="0.45cm" svg:x="4.04cm" svg:y="11.134cm">
            <draw:text-box>
              <text:p text:style-name="P2"><text:span text:style-name="T3">20</text:span></text:p>
            </draw:text-box>
          </draw:frame>
          <draw:frame draw:style-name="gr437" draw:text-style-name="P5" draw:layer="layout" svg:width="0.736cm" svg:height="0.45cm" svg:x="4.908cm" svg:y="11.134cm">
            <draw:text-box>
              <text:p text:style-name="P2"><text:span text:style-name="T3">10</text:span></text:p>
            </draw:text-box>
          </draw:frame>
          <draw:frame draw:style-name="gr438" draw:text-style-name="P5" draw:layer="layout" svg:width="0.867cm" svg:height="0.45cm" svg:x="5.342cm" svg:y="11.134cm">
            <draw:text-box>
              <text:p text:style-name="P2"><text:span text:style-name="T3">20</text:span></text:p>
            </draw:text-box>
          </draw:frame>
          <draw:frame draw:style-name="gr439" draw:text-style-name="P5" draw:layer="layout" svg:width="0.835cm" svg:height="0.45cm" svg:x="6.209cm" svg:y="11.134cm">
            <draw:text-box>
              <text:p text:style-name="P2"><text:span text:style-name="T3">10</text:span></text:p>
            </draw:text-box>
          </draw:frame>
          <draw:frame draw:style-name="gr440" draw:text-style-name="P5" draw:layer="layout" svg:width="0.867cm" svg:height="0.45cm" svg:x="6.643cm" svg:y="11.134cm">
            <draw:text-box>
              <text:p text:style-name="P2"><text:span text:style-name="T3">20</text:span></text:p>
            </draw:text-box>
          </draw:frame>
          <draw:frame draw:style-name="gr441" draw:text-style-name="P5" draw:layer="layout" svg:width="0.734cm" svg:height="0.45cm" svg:x="7.51cm" svg:y="11.134cm">
            <draw:text-box>
              <text:p text:style-name="P2"><text:span text:style-name="T3">10</text:span></text:p>
            </draw:text-box>
          </draw:frame>
          <draw:frame draw:style-name="gr442" draw:text-style-name="P5" draw:layer="layout" svg:width="0.868cm" svg:height="0.45cm" svg:x="7.944cm" svg:y="11.134cm">
            <draw:text-box>
              <text:p text:style-name="P2"><text:span text:style-name="T3">20</text:span></text:p>
            </draw:text-box>
          </draw:frame>
          <draw:frame draw:style-name="gr443" draw:text-style-name="P5" draw:layer="layout" svg:width="0.832cm" svg:height="0.523cm" svg:x="8.812cm" svg:y="11.134cm">
            <draw:text-box>
              <text:p text:style-name="P2"><text:span text:style-name="T3">10</text:span></text:p>
            </draw:text-box>
          </draw:frame>
          <draw:frame draw:style-name="gr444" draw:text-style-name="P5" draw:layer="layout" svg:width="0.866cm" svg:height="0.45cm" svg:x="9.246cm" svg:y="11.134cm">
            <draw:text-box>
              <text:p text:style-name="P2"><text:span text:style-name="T3">20</text:span></text:p>
            </draw:text-box>
          </draw:frame>
          <draw:frame draw:style-name="gr445" draw:text-style-name="P5" draw:layer="layout" svg:width="0.732cm" svg:height="0.45cm" svg:x="10.112cm" svg:y="11.134cm">
            <draw:text-box>
              <text:p text:style-name="P2"><text:span text:style-name="T3">10</text:span></text:p>
            </draw:text-box>
          </draw:frame>
          <draw:frame draw:style-name="gr446" draw:text-style-name="P5" draw:layer="layout" svg:width="0.869cm" svg:height="0.45cm" svg:x="10.546cm" svg:y="11.134cm">
            <draw:text-box>
              <text:p text:style-name="P2"><text:span text:style-name="T3">20</text:span></text:p>
            </draw:text-box>
          </draw:frame>
          <draw:frame draw:style-name="gr447" draw:text-style-name="P5" draw:layer="layout" svg:width="0.829cm" svg:height="0.45cm" svg:x="11.415cm" svg:y="11.134cm">
            <draw:text-box>
              <text:p text:style-name="P2"><text:span text:style-name="T3">10</text:span></text:p>
            </draw:text-box>
          </draw:frame>
          <draw:frame draw:style-name="gr448" draw:text-style-name="P5" draw:layer="layout" svg:width="0.867cm" svg:height="0.45cm" svg:x="11.848cm" svg:y="11.134cm">
            <draw:text-box>
              <text:p text:style-name="P2"><text:span text:style-name="T3">20</text:span></text:p>
            </draw:text-box>
          </draw:frame>
          <draw:frame draw:style-name="gr449" draw:text-style-name="P5" draw:layer="layout" svg:width="0.929cm" svg:height="0.45cm" svg:x="12.715cm" svg:y="11.134cm">
            <draw:text-box>
              <text:p text:style-name="P2"><text:span text:style-name="T3">10</text:span></text:p>
            </draw:text-box>
          </draw:frame>
          <draw:frame draw:style-name="gr450" draw:text-style-name="P5" draw:layer="layout" svg:width="0.868cm" svg:height="0.45cm" svg:x="13.148cm" svg:y="11.134cm">
            <draw:text-box>
              <text:p text:style-name="P2"><text:span text:style-name="T3">20</text:span></text:p>
            </draw:text-box>
          </draw:frame>
          <draw:frame draw:style-name="gr451" draw:text-style-name="P5" draw:layer="layout" svg:width="0.828cm" svg:height="0.45cm" svg:x="14.016cm" svg:y="11.134cm">
            <draw:text-box>
              <text:p text:style-name="P2"><text:span text:style-name="T3">10</text:span></text:p>
            </draw:text-box>
          </draw:frame>
          <draw:frame draw:style-name="gr452" draw:text-style-name="P5" draw:layer="layout" svg:width="0.866cm" svg:height="0.45cm" svg:x="14.45cm" svg:y="11.134cm">
            <draw:text-box>
              <text:p text:style-name="P2"><text:span text:style-name="T3">20</text:span></text:p>
            </draw:text-box>
          </draw:frame>
          <draw:frame draw:style-name="gr453" draw:text-style-name="P5" draw:layer="layout" svg:width="0.928cm" svg:height="0.45cm" svg:x="15.316cm" svg:y="11.134cm">
            <draw:text-box>
              <text:p text:style-name="P2"><text:span text:style-name="T3">10</text:span></text:p>
            </draw:text-box>
          </draw:frame>
          <draw:frame draw:style-name="gr454" draw:text-style-name="P5" draw:layer="layout" svg:width="0.867cm" svg:height="0.45cm" svg:x="15.751cm" svg:y="11.134cm">
            <draw:text-box>
              <text:p text:style-name="P2"><text:span text:style-name="T3">20</text:span></text:p>
            </draw:text-box>
          </draw:frame>
          <draw:frame draw:style-name="gr455" draw:text-style-name="P5" draw:layer="layout" svg:width="0.826cm" svg:height="0.45cm" svg:x="16.618cm" svg:y="11.134cm">
            <draw:text-box>
              <text:p text:style-name="P2"><text:span text:style-name="T3">10</text:span></text:p>
            </draw:text-box>
          </draw:frame>
          <draw:frame draw:style-name="gr456" draw:text-style-name="P5" draw:layer="layout" svg:width="0.868cm" svg:height="0.45cm" svg:x="17.052cm" svg:y="11.134cm">
            <draw:text-box>
              <text:p text:style-name="P2"><text:span text:style-name="T3">20</text:span></text:p>
            </draw:text-box>
          </draw:frame>
          <draw:frame draw:style-name="gr457" draw:text-style-name="P5" draw:layer="layout" svg:width="0.924cm" svg:height="0.45cm" svg:x="17.92cm" svg:y="11.134cm">
            <draw:text-box>
              <text:p text:style-name="P2"><text:span text:style-name="T3">10</text:span></text:p>
            </draw:text-box>
          </draw:frame>
          <draw:frame draw:style-name="gr458" draw:text-style-name="P5" draw:layer="layout" svg:width="0.891cm" svg:height="0.45cm" svg:x="18.353cm" svg:y="11.134cm">
            <draw:text-box>
              <text:p text:style-name="P2"><text:span text:style-name="T3">20</text:span></text:p>
            </draw:text-box>
          </draw:frame>
          <draw:frame draw:style-name="gr459" draw:text-style-name="P6" draw:layer="layout" svg:width="1.353cm" svg:height="0.964cm" svg:x="3.725cm" svg:y="10.787cm">
            <draw:text-box>
              <text:p text:style-name="P2"><text:span text:style-name="T4">Jan.</text:span></text:p>
            </draw:text-box>
          </draw:frame>
          <draw:frame draw:style-name="gr460" draw:text-style-name="P6" draw:layer="layout" svg:width="1.406cm" svg:height="0.964cm" svg:x="5.001cm" svg:y="10.787cm">
            <draw:text-box>
              <text:p text:style-name="P2"><text:span text:style-name="T4">Feb.</text:span></text:p>
            </draw:text-box>
          </draw:frame>
          <draw:frame draw:style-name="gr461" draw:text-style-name="P6" draw:layer="layout" svg:width="1.382cm" svg:height="0.964cm" svg:x="6.318cm" svg:y="10.787cm">
            <draw:text-box>
              <text:p text:style-name="P2"><text:span text:style-name="T4">Mar.</text:span></text:p>
            </draw:text-box>
          </draw:frame>
          <draw:frame draw:style-name="gr462" draw:text-style-name="P6" draw:layer="layout" svg:width="1.299cm" svg:height="0.964cm" svg:x="7.664cm" svg:y="10.787cm">
            <draw:text-box>
              <text:p text:style-name="P2"><text:span text:style-name="T4">Apr.</text:span></text:p>
            </draw:text-box>
          </draw:frame>
          <draw:frame draw:style-name="gr463" draw:text-style-name="P6" draw:layer="layout" svg:width="1.449cm" svg:height="0.964cm" svg:x="8.894cm" svg:y="10.787cm">
            <draw:text-box>
              <text:p text:style-name="P2"><text:span text:style-name="T4">May.</text:span></text:p>
            </draw:text-box>
          </draw:frame>
          <draw:frame draw:style-name="gr464" draw:text-style-name="P6" draw:layer="layout" svg:width="1.353cm" svg:height="0.964cm" svg:x="10.245cm" svg:y="10.787cm">
            <draw:text-box>
              <text:p text:style-name="P2"><text:span text:style-name="T4">Jun.</text:span></text:p>
            </draw:text-box>
          </draw:frame>
          <draw:frame draw:style-name="gr465" draw:text-style-name="P6" draw:layer="layout" svg:width="1.182cm" svg:height="0.964cm" svg:x="11.635cm" svg:y="10.787cm">
            <draw:text-box>
              <text:p text:style-name="P2"><text:span text:style-name="T4">Jul.</text:span></text:p>
            </draw:text-box>
          </draw:frame>
          <draw:frame draw:style-name="gr466" draw:text-style-name="P6" draw:layer="layout" svg:width="1.437cm" svg:height="0.964cm" svg:x="12.811cm" svg:y="10.787cm">
            <draw:text-box>
              <text:p text:style-name="P2"><text:span text:style-name="T4">Aug.</text:span></text:p>
            </draw:text-box>
          </draw:frame>
          <draw:frame draw:style-name="gr467" draw:text-style-name="P6" draw:layer="layout" svg:width="1.435cm" svg:height="0.964cm" svg:x="14.117cm" svg:y="10.787cm">
            <draw:text-box>
              <text:p text:style-name="P2"><text:span text:style-name="T4">Sep.</text:span></text:p>
            </draw:text-box>
          </draw:frame>
          <draw:frame draw:style-name="gr468" draw:text-style-name="P6" draw:layer="layout" svg:width="1.328cm" svg:height="0.964cm" svg:x="15.475cm" svg:y="10.787cm">
            <draw:text-box>
              <text:p text:style-name="P2"><text:span text:style-name="T4">Oct.</text:span></text:p>
            </draw:text-box>
          </draw:frame>
          <draw:frame draw:style-name="gr469" draw:text-style-name="P6" draw:layer="layout" svg:width="1.399cm" svg:height="0.964cm" svg:x="16.743cm" svg:y="10.787cm">
            <draw:text-box>
              <text:p text:style-name="P2"><text:span text:style-name="T4">Nov.</text:span></text:p>
            </draw:text-box>
          </draw:frame>
          <draw:frame draw:style-name="gr470" draw:text-style-name="P6" draw:layer="layout" svg:width="1.437cm" svg:height="0.964cm" svg:x="18.028cm" svg:y="10.787cm">
            <draw:text-box>
              <text:p text:style-name="P2"><text:span text:style-name="T4">Dec.</text:span></text:p>
            </draw:text-box>
          </draw:frame>
          <draw:frame draw:style-name="gr193" draw:text-style-name="P7" draw:layer="layout" svg:width="7cm" svg:height="0.493cm" svg:x="3.927cm" svg:y="10.269cm">
            <draw:text-box>
              <text:p><text:span text:style-name="T5">Designed by satakagi, <text:s/>na-sekiguchi</text:span><text:span text:style-name="T5">　　</text:span><text:span text:style-name="T5">Planisphere:hoshifuru.jp</text:span></text:p>
            </draw:text-box>
          </draw:frame>
          <draw:frame draw:style-name="gr194" draw:text-style-name="P9" draw:layer="layout" svg:width="7.2cm" svg:height="0.675cm" svg:x="11.402cm" svg:y="10.269cm">
            <draw:text-box>
              <text:p text:style-name="P8"><text:span text:style-name="T6">・太陽光や強い光の下での使用・保管・放置は絶対にしないでください</text:span></text:p>
              <text:p text:style-name="P8"><text:span text:style-name="T6">・太陽光や強い光を、レンズを通して直接見ることは絶対にしないでください</text:span></text:p>
            </draw:text-box>
          </draw:frame>
          <draw:frame draw:style-name="gr194" draw:text-style-name="P9" draw:layer="layout" svg:width="0.96cm" svg:height="0.463cm" svg:x="10.927cm" svg:y="10.37cm">
            <draw:text-box>
              <text:p text:style-name="P8"><text:span text:style-name="T6">注意</text:span></text:p>
            </draw:text-box>
          </draw:frame>
        </draw:g>
        <draw:g>
          <draw:frame draw:style-name="gr471" draw:text-style-name="P3" draw:layer="layout" svg:width="0.843cm" svg:height="0.805cm" svg:x="18.758cm" svg:y="20.176cm">
            <draw:text-box>
              <text:p text:style-name="P2"><text:span text:style-name="T1">0</text:span></text:p>
            </draw:text-box>
          </draw:frame>
          <draw:frame draw:style-name="gr472" draw:text-style-name="P3" draw:layer="layout" svg:width="0.872cm" svg:height="0.805cm" svg:x="18.116cm" svg:y="20.176cm">
            <draw:text-box>
              <text:p text:style-name="P2"><text:span text:style-name="T1">1</text:span></text:p>
            </draw:text-box>
          </draw:frame>
          <draw:frame draw:style-name="gr473" draw:text-style-name="P3" draw:layer="layout" svg:width="0.742cm" svg:height="0.805cm" svg:x="17.531cm" svg:y="20.176cm">
            <draw:text-box>
              <text:p text:style-name="P2"><text:span text:style-name="T1">2</text:span></text:p>
            </draw:text-box>
          </draw:frame>
          <draw:frame draw:style-name="gr474" draw:text-style-name="P3" draw:layer="layout" svg:width="0.874cm" svg:height="0.805cm" svg:x="16.815cm" svg:y="20.176cm">
            <draw:text-box>
              <text:p text:style-name="P2"><text:span text:style-name="T1">3</text:span></text:p>
            </draw:text-box>
          </draw:frame>
          <draw:frame draw:style-name="gr475" draw:text-style-name="P3" draw:layer="layout" svg:width="0.841cm" svg:height="0.805cm" svg:x="16.182cm" svg:y="20.176cm">
            <draw:text-box>
              <text:p text:style-name="P2"><text:span text:style-name="T1">4</text:span></text:p>
            </draw:text-box>
          </draw:frame>
          <draw:frame draw:style-name="gr476" draw:text-style-name="P3" draw:layer="layout" svg:width="0.873cm" svg:height="0.805cm" svg:x="15.516cm" svg:y="20.176cm">
            <draw:text-box>
              <text:p text:style-name="P2"><text:span text:style-name="T1">5</text:span></text:p>
            </draw:text-box>
          </draw:frame>
          <draw:frame draw:style-name="gr477" draw:text-style-name="P3" draw:layer="layout" svg:width="0.739cm" svg:height="0.805cm" svg:x="14.933cm" svg:y="20.176cm">
            <draw:text-box>
              <text:p text:style-name="P2"><text:span text:style-name="T1">6</text:span></text:p>
            </draw:text-box>
          </draw:frame>
          <draw:frame draw:style-name="gr478" draw:text-style-name="P3" draw:layer="layout" svg:width="0.874cm" svg:height="0.805cm" svg:x="14.215cm" svg:y="20.176cm">
            <draw:text-box>
              <text:p text:style-name="P2"><text:span text:style-name="T1">7</text:span></text:p>
            </draw:text-box>
          </draw:frame>
          <draw:frame draw:style-name="gr479" draw:text-style-name="P3" draw:layer="layout" svg:width="0.837cm" svg:height="0.805cm" svg:x="13.584cm" svg:y="20.176cm">
            <draw:text-box>
              <text:p text:style-name="P2"><text:span text:style-name="T1">8</text:span></text:p>
            </draw:text-box>
          </draw:frame>
          <draw:frame draw:style-name="gr480" draw:text-style-name="P3" draw:layer="layout" svg:width="0.874cm" svg:height="0.805cm" svg:x="12.915cm" svg:y="20.176cm">
            <draw:text-box>
              <text:p text:style-name="P2"><text:span text:style-name="T1">9</text:span></text:p>
            </draw:text-box>
          </draw:frame>
          <draw:frame draw:style-name="gr481" draw:text-style-name="P3" draw:layer="layout" svg:width="0.933cm" svg:height="0.805cm" svg:x="12.159cm" svg:y="20.176cm">
            <draw:text-box>
              <text:p text:style-name="P2"><text:span text:style-name="T1">10</text:span></text:p>
            </draw:text-box>
          </draw:frame>
          <draw:frame draw:style-name="gr482" draw:text-style-name="P3" draw:layer="layout" svg:width="0.875cm" svg:height="0.805cm" svg:x="11.538cm" svg:y="20.176cm">
            <draw:text-box>
              <text:p text:style-name="P2"><text:span text:style-name="T1">11</text:span></text:p>
            </draw:text-box>
          </draw:frame>
          <draw:frame draw:style-name="gr483" draw:text-style-name="P3" draw:layer="layout" svg:width="0.836cm" svg:height="0.805cm" svg:x="10.908cm" svg:y="20.176cm">
            <draw:text-box>
              <text:p text:style-name="P2"><text:span text:style-name="T1">12</text:span></text:p>
            </draw:text-box>
          </draw:frame>
          <draw:frame draw:style-name="gr484" draw:text-style-name="P3" draw:layer="layout" svg:width="0.873cm" svg:height="0.805cm" svg:x="10.24cm" svg:y="20.176cm">
            <draw:text-box>
              <text:p text:style-name="P2"><text:span text:style-name="T1">13</text:span></text:p>
            </draw:text-box>
          </draw:frame>
          <draw:frame draw:style-name="gr485" draw:text-style-name="P3" draw:layer="layout" svg:width="0.937cm" svg:height="0.805cm" svg:x="9.558cm" svg:y="20.176cm">
            <draw:text-box>
              <text:p text:style-name="P2"><text:span text:style-name="T1">14</text:span></text:p>
            </draw:text-box>
          </draw:frame>
          <draw:frame draw:style-name="gr486" draw:text-style-name="P3" draw:layer="layout" svg:width="0.875cm" svg:height="0.805cm" svg:x="8.939cm" svg:y="20.176cm">
            <draw:text-box>
              <text:p text:style-name="P2"><text:span text:style-name="T1">15</text:span></text:p>
            </draw:text-box>
          </draw:frame>
          <draw:frame draw:style-name="gr487" draw:text-style-name="P3" draw:layer="layout" svg:width="0.834cm" svg:height="0.805cm" svg:x="8.309cm" svg:y="20.176cm">
            <draw:text-box>
              <text:p text:style-name="P2"><text:span text:style-name="T1">16</text:span></text:p>
            </draw:text-box>
          </draw:frame>
          <draw:frame draw:style-name="gr488" draw:text-style-name="P3" draw:layer="layout" svg:width="0.872cm" svg:height="0.805cm" svg:x="7.64cm" svg:y="20.176cm">
            <draw:text-box>
              <text:p text:style-name="P2"><text:span text:style-name="T1">17</text:span></text:p>
            </draw:text-box>
          </draw:frame>
          <draw:frame draw:style-name="gr489" draw:text-style-name="P3" draw:layer="layout" svg:width="0.934cm" svg:height="0.805cm" svg:x="6.959cm" svg:y="20.176cm">
            <draw:text-box>
              <text:p text:style-name="P2"><text:span text:style-name="T1">18</text:span></text:p>
            </draw:text-box>
          </draw:frame>
          <draw:frame draw:style-name="gr490" draw:text-style-name="P3" draw:layer="layout" svg:width="0.874cm" svg:height="0.805cm" svg:x="6.339cm" svg:y="20.176cm">
            <draw:text-box>
              <text:p text:style-name="P2"><text:span text:style-name="T1">19</text:span></text:p>
            </draw:text-box>
          </draw:frame>
          <draw:frame draw:style-name="gr491" draw:text-style-name="P3" draw:layer="layout" svg:width="0.833cm" svg:height="0.805cm" svg:x="5.71cm" svg:y="20.176cm">
            <draw:text-box>
              <text:p text:style-name="P2"><text:span text:style-name="T1">20</text:span></text:p>
            </draw:text-box>
          </draw:frame>
          <draw:frame draw:style-name="gr492" draw:text-style-name="P3" draw:layer="layout" svg:width="0.875cm" svg:height="0.805cm" svg:x="5.039cm" svg:y="20.176cm">
            <draw:text-box>
              <text:p text:style-name="P2"><text:span text:style-name="T1">21</text:span></text:p>
            </draw:text-box>
          </draw:frame>
          <draw:frame draw:style-name="gr493" draw:text-style-name="P3" draw:layer="layout" svg:width="0.929cm" svg:height="0.805cm" svg:x="4.362cm" svg:y="20.176cm">
            <draw:text-box>
              <text:p text:style-name="P2"><text:span text:style-name="T1">22</text:span></text:p>
            </draw:text-box>
          </draw:frame>
          <draw:frame draw:style-name="gr494" draw:text-style-name="P3" draw:layer="layout" svg:width="0.897cm" svg:height="0.805cm" svg:x="3.736cm" svg:y="20.176cm">
            <draw:text-box>
              <text:p text:style-name="P2"><text:span text:style-name="T1">23</text:span></text:p>
            </draw:text-box>
          </draw:frame>
          <draw:frame draw:style-name="gr495" draw:text-style-name="P3" draw:layer="layout" svg:width="0.843cm" svg:height="0.805cm" svg:x="3.159cm" svg:y="20.176cm">
            <draw:text-box>
              <text:p text:style-name="P2"><text:span text:style-name="T1">0</text:span></text:p>
            </draw:text-box>
          </draw:frame>
          <draw:custom-shape draw:style-name="gr496" draw:text-style-name="P1" draw:layer="layout" svg:width="15.631cm" svg:height="1.2cm" svg:x="3.465cm" svg:y="19.65cm">
            <text:p/>
            <draw:enhanced-geometry svg:viewBox="0 0 21600 21600" draw:type="rectangle" draw:enhanced-path="M 0 0 L 21600 0 21600 21600 0 21600 0 0 Z N"/>
          </draw:custom-shape>
          <draw:line draw:style-name="gr497" draw:text-style-name="P1" draw:layer="layout" svg:x1="11.281cm" svg:y1="19.65cm" svg:x2="11.281cm" svg:y2="20.25cm">
            <text:p/>
          </draw:line>
          <draw:line draw:style-name="gr498" draw:text-style-name="P1" draw:layer="layout" svg:x1="11.933cm" svg:y1="19.65cm" svg:x2="11.933cm" svg:y2="20.25cm">
            <text:p/>
          </draw:line>
          <draw:line draw:style-name="gr499" draw:text-style-name="P1" draw:layer="layout" svg:x1="12.584cm" svg:y1="19.65cm" svg:x2="12.584cm" svg:y2="20.25cm">
            <text:p/>
          </draw:line>
          <draw:line draw:style-name="gr500" draw:text-style-name="P1" draw:layer="layout" svg:x1="13.235cm" svg:y1="19.65cm" svg:x2="13.235cm" svg:y2="20.25cm">
            <text:p/>
          </draw:line>
          <draw:line draw:style-name="gr501" draw:text-style-name="P1" draw:layer="layout" svg:x1="13.886cm" svg:y1="19.65cm" svg:x2="13.886cm" svg:y2="20.25cm">
            <text:p/>
          </draw:line>
          <draw:line draw:style-name="gr502" draw:text-style-name="P1" draw:layer="layout" svg:x1="14.538cm" svg:y1="19.65cm" svg:x2="14.538cm" svg:y2="20.25cm">
            <text:p/>
          </draw:line>
          <draw:line draw:style-name="gr503" draw:text-style-name="P1" draw:layer="layout" svg:x1="15.189cm" svg:y1="19.65cm" svg:x2="15.189cm" svg:y2="20.25cm">
            <text:p/>
          </draw:line>
          <draw:line draw:style-name="gr504" draw:text-style-name="P1" draw:layer="layout" svg:x1="15.841cm" svg:y1="19.65cm" svg:x2="15.841cm" svg:y2="20.25cm">
            <text:p/>
          </draw:line>
          <draw:line draw:style-name="gr505" draw:text-style-name="P1" draw:layer="layout" svg:x1="16.492cm" svg:y1="19.65cm" svg:x2="16.492cm" svg:y2="20.25cm">
            <text:p/>
          </draw:line>
          <draw:line draw:style-name="gr506" draw:text-style-name="P1" draw:layer="layout" svg:x1="17.143cm" svg:y1="19.65cm" svg:x2="17.143cm" svg:y2="20.25cm">
            <text:p/>
          </draw:line>
          <draw:line draw:style-name="gr507" draw:text-style-name="P1" draw:layer="layout" svg:x1="17.794cm" svg:y1="19.65cm" svg:x2="17.794cm" svg:y2="20.25cm">
            <text:p/>
          </draw:line>
          <draw:line draw:style-name="gr508" draw:text-style-name="P1" draw:layer="layout" svg:x1="18.446cm" svg:y1="19.65cm" svg:x2="18.446cm" svg:y2="20.25cm">
            <text:p/>
          </draw:line>
          <draw:line draw:style-name="gr509" draw:text-style-name="P1" draw:layer="layout" svg:x1="19.096cm" svg:y1="19.65cm" svg:x2="19.096cm" svg:y2="20.25cm">
            <text:p/>
          </draw:line>
          <draw:line draw:style-name="gr510" draw:text-style-name="P1" draw:layer="layout" svg:x1="3.466cm" svg:y1="19.65cm" svg:x2="3.466cm" svg:y2="20.25cm">
            <text:p/>
          </draw:line>
          <draw:line draw:style-name="gr511" draw:text-style-name="P1" draw:layer="layout" svg:x1="4.118cm" svg:y1="19.65cm" svg:x2="4.118cm" svg:y2="20.25cm">
            <text:p/>
          </draw:line>
          <draw:line draw:style-name="gr512" draw:text-style-name="P1" draw:layer="layout" svg:x1="4.769cm" svg:y1="19.65cm" svg:x2="4.769cm" svg:y2="20.25cm">
            <text:p/>
          </draw:line>
          <draw:line draw:style-name="gr513" draw:text-style-name="P1" draw:layer="layout" svg:x1="5.42cm" svg:y1="19.65cm" svg:x2="5.42cm" svg:y2="20.25cm">
            <text:p/>
          </draw:line>
          <draw:line draw:style-name="gr514" draw:text-style-name="P1" draw:layer="layout" svg:x1="6.071cm" svg:y1="19.65cm" svg:x2="6.071cm" svg:y2="20.25cm">
            <text:p/>
          </draw:line>
          <draw:line draw:style-name="gr515" draw:text-style-name="P1" draw:layer="layout" svg:x1="6.723cm" svg:y1="19.65cm" svg:x2="6.723cm" svg:y2="20.25cm">
            <text:p/>
          </draw:line>
          <draw:line draw:style-name="gr516" draw:text-style-name="P1" draw:layer="layout" svg:x1="7.374cm" svg:y1="19.65cm" svg:x2="7.374cm" svg:y2="20.25cm">
            <text:p/>
          </draw:line>
          <draw:line draw:style-name="gr517" draw:text-style-name="P1" draw:layer="layout" svg:x1="8.026cm" svg:y1="19.65cm" svg:x2="8.026cm" svg:y2="20.25cm">
            <text:p/>
          </draw:line>
          <draw:line draw:style-name="gr518" draw:text-style-name="P1" draw:layer="layout" svg:x1="8.677cm" svg:y1="19.65cm" svg:x2="8.677cm" svg:y2="20.25cm">
            <text:p/>
          </draw:line>
          <draw:line draw:style-name="gr519" draw:text-style-name="P1" draw:layer="layout" svg:x1="9.328cm" svg:y1="19.65cm" svg:x2="9.328cm" svg:y2="20.25cm">
            <text:p/>
          </draw:line>
          <draw:line draw:style-name="gr520" draw:text-style-name="P1" draw:layer="layout" svg:x1="9.979cm" svg:y1="19.65cm" svg:x2="9.979cm" svg:y2="20.25cm">
            <text:p/>
          </draw:line>
          <draw:line draw:style-name="gr521" draw:text-style-name="P1" draw:layer="layout" svg:x1="10.631cm" svg:y1="19.65cm" svg:x2="10.631cm" svg:y2="20.25cm">
            <text:p/>
          </draw:line>
          <draw:frame draw:style-name="gr103" draw:text-style-name="P4" draw:layer="layout" svg:width="0.769cm" svg:height="0.936cm" svg:x="10.905cm" svg:y="19.579cm">
            <draw:text-box>
              <text:p><text:span text:style-name="T2">N</text:span></text:p>
            </draw:text-box>
          </draw:frame>
          <draw:frame draw:style-name="gr104" draw:text-style-name="P4" draw:layer="layout" svg:width="0.748cm" svg:height="0.936cm" svg:x="8.944cm" svg:y="19.579cm">
            <draw:text-box>
              <text:p><text:span text:style-name="T2">E</text:span></text:p>
            </draw:text-box>
          </draw:frame>
          <draw:frame draw:style-name="gr105" draw:text-style-name="P4" draw:layer="layout" svg:width="0.87cm" svg:height="0.936cm" svg:x="12.825cm" svg:y="19.579cm">
            <draw:text-box>
              <text:p><text:span text:style-name="T2">W</text:span></text:p>
            </draw:text-box>
          </draw:frame>
          <draw:frame draw:style-name="gr104" draw:text-style-name="P4" draw:layer="layout" svg:width="0.748cm" svg:height="0.936cm" svg:x="3.106cm" svg:y="19.579cm">
            <draw:text-box>
              <text:p><text:span text:style-name="T2">S</text:span></text:p>
            </draw:text-box>
          </draw:frame>
          <draw:frame draw:style-name="gr104" draw:text-style-name="P4" draw:layer="layout" svg:width="0.748cm" svg:height="0.936cm" svg:x="18.725cm" svg:y="19.579cm">
            <draw:text-box>
              <text:p><text:span text:style-name="T2">S</text:span></text:p>
            </draw:text-box>
          </draw:frame>
        </draw:g>
        <draw:g>
          <draw:custom-shape draw:style-name="gr522" draw:text-style-name="P1" draw:layer="layout" svg:width="15.63cm" svg:height="1.582cm" svg:x="3.497cm" svg:y="17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3" draw:text-style-name="P1" draw:layer="layout" svg:x1="3.497cm" svg:y1="18.715cm" svg:x2="3.497cm" svg:y2="19.351cm">
            <text:p/>
          </draw:line>
          <draw:line draw:style-name="gr524" draw:text-style-name="P1" draw:layer="layout" svg:x1="4.8cm" svg:y1="18.715cm" svg:x2="4.8cm" svg:y2="19.351cm">
            <text:p/>
          </draw:line>
          <draw:line draw:style-name="gr525" draw:text-style-name="P1" draw:layer="layout" svg:x1="6.102cm" svg:y1="18.715cm" svg:x2="6.102cm" svg:y2="19.351cm">
            <text:p/>
          </draw:line>
          <draw:line draw:style-name="gr526" draw:text-style-name="P1" draw:layer="layout" svg:x1="7.406cm" svg:y1="18.715cm" svg:x2="7.406cm" svg:y2="19.351cm">
            <text:p/>
          </draw:line>
          <draw:line draw:style-name="gr527" draw:text-style-name="P1" draw:layer="layout" svg:x1="8.708cm" svg:y1="18.715cm" svg:x2="8.708cm" svg:y2="19.351cm">
            <text:p/>
          </draw:line>
          <draw:line draw:style-name="gr528" draw:text-style-name="P1" draw:layer="layout" svg:x1="10.011cm" svg:y1="18.715cm" svg:x2="10.011cm" svg:y2="19.351cm">
            <text:p/>
          </draw:line>
          <draw:line draw:style-name="gr529" draw:text-style-name="P1" draw:layer="layout" svg:x1="11.313cm" svg:y1="18.715cm" svg:x2="11.313cm" svg:y2="19.351cm">
            <text:p/>
          </draw:line>
          <draw:line draw:style-name="gr530" draw:text-style-name="P1" draw:layer="layout" svg:x1="12.616cm" svg:y1="18.715cm" svg:x2="12.616cm" svg:y2="19.351cm">
            <text:p/>
          </draw:line>
          <draw:line draw:style-name="gr531" draw:text-style-name="P1" draw:layer="layout" svg:x1="13.918cm" svg:y1="18.715cm" svg:x2="13.918cm" svg:y2="19.351cm">
            <text:p/>
          </draw:line>
          <draw:line draw:style-name="gr532" draw:text-style-name="P1" draw:layer="layout" svg:x1="15.222cm" svg:y1="18.715cm" svg:x2="15.222cm" svg:y2="19.351cm">
            <text:p/>
          </draw:line>
          <draw:line draw:style-name="gr533" draw:text-style-name="P1" draw:layer="layout" svg:x1="16.524cm" svg:y1="18.715cm" svg:x2="16.524cm" svg:y2="19.351cm">
            <text:p/>
          </draw:line>
          <draw:line draw:style-name="gr534" draw:text-style-name="P1" draw:layer="layout" svg:x1="17.827cm" svg:y1="18.715cm" svg:x2="17.827cm" svg:y2="19.351cm">
            <text:p/>
          </draw:line>
          <draw:line draw:style-name="gr535" draw:text-style-name="P1" draw:layer="layout" svg:x1="19.127cm" svg:y1="18.715cm" svg:x2="19.127cm" svg:y2="19.351cm">
            <text:p/>
          </draw:line>
          <draw:line draw:style-name="gr536" draw:text-style-name="P1" draw:layer="layout" svg:x1="8.707cm" svg:y1="18.953cm" svg:x2="8.707cm" svg:y2="19.353cm">
            <text:p/>
          </draw:line>
          <draw:line draw:style-name="gr537" draw:text-style-name="P1" draw:layer="layout" svg:x1="9.141cm" svg:y1="18.953cm" svg:x2="9.141cm" svg:y2="19.353cm">
            <text:p/>
          </draw:line>
          <draw:line draw:style-name="gr538" draw:text-style-name="P1" draw:layer="layout" svg:x1="9.575cm" svg:y1="18.953cm" svg:x2="9.575cm" svg:y2="19.353cm">
            <text:p/>
          </draw:line>
          <draw:line draw:style-name="gr539" draw:text-style-name="P1" draw:layer="layout" svg:x1="10.01cm" svg:y1="18.953cm" svg:x2="10.01cm" svg:y2="19.353cm">
            <text:p/>
          </draw:line>
          <draw:line draw:style-name="gr540" draw:text-style-name="P1" draw:layer="layout" svg:x1="10.444cm" svg:y1="18.953cm" svg:x2="10.444cm" svg:y2="19.353cm">
            <text:p/>
          </draw:line>
          <draw:line draw:style-name="gr541" draw:text-style-name="P1" draw:layer="layout" svg:x1="10.878cm" svg:y1="18.953cm" svg:x2="10.878cm" svg:y2="19.353cm">
            <text:p/>
          </draw:line>
          <draw:line draw:style-name="gr542" draw:text-style-name="P1" draw:layer="layout" svg:x1="11.312cm" svg:y1="18.953cm" svg:x2="11.312cm" svg:y2="19.353cm">
            <text:p/>
          </draw:line>
          <draw:line draw:style-name="gr543" draw:text-style-name="P1" draw:layer="layout" svg:x1="11.747cm" svg:y1="18.953cm" svg:x2="11.747cm" svg:y2="19.353cm">
            <text:p/>
          </draw:line>
          <draw:line draw:style-name="gr544" draw:text-style-name="P1" draw:layer="layout" svg:x1="12.181cm" svg:y1="18.953cm" svg:x2="12.181cm" svg:y2="19.353cm">
            <text:p/>
          </draw:line>
          <draw:line draw:style-name="gr545" draw:text-style-name="P1" draw:layer="layout" svg:x1="12.615cm" svg:y1="18.953cm" svg:x2="12.615cm" svg:y2="19.353cm">
            <text:p/>
          </draw:line>
          <draw:line draw:style-name="gr546" draw:text-style-name="P1" draw:layer="layout" svg:x1="13.049cm" svg:y1="18.953cm" svg:x2="13.049cm" svg:y2="19.353cm">
            <text:p/>
          </draw:line>
          <draw:line draw:style-name="gr547" draw:text-style-name="P1" draw:layer="layout" svg:x1="13.484cm" svg:y1="18.953cm" svg:x2="13.484cm" svg:y2="19.353cm">
            <text:p/>
          </draw:line>
          <draw:line draw:style-name="gr548" draw:text-style-name="P1" draw:layer="layout" svg:x1="13.917cm" svg:y1="18.953cm" svg:x2="13.917cm" svg:y2="19.353cm">
            <text:p/>
          </draw:line>
          <draw:line draw:style-name="gr549" draw:text-style-name="P1" draw:layer="layout" svg:x1="14.351cm" svg:y1="18.953cm" svg:x2="14.351cm" svg:y2="19.353cm">
            <text:p/>
          </draw:line>
          <draw:line draw:style-name="gr550" draw:text-style-name="P1" draw:layer="layout" svg:x1="14.785cm" svg:y1="18.953cm" svg:x2="14.785cm" svg:y2="19.353cm">
            <text:p/>
          </draw:line>
          <draw:line draw:style-name="gr551" draw:text-style-name="P1" draw:layer="layout" svg:x1="15.22cm" svg:y1="18.953cm" svg:x2="15.22cm" svg:y2="19.353cm">
            <text:p/>
          </draw:line>
          <draw:line draw:style-name="gr552" draw:text-style-name="P1" draw:layer="layout" svg:x1="15.654cm" svg:y1="18.953cm" svg:x2="15.654cm" svg:y2="19.353cm">
            <text:p/>
          </draw:line>
          <draw:line draw:style-name="gr553" draw:text-style-name="P1" draw:layer="layout" svg:x1="16.088cm" svg:y1="18.953cm" svg:x2="16.088cm" svg:y2="19.353cm">
            <text:p/>
          </draw:line>
          <draw:line draw:style-name="gr554" draw:text-style-name="P1" draw:layer="layout" svg:x1="16.522cm" svg:y1="18.953cm" svg:x2="16.522cm" svg:y2="19.353cm">
            <text:p/>
          </draw:line>
          <draw:line draw:style-name="gr555" draw:text-style-name="P1" draw:layer="layout" svg:x1="16.957cm" svg:y1="18.953cm" svg:x2="16.957cm" svg:y2="19.353cm">
            <text:p/>
          </draw:line>
          <draw:line draw:style-name="gr556" draw:text-style-name="P1" draw:layer="layout" svg:x1="17.391cm" svg:y1="18.953cm" svg:x2="17.391cm" svg:y2="19.353cm">
            <text:p/>
          </draw:line>
          <draw:line draw:style-name="gr557" draw:text-style-name="P1" draw:layer="layout" svg:x1="17.825cm" svg:y1="18.953cm" svg:x2="17.825cm" svg:y2="19.353cm">
            <text:p/>
          </draw:line>
          <draw:line draw:style-name="gr558" draw:text-style-name="P1" draw:layer="layout" svg:x1="18.259cm" svg:y1="18.953cm" svg:x2="18.259cm" svg:y2="19.353cm">
            <text:p/>
          </draw:line>
          <draw:line draw:style-name="gr559" draw:text-style-name="P1" draw:layer="layout" svg:x1="18.694cm" svg:y1="18.953cm" svg:x2="18.694cm" svg:y2="19.353cm">
            <text:p/>
          </draw:line>
          <draw:line draw:style-name="gr560" draw:text-style-name="P1" draw:layer="layout" svg:x1="19.127cm" svg:y1="18.953cm" svg:x2="19.127cm" svg:y2="19.353cm">
            <text:p/>
          </draw:line>
          <draw:line draw:style-name="gr561" draw:text-style-name="P1" draw:layer="layout" svg:x1="3.497cm" svg:y1="18.953cm" svg:x2="3.497cm" svg:y2="19.353cm">
            <text:p/>
          </draw:line>
          <draw:line draw:style-name="gr562" draw:text-style-name="P1" draw:layer="layout" svg:x1="3.931cm" svg:y1="18.953cm" svg:x2="3.931cm" svg:y2="19.353cm">
            <text:p/>
          </draw:line>
          <draw:line draw:style-name="gr563" draw:text-style-name="P1" draw:layer="layout" svg:x1="4.365cm" svg:y1="18.953cm" svg:x2="4.365cm" svg:y2="19.353cm">
            <text:p/>
          </draw:line>
          <draw:line draw:style-name="gr564" draw:text-style-name="P1" draw:layer="layout" svg:x1="4.8cm" svg:y1="18.953cm" svg:x2="4.8cm" svg:y2="19.353cm">
            <text:p/>
          </draw:line>
          <draw:line draw:style-name="gr565" draw:text-style-name="P1" draw:layer="layout" svg:x1="5.234cm" svg:y1="18.953cm" svg:x2="5.234cm" svg:y2="19.353cm">
            <text:p/>
          </draw:line>
          <draw:line draw:style-name="gr566" draw:text-style-name="P1" draw:layer="layout" svg:x1="5.668cm" svg:y1="18.953cm" svg:x2="5.668cm" svg:y2="19.353cm">
            <text:p/>
          </draw:line>
          <draw:line draw:style-name="gr567" draw:text-style-name="P1" draw:layer="layout" svg:x1="6.102cm" svg:y1="18.953cm" svg:x2="6.102cm" svg:y2="19.353cm">
            <text:p/>
          </draw:line>
          <draw:line draw:style-name="gr568" draw:text-style-name="P1" draw:layer="layout" svg:x1="6.537cm" svg:y1="18.953cm" svg:x2="6.537cm" svg:y2="19.353cm">
            <text:p/>
          </draw:line>
          <draw:line draw:style-name="gr569" draw:text-style-name="P1" draw:layer="layout" svg:x1="6.971cm" svg:y1="18.953cm" svg:x2="6.971cm" svg:y2="19.353cm">
            <text:p/>
          </draw:line>
          <draw:line draw:style-name="gr570" draw:text-style-name="P1" draw:layer="layout" svg:x1="7.405cm" svg:y1="18.953cm" svg:x2="7.405cm" svg:y2="19.353cm">
            <text:p/>
          </draw:line>
          <draw:line draw:style-name="gr571" draw:text-style-name="P1" draw:layer="layout" svg:x1="7.839cm" svg:y1="18.953cm" svg:x2="7.839cm" svg:y2="19.353cm">
            <text:p/>
          </draw:line>
          <draw:line draw:style-name="gr572" draw:text-style-name="P1" draw:layer="layout" svg:x1="8.274cm" svg:y1="18.953cm" svg:x2="8.274cm" svg:y2="19.353cm">
            <text:p/>
          </draw:line>
          <draw:frame draw:style-name="gr573" draw:text-style-name="P5" draw:layer="layout" svg:width="0.837cm" svg:height="0.45cm" svg:x="3.609cm" svg:y="18.634cm">
            <draw:text-box>
              <text:p text:style-name="P2"><text:span text:style-name="T3">10</text:span></text:p>
            </draw:text-box>
          </draw:frame>
          <draw:frame draw:style-name="gr574" draw:text-style-name="P5" draw:layer="layout" svg:width="0.868cm" svg:height="0.45cm" svg:x="4.042cm" svg:y="18.634cm">
            <draw:text-box>
              <text:p text:style-name="P2"><text:span text:style-name="T3">20</text:span></text:p>
            </draw:text-box>
          </draw:frame>
          <draw:frame draw:style-name="gr575" draw:text-style-name="P5" draw:layer="layout" svg:width="0.736cm" svg:height="0.45cm" svg:x="4.91cm" svg:y="18.634cm">
            <draw:text-box>
              <text:p text:style-name="P2"><text:span text:style-name="T3">10</text:span></text:p>
            </draw:text-box>
          </draw:frame>
          <draw:frame draw:style-name="gr576" draw:text-style-name="P5" draw:layer="layout" svg:width="0.867cm" svg:height="0.45cm" svg:x="5.344cm" svg:y="18.634cm">
            <draw:text-box>
              <text:p text:style-name="P2"><text:span text:style-name="T3">20</text:span></text:p>
            </draw:text-box>
          </draw:frame>
          <draw:frame draw:style-name="gr577" draw:text-style-name="P5" draw:layer="layout" svg:width="0.835cm" svg:height="0.45cm" svg:x="6.211cm" svg:y="18.634cm">
            <draw:text-box>
              <text:p text:style-name="P2"><text:span text:style-name="T3">10</text:span></text:p>
            </draw:text-box>
          </draw:frame>
          <draw:frame draw:style-name="gr578" draw:text-style-name="P5" draw:layer="layout" svg:width="0.867cm" svg:height="0.45cm" svg:x="6.645cm" svg:y="18.634cm">
            <draw:text-box>
              <text:p text:style-name="P2"><text:span text:style-name="T3">20</text:span></text:p>
            </draw:text-box>
          </draw:frame>
          <draw:frame draw:style-name="gr579" draw:text-style-name="P5" draw:layer="layout" svg:width="0.734cm" svg:height="0.45cm" svg:x="7.512cm" svg:y="18.634cm">
            <draw:text-box>
              <text:p text:style-name="P2"><text:span text:style-name="T3">10</text:span></text:p>
            </draw:text-box>
          </draw:frame>
          <draw:frame draw:style-name="gr580" draw:text-style-name="P5" draw:layer="layout" svg:width="0.868cm" svg:height="0.45cm" svg:x="7.946cm" svg:y="18.634cm">
            <draw:text-box>
              <text:p text:style-name="P2"><text:span text:style-name="T3">20</text:span></text:p>
            </draw:text-box>
          </draw:frame>
          <draw:frame draw:style-name="gr581" draw:text-style-name="P5" draw:layer="layout" svg:width="0.832cm" svg:height="0.523cm" svg:x="8.814cm" svg:y="18.634cm">
            <draw:text-box>
              <text:p text:style-name="P2"><text:span text:style-name="T3">10</text:span></text:p>
            </draw:text-box>
          </draw:frame>
          <draw:frame draw:style-name="gr582" draw:text-style-name="P5" draw:layer="layout" svg:width="0.866cm" svg:height="0.45cm" svg:x="9.248cm" svg:y="18.634cm">
            <draw:text-box>
              <text:p text:style-name="P2"><text:span text:style-name="T3">20</text:span></text:p>
            </draw:text-box>
          </draw:frame>
          <draw:frame draw:style-name="gr583" draw:text-style-name="P5" draw:layer="layout" svg:width="0.732cm" svg:height="0.45cm" svg:x="10.114cm" svg:y="18.634cm">
            <draw:text-box>
              <text:p text:style-name="P2"><text:span text:style-name="T3">10</text:span></text:p>
            </draw:text-box>
          </draw:frame>
          <draw:frame draw:style-name="gr584" draw:text-style-name="P5" draw:layer="layout" svg:width="0.869cm" svg:height="0.45cm" svg:x="10.548cm" svg:y="18.634cm">
            <draw:text-box>
              <text:p text:style-name="P2"><text:span text:style-name="T3">20</text:span></text:p>
            </draw:text-box>
          </draw:frame>
          <draw:frame draw:style-name="gr585" draw:text-style-name="P5" draw:layer="layout" svg:width="0.829cm" svg:height="0.45cm" svg:x="11.417cm" svg:y="18.634cm">
            <draw:text-box>
              <text:p text:style-name="P2"><text:span text:style-name="T3">10</text:span></text:p>
            </draw:text-box>
          </draw:frame>
          <draw:frame draw:style-name="gr586" draw:text-style-name="P5" draw:layer="layout" svg:width="0.867cm" svg:height="0.45cm" svg:x="11.85cm" svg:y="18.634cm">
            <draw:text-box>
              <text:p text:style-name="P2"><text:span text:style-name="T3">20</text:span></text:p>
            </draw:text-box>
          </draw:frame>
          <draw:frame draw:style-name="gr587" draw:text-style-name="P5" draw:layer="layout" svg:width="0.929cm" svg:height="0.45cm" svg:x="12.717cm" svg:y="18.634cm">
            <draw:text-box>
              <text:p text:style-name="P2"><text:span text:style-name="T3">10</text:span></text:p>
            </draw:text-box>
          </draw:frame>
          <draw:frame draw:style-name="gr588" draw:text-style-name="P5" draw:layer="layout" svg:width="0.868cm" svg:height="0.45cm" svg:x="13.15cm" svg:y="18.634cm">
            <draw:text-box>
              <text:p text:style-name="P2"><text:span text:style-name="T3">20</text:span></text:p>
            </draw:text-box>
          </draw:frame>
          <draw:frame draw:style-name="gr589" draw:text-style-name="P5" draw:layer="layout" svg:width="0.828cm" svg:height="0.45cm" svg:x="14.018cm" svg:y="18.634cm">
            <draw:text-box>
              <text:p text:style-name="P2"><text:span text:style-name="T3">10</text:span></text:p>
            </draw:text-box>
          </draw:frame>
          <draw:frame draw:style-name="gr590" draw:text-style-name="P5" draw:layer="layout" svg:width="0.866cm" svg:height="0.45cm" svg:x="14.452cm" svg:y="18.634cm">
            <draw:text-box>
              <text:p text:style-name="P2"><text:span text:style-name="T3">20</text:span></text:p>
            </draw:text-box>
          </draw:frame>
          <draw:frame draw:style-name="gr591" draw:text-style-name="P5" draw:layer="layout" svg:width="0.928cm" svg:height="0.45cm" svg:x="15.318cm" svg:y="18.634cm">
            <draw:text-box>
              <text:p text:style-name="P2"><text:span text:style-name="T3">10</text:span></text:p>
            </draw:text-box>
          </draw:frame>
          <draw:frame draw:style-name="gr592" draw:text-style-name="P5" draw:layer="layout" svg:width="0.867cm" svg:height="0.45cm" svg:x="15.753cm" svg:y="18.634cm">
            <draw:text-box>
              <text:p text:style-name="P2"><text:span text:style-name="T3">20</text:span></text:p>
            </draw:text-box>
          </draw:frame>
          <draw:frame draw:style-name="gr593" draw:text-style-name="P5" draw:layer="layout" svg:width="0.826cm" svg:height="0.45cm" svg:x="16.62cm" svg:y="18.634cm">
            <draw:text-box>
              <text:p text:style-name="P2"><text:span text:style-name="T3">10</text:span></text:p>
            </draw:text-box>
          </draw:frame>
          <draw:frame draw:style-name="gr594" draw:text-style-name="P5" draw:layer="layout" svg:width="0.868cm" svg:height="0.45cm" svg:x="17.054cm" svg:y="18.634cm">
            <draw:text-box>
              <text:p text:style-name="P2"><text:span text:style-name="T3">20</text:span></text:p>
            </draw:text-box>
          </draw:frame>
          <draw:frame draw:style-name="gr595" draw:text-style-name="P5" draw:layer="layout" svg:width="0.924cm" svg:height="0.45cm" svg:x="17.922cm" svg:y="18.634cm">
            <draw:text-box>
              <text:p text:style-name="P2"><text:span text:style-name="T3">10</text:span></text:p>
            </draw:text-box>
          </draw:frame>
          <draw:frame draw:style-name="gr596" draw:text-style-name="P5" draw:layer="layout" svg:width="0.891cm" svg:height="0.45cm" svg:x="18.355cm" svg:y="18.634cm">
            <draw:text-box>
              <text:p text:style-name="P2"><text:span text:style-name="T3">20</text:span></text:p>
            </draw:text-box>
          </draw:frame>
          <draw:frame draw:style-name="gr597" draw:text-style-name="P6" draw:layer="layout" svg:width="1.353cm" svg:height="0.964cm" svg:x="3.727cm" svg:y="18.287cm">
            <draw:text-box>
              <text:p text:style-name="P2"><text:span text:style-name="T4">Jan.</text:span></text:p>
            </draw:text-box>
          </draw:frame>
          <draw:frame draw:style-name="gr598" draw:text-style-name="P6" draw:layer="layout" svg:width="1.406cm" svg:height="0.964cm" svg:x="5.003cm" svg:y="18.287cm">
            <draw:text-box>
              <text:p text:style-name="P2"><text:span text:style-name="T4">Feb.</text:span></text:p>
            </draw:text-box>
          </draw:frame>
          <draw:frame draw:style-name="gr599" draw:text-style-name="P6" draw:layer="layout" svg:width="1.382cm" svg:height="0.964cm" svg:x="6.32cm" svg:y="18.287cm">
            <draw:text-box>
              <text:p text:style-name="P2"><text:span text:style-name="T4">Mar.</text:span></text:p>
            </draw:text-box>
          </draw:frame>
          <draw:frame draw:style-name="gr600" draw:text-style-name="P6" draw:layer="layout" svg:width="1.299cm" svg:height="0.964cm" svg:x="7.666cm" svg:y="18.287cm">
            <draw:text-box>
              <text:p text:style-name="P2"><text:span text:style-name="T4">Apr.</text:span></text:p>
            </draw:text-box>
          </draw:frame>
          <draw:frame draw:style-name="gr601" draw:text-style-name="P6" draw:layer="layout" svg:width="1.449cm" svg:height="0.964cm" svg:x="8.896cm" svg:y="18.287cm">
            <draw:text-box>
              <text:p text:style-name="P2"><text:span text:style-name="T4">May.</text:span></text:p>
            </draw:text-box>
          </draw:frame>
          <draw:frame draw:style-name="gr602" draw:text-style-name="P6" draw:layer="layout" svg:width="1.353cm" svg:height="0.964cm" svg:x="10.247cm" svg:y="18.287cm">
            <draw:text-box>
              <text:p text:style-name="P2"><text:span text:style-name="T4">Jun.</text:span></text:p>
            </draw:text-box>
          </draw:frame>
          <draw:frame draw:style-name="gr603" draw:text-style-name="P6" draw:layer="layout" svg:width="1.182cm" svg:height="0.964cm" svg:x="11.637cm" svg:y="18.287cm">
            <draw:text-box>
              <text:p text:style-name="P2"><text:span text:style-name="T4">Jul.</text:span></text:p>
            </draw:text-box>
          </draw:frame>
          <draw:frame draw:style-name="gr604" draw:text-style-name="P6" draw:layer="layout" svg:width="1.437cm" svg:height="0.964cm" svg:x="12.813cm" svg:y="18.287cm">
            <draw:text-box>
              <text:p text:style-name="P2"><text:span text:style-name="T4">Aug.</text:span></text:p>
            </draw:text-box>
          </draw:frame>
          <draw:frame draw:style-name="gr605" draw:text-style-name="P6" draw:layer="layout" svg:width="1.435cm" svg:height="0.964cm" svg:x="14.119cm" svg:y="18.287cm">
            <draw:text-box>
              <text:p text:style-name="P2"><text:span text:style-name="T4">Sep.</text:span></text:p>
            </draw:text-box>
          </draw:frame>
          <draw:frame draw:style-name="gr606" draw:text-style-name="P6" draw:layer="layout" svg:width="1.328cm" svg:height="0.964cm" svg:x="15.477cm" svg:y="18.287cm">
            <draw:text-box>
              <text:p text:style-name="P2"><text:span text:style-name="T4">Oct.</text:span></text:p>
            </draw:text-box>
          </draw:frame>
          <draw:frame draw:style-name="gr607" draw:text-style-name="P6" draw:layer="layout" svg:width="1.399cm" svg:height="0.964cm" svg:x="16.745cm" svg:y="18.287cm">
            <draw:text-box>
              <text:p text:style-name="P2"><text:span text:style-name="T4">Nov.</text:span></text:p>
            </draw:text-box>
          </draw:frame>
          <draw:frame draw:style-name="gr608" draw:text-style-name="P6" draw:layer="layout" svg:width="1.437cm" svg:height="0.964cm" svg:x="18.03cm" svg:y="18.287cm">
            <draw:text-box>
              <text:p text:style-name="P2"><text:span text:style-name="T4">Dec.</text:span></text:p>
            </draw:text-box>
          </draw:frame>
          <draw:frame draw:style-name="gr193" draw:text-style-name="P7" draw:layer="layout" svg:width="7cm" svg:height="0.493cm" svg:x="3.929cm" svg:y="17.769cm">
            <draw:text-box>
              <text:p><text:span text:style-name="T5">Designed by satakagi, <text:s/>na-sekiguchi</text:span><text:span text:style-name="T5">　　</text:span><text:span text:style-name="T5">Planisphere:hoshifuru.jp</text:span></text:p>
            </draw:text-box>
          </draw:frame>
          <draw:frame draw:style-name="gr194" draw:text-style-name="P9" draw:layer="layout" svg:width="7.2cm" svg:height="0.675cm" svg:x="11.404cm" svg:y="17.769cm">
            <draw:text-box>
              <text:p text:style-name="P8"><text:span text:style-name="T6">・太陽光や強い光の下での使用・保管・放置は絶対にしないでください</text:span></text:p>
              <text:p text:style-name="P8"><text:span text:style-name="T6">・太陽光や強い光を、レンズを通して直接見ることは絶対にしないでください</text:span></text:p>
            </draw:text-box>
          </draw:frame>
          <draw:frame draw:style-name="gr194" draw:text-style-name="P9" draw:layer="layout" svg:width="0.96cm" svg:height="0.463cm" svg:x="10.929cm" svg:y="17.87cm">
            <draw:text-box>
              <text:p text:style-name="P8"><text:span text:style-name="T6">注意</text:span></text:p>
            </draw:text-box>
          </draw:frame>
        </draw:g>
        <draw:g>
          <draw:frame draw:style-name="gr609" draw:text-style-name="P3" draw:layer="layout" svg:width="0.843cm" svg:height="0.805cm" svg:x="18.759cm" svg:y="23.776cm">
            <draw:text-box>
              <text:p text:style-name="P2"><text:span text:style-name="T1">0</text:span></text:p>
            </draw:text-box>
          </draw:frame>
          <draw:frame draw:style-name="gr610" draw:text-style-name="P3" draw:layer="layout" svg:width="0.872cm" svg:height="0.805cm" svg:x="18.117cm" svg:y="23.776cm">
            <draw:text-box>
              <text:p text:style-name="P2"><text:span text:style-name="T1">1</text:span></text:p>
            </draw:text-box>
          </draw:frame>
          <draw:frame draw:style-name="gr611" draw:text-style-name="P3" draw:layer="layout" svg:width="0.742cm" svg:height="0.805cm" svg:x="17.532cm" svg:y="23.776cm">
            <draw:text-box>
              <text:p text:style-name="P2"><text:span text:style-name="T1">2</text:span></text:p>
            </draw:text-box>
          </draw:frame>
          <draw:frame draw:style-name="gr612" draw:text-style-name="P3" draw:layer="layout" svg:width="0.874cm" svg:height="0.805cm" svg:x="16.816cm" svg:y="23.776cm">
            <draw:text-box>
              <text:p text:style-name="P2"><text:span text:style-name="T1">3</text:span></text:p>
            </draw:text-box>
          </draw:frame>
          <draw:frame draw:style-name="gr613" draw:text-style-name="P3" draw:layer="layout" svg:width="0.841cm" svg:height="0.805cm" svg:x="16.183cm" svg:y="23.776cm">
            <draw:text-box>
              <text:p text:style-name="P2"><text:span text:style-name="T1">4</text:span></text:p>
            </draw:text-box>
          </draw:frame>
          <draw:frame draw:style-name="gr614" draw:text-style-name="P3" draw:layer="layout" svg:width="0.873cm" svg:height="0.805cm" svg:x="15.517cm" svg:y="23.776cm">
            <draw:text-box>
              <text:p text:style-name="P2"><text:span text:style-name="T1">5</text:span></text:p>
            </draw:text-box>
          </draw:frame>
          <draw:frame draw:style-name="gr615" draw:text-style-name="P3" draw:layer="layout" svg:width="0.739cm" svg:height="0.805cm" svg:x="14.934cm" svg:y="23.776cm">
            <draw:text-box>
              <text:p text:style-name="P2"><text:span text:style-name="T1">6</text:span></text:p>
            </draw:text-box>
          </draw:frame>
          <draw:frame draw:style-name="gr616" draw:text-style-name="P3" draw:layer="layout" svg:width="0.874cm" svg:height="0.805cm" svg:x="14.216cm" svg:y="23.776cm">
            <draw:text-box>
              <text:p text:style-name="P2"><text:span text:style-name="T1">7</text:span></text:p>
            </draw:text-box>
          </draw:frame>
          <draw:frame draw:style-name="gr617" draw:text-style-name="P3" draw:layer="layout" svg:width="0.837cm" svg:height="0.805cm" svg:x="13.585cm" svg:y="23.776cm">
            <draw:text-box>
              <text:p text:style-name="P2"><text:span text:style-name="T1">8</text:span></text:p>
            </draw:text-box>
          </draw:frame>
          <draw:frame draw:style-name="gr618" draw:text-style-name="P3" draw:layer="layout" svg:width="0.874cm" svg:height="0.805cm" svg:x="12.916cm" svg:y="23.776cm">
            <draw:text-box>
              <text:p text:style-name="P2"><text:span text:style-name="T1">9</text:span></text:p>
            </draw:text-box>
          </draw:frame>
          <draw:frame draw:style-name="gr619" draw:text-style-name="P3" draw:layer="layout" svg:width="0.933cm" svg:height="0.805cm" svg:x="12.16cm" svg:y="23.776cm">
            <draw:text-box>
              <text:p text:style-name="P2"><text:span text:style-name="T1">10</text:span></text:p>
            </draw:text-box>
          </draw:frame>
          <draw:frame draw:style-name="gr620" draw:text-style-name="P3" draw:layer="layout" svg:width="0.875cm" svg:height="0.805cm" svg:x="11.539cm" svg:y="23.776cm">
            <draw:text-box>
              <text:p text:style-name="P2"><text:span text:style-name="T1">11</text:span></text:p>
            </draw:text-box>
          </draw:frame>
          <draw:frame draw:style-name="gr621" draw:text-style-name="P3" draw:layer="layout" svg:width="0.836cm" svg:height="0.805cm" svg:x="10.909cm" svg:y="23.776cm">
            <draw:text-box>
              <text:p text:style-name="P2"><text:span text:style-name="T1">12</text:span></text:p>
            </draw:text-box>
          </draw:frame>
          <draw:frame draw:style-name="gr622" draw:text-style-name="P3" draw:layer="layout" svg:width="0.873cm" svg:height="0.805cm" svg:x="10.241cm" svg:y="23.776cm">
            <draw:text-box>
              <text:p text:style-name="P2"><text:span text:style-name="T1">13</text:span></text:p>
            </draw:text-box>
          </draw:frame>
          <draw:frame draw:style-name="gr623" draw:text-style-name="P3" draw:layer="layout" svg:width="0.937cm" svg:height="0.805cm" svg:x="9.559cm" svg:y="23.776cm">
            <draw:text-box>
              <text:p text:style-name="P2"><text:span text:style-name="T1">14</text:span></text:p>
            </draw:text-box>
          </draw:frame>
          <draw:frame draw:style-name="gr624" draw:text-style-name="P3" draw:layer="layout" svg:width="0.875cm" svg:height="0.805cm" svg:x="8.94cm" svg:y="23.776cm">
            <draw:text-box>
              <text:p text:style-name="P2"><text:span text:style-name="T1">15</text:span></text:p>
            </draw:text-box>
          </draw:frame>
          <draw:frame draw:style-name="gr625" draw:text-style-name="P3" draw:layer="layout" svg:width="0.834cm" svg:height="0.805cm" svg:x="8.31cm" svg:y="23.776cm">
            <draw:text-box>
              <text:p text:style-name="P2"><text:span text:style-name="T1">16</text:span></text:p>
            </draw:text-box>
          </draw:frame>
          <draw:frame draw:style-name="gr626" draw:text-style-name="P3" draw:layer="layout" svg:width="0.872cm" svg:height="0.805cm" svg:x="7.641cm" svg:y="23.776cm">
            <draw:text-box>
              <text:p text:style-name="P2"><text:span text:style-name="T1">17</text:span></text:p>
            </draw:text-box>
          </draw:frame>
          <draw:frame draw:style-name="gr627" draw:text-style-name="P3" draw:layer="layout" svg:width="0.934cm" svg:height="0.805cm" svg:x="6.96cm" svg:y="23.776cm">
            <draw:text-box>
              <text:p text:style-name="P2"><text:span text:style-name="T1">18</text:span></text:p>
            </draw:text-box>
          </draw:frame>
          <draw:frame draw:style-name="gr628" draw:text-style-name="P3" draw:layer="layout" svg:width="0.874cm" svg:height="0.805cm" svg:x="6.34cm" svg:y="23.776cm">
            <draw:text-box>
              <text:p text:style-name="P2"><text:span text:style-name="T1">19</text:span></text:p>
            </draw:text-box>
          </draw:frame>
          <draw:frame draw:style-name="gr629" draw:text-style-name="P3" draw:layer="layout" svg:width="0.833cm" svg:height="0.805cm" svg:x="5.711cm" svg:y="23.776cm">
            <draw:text-box>
              <text:p text:style-name="P2"><text:span text:style-name="T1">20</text:span></text:p>
            </draw:text-box>
          </draw:frame>
          <draw:frame draw:style-name="gr630" draw:text-style-name="P3" draw:layer="layout" svg:width="0.875cm" svg:height="0.805cm" svg:x="5.04cm" svg:y="23.776cm">
            <draw:text-box>
              <text:p text:style-name="P2"><text:span text:style-name="T1">21</text:span></text:p>
            </draw:text-box>
          </draw:frame>
          <draw:frame draw:style-name="gr631" draw:text-style-name="P3" draw:layer="layout" svg:width="0.929cm" svg:height="0.805cm" svg:x="4.363cm" svg:y="23.776cm">
            <draw:text-box>
              <text:p text:style-name="P2"><text:span text:style-name="T1">22</text:span></text:p>
            </draw:text-box>
          </draw:frame>
          <draw:frame draw:style-name="gr632" draw:text-style-name="P3" draw:layer="layout" svg:width="0.897cm" svg:height="0.805cm" svg:x="3.737cm" svg:y="23.776cm">
            <draw:text-box>
              <text:p text:style-name="P2"><text:span text:style-name="T1">23</text:span></text:p>
            </draw:text-box>
          </draw:frame>
          <draw:frame draw:style-name="gr633" draw:text-style-name="P3" draw:layer="layout" svg:width="0.843cm" svg:height="0.805cm" svg:x="3.16cm" svg:y="23.776cm">
            <draw:text-box>
              <text:p text:style-name="P2"><text:span text:style-name="T1">0</text:span></text:p>
            </draw:text-box>
          </draw:frame>
          <draw:custom-shape draw:style-name="gr634" draw:text-style-name="P1" draw:layer="layout" svg:width="15.631cm" svg:height="1.2cm" svg:x="3.466cm" svg:y="23.25cm">
            <text:p/>
            <draw:enhanced-geometry svg:viewBox="0 0 21600 21600" draw:type="rectangle" draw:enhanced-path="M 0 0 L 21600 0 21600 21600 0 21600 0 0 Z N"/>
          </draw:custom-shape>
          <draw:line draw:style-name="gr635" draw:text-style-name="P1" draw:layer="layout" svg:x1="11.282cm" svg:y1="23.25cm" svg:x2="11.282cm" svg:y2="23.85cm">
            <text:p/>
          </draw:line>
          <draw:line draw:style-name="gr636" draw:text-style-name="P1" draw:layer="layout" svg:x1="11.934cm" svg:y1="23.25cm" svg:x2="11.934cm" svg:y2="23.85cm">
            <text:p/>
          </draw:line>
          <draw:line draw:style-name="gr637" draw:text-style-name="P1" draw:layer="layout" svg:x1="12.585cm" svg:y1="23.25cm" svg:x2="12.585cm" svg:y2="23.85cm">
            <text:p/>
          </draw:line>
          <draw:line draw:style-name="gr638" draw:text-style-name="P1" draw:layer="layout" svg:x1="13.236cm" svg:y1="23.25cm" svg:x2="13.236cm" svg:y2="23.85cm">
            <text:p/>
          </draw:line>
          <draw:line draw:style-name="gr639" draw:text-style-name="P1" draw:layer="layout" svg:x1="13.887cm" svg:y1="23.25cm" svg:x2="13.887cm" svg:y2="23.85cm">
            <text:p/>
          </draw:line>
          <draw:line draw:style-name="gr640" draw:text-style-name="P1" draw:layer="layout" svg:x1="14.539cm" svg:y1="23.25cm" svg:x2="14.539cm" svg:y2="23.85cm">
            <text:p/>
          </draw:line>
          <draw:line draw:style-name="gr641" draw:text-style-name="P1" draw:layer="layout" svg:x1="15.19cm" svg:y1="23.25cm" svg:x2="15.19cm" svg:y2="23.85cm">
            <text:p/>
          </draw:line>
          <draw:line draw:style-name="gr642" draw:text-style-name="P1" draw:layer="layout" svg:x1="15.842cm" svg:y1="23.25cm" svg:x2="15.842cm" svg:y2="23.85cm">
            <text:p/>
          </draw:line>
          <draw:line draw:style-name="gr643" draw:text-style-name="P1" draw:layer="layout" svg:x1="16.493cm" svg:y1="23.25cm" svg:x2="16.493cm" svg:y2="23.85cm">
            <text:p/>
          </draw:line>
          <draw:line draw:style-name="gr644" draw:text-style-name="P1" draw:layer="layout" svg:x1="17.144cm" svg:y1="23.25cm" svg:x2="17.144cm" svg:y2="23.85cm">
            <text:p/>
          </draw:line>
          <draw:line draw:style-name="gr645" draw:text-style-name="P1" draw:layer="layout" svg:x1="17.795cm" svg:y1="23.25cm" svg:x2="17.795cm" svg:y2="23.85cm">
            <text:p/>
          </draw:line>
          <draw:line draw:style-name="gr646" draw:text-style-name="P1" draw:layer="layout" svg:x1="18.447cm" svg:y1="23.25cm" svg:x2="18.447cm" svg:y2="23.85cm">
            <text:p/>
          </draw:line>
          <draw:line draw:style-name="gr647" draw:text-style-name="P1" draw:layer="layout" svg:x1="19.097cm" svg:y1="23.25cm" svg:x2="19.097cm" svg:y2="23.85cm">
            <text:p/>
          </draw:line>
          <draw:line draw:style-name="gr648" draw:text-style-name="P1" draw:layer="layout" svg:x1="3.467cm" svg:y1="23.25cm" svg:x2="3.467cm" svg:y2="23.85cm">
            <text:p/>
          </draw:line>
          <draw:line draw:style-name="gr649" draw:text-style-name="P1" draw:layer="layout" svg:x1="4.119cm" svg:y1="23.25cm" svg:x2="4.119cm" svg:y2="23.85cm">
            <text:p/>
          </draw:line>
          <draw:line draw:style-name="gr650" draw:text-style-name="P1" draw:layer="layout" svg:x1="4.77cm" svg:y1="23.25cm" svg:x2="4.77cm" svg:y2="23.85cm">
            <text:p/>
          </draw:line>
          <draw:line draw:style-name="gr651" draw:text-style-name="P1" draw:layer="layout" svg:x1="5.421cm" svg:y1="23.25cm" svg:x2="5.421cm" svg:y2="23.85cm">
            <text:p/>
          </draw:line>
          <draw:line draw:style-name="gr652" draw:text-style-name="P1" draw:layer="layout" svg:x1="6.072cm" svg:y1="23.25cm" svg:x2="6.072cm" svg:y2="23.85cm">
            <text:p/>
          </draw:line>
          <draw:line draw:style-name="gr653" draw:text-style-name="P1" draw:layer="layout" svg:x1="6.724cm" svg:y1="23.25cm" svg:x2="6.724cm" svg:y2="23.85cm">
            <text:p/>
          </draw:line>
          <draw:line draw:style-name="gr654" draw:text-style-name="P1" draw:layer="layout" svg:x1="7.375cm" svg:y1="23.25cm" svg:x2="7.375cm" svg:y2="23.85cm">
            <text:p/>
          </draw:line>
          <draw:line draw:style-name="gr655" draw:text-style-name="P1" draw:layer="layout" svg:x1="8.027cm" svg:y1="23.25cm" svg:x2="8.027cm" svg:y2="23.85cm">
            <text:p/>
          </draw:line>
          <draw:line draw:style-name="gr656" draw:text-style-name="P1" draw:layer="layout" svg:x1="8.678cm" svg:y1="23.25cm" svg:x2="8.678cm" svg:y2="23.85cm">
            <text:p/>
          </draw:line>
          <draw:line draw:style-name="gr657" draw:text-style-name="P1" draw:layer="layout" svg:x1="9.329cm" svg:y1="23.25cm" svg:x2="9.329cm" svg:y2="23.85cm">
            <text:p/>
          </draw:line>
          <draw:line draw:style-name="gr658" draw:text-style-name="P1" draw:layer="layout" svg:x1="9.98cm" svg:y1="23.25cm" svg:x2="9.98cm" svg:y2="23.85cm">
            <text:p/>
          </draw:line>
          <draw:line draw:style-name="gr659" draw:text-style-name="P1" draw:layer="layout" svg:x1="10.632cm" svg:y1="23.25cm" svg:x2="10.632cm" svg:y2="23.85cm">
            <text:p/>
          </draw:line>
          <draw:frame draw:style-name="gr103" draw:text-style-name="P4" draw:layer="layout" svg:width="0.769cm" svg:height="0.936cm" svg:x="10.906cm" svg:y="23.179cm">
            <draw:text-box>
              <text:p><text:span text:style-name="T2">N</text:span></text:p>
            </draw:text-box>
          </draw:frame>
          <draw:frame draw:style-name="gr104" draw:text-style-name="P4" draw:layer="layout" svg:width="0.748cm" svg:height="0.936cm" svg:x="8.945cm" svg:y="23.179cm">
            <draw:text-box>
              <text:p><text:span text:style-name="T2">E</text:span></text:p>
            </draw:text-box>
          </draw:frame>
          <draw:frame draw:style-name="gr105" draw:text-style-name="P4" draw:layer="layout" svg:width="0.87cm" svg:height="0.936cm" svg:x="12.826cm" svg:y="23.179cm">
            <draw:text-box>
              <text:p><text:span text:style-name="T2">W</text:span></text:p>
            </draw:text-box>
          </draw:frame>
          <draw:frame draw:style-name="gr104" draw:text-style-name="P4" draw:layer="layout" svg:width="0.748cm" svg:height="0.936cm" svg:x="3.107cm" svg:y="23.179cm">
            <draw:text-box>
              <text:p><text:span text:style-name="T2">S</text:span></text:p>
            </draw:text-box>
          </draw:frame>
          <draw:frame draw:style-name="gr104" draw:text-style-name="P4" draw:layer="layout" svg:width="0.748cm" svg:height="0.936cm" svg:x="18.726cm" svg:y="23.179cm">
            <draw:text-box>
              <text:p><text:span text:style-name="T2">S</text:span></text:p>
            </draw:text-box>
          </draw:frame>
        </draw:g>
        <draw:g>
          <draw:custom-shape draw:style-name="gr660" draw:text-style-name="P1" draw:layer="layout" svg:width="15.63cm" svg:height="1.582cm" svg:x="3.498cm" svg:y="21.3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1" draw:text-style-name="P1" draw:layer="layout" svg:x1="3.498cm" svg:y1="22.315cm" svg:x2="3.498cm" svg:y2="22.951cm">
            <text:p/>
          </draw:line>
          <draw:line draw:style-name="gr662" draw:text-style-name="P1" draw:layer="layout" svg:x1="4.801cm" svg:y1="22.315cm" svg:x2="4.801cm" svg:y2="22.951cm">
            <text:p/>
          </draw:line>
          <draw:line draw:style-name="gr663" draw:text-style-name="P1" draw:layer="layout" svg:x1="6.103cm" svg:y1="22.315cm" svg:x2="6.103cm" svg:y2="22.951cm">
            <text:p/>
          </draw:line>
          <draw:line draw:style-name="gr664" draw:text-style-name="P1" draw:layer="layout" svg:x1="7.407cm" svg:y1="22.315cm" svg:x2="7.407cm" svg:y2="22.951cm">
            <text:p/>
          </draw:line>
          <draw:line draw:style-name="gr665" draw:text-style-name="P1" draw:layer="layout" svg:x1="8.709cm" svg:y1="22.315cm" svg:x2="8.709cm" svg:y2="22.951cm">
            <text:p/>
          </draw:line>
          <draw:line draw:style-name="gr666" draw:text-style-name="P1" draw:layer="layout" svg:x1="10.012cm" svg:y1="22.315cm" svg:x2="10.012cm" svg:y2="22.951cm">
            <text:p/>
          </draw:line>
          <draw:line draw:style-name="gr667" draw:text-style-name="P1" draw:layer="layout" svg:x1="11.314cm" svg:y1="22.315cm" svg:x2="11.314cm" svg:y2="22.951cm">
            <text:p/>
          </draw:line>
          <draw:line draw:style-name="gr668" draw:text-style-name="P1" draw:layer="layout" svg:x1="12.617cm" svg:y1="22.315cm" svg:x2="12.617cm" svg:y2="22.951cm">
            <text:p/>
          </draw:line>
          <draw:line draw:style-name="gr669" draw:text-style-name="P1" draw:layer="layout" svg:x1="13.919cm" svg:y1="22.315cm" svg:x2="13.919cm" svg:y2="22.951cm">
            <text:p/>
          </draw:line>
          <draw:line draw:style-name="gr670" draw:text-style-name="P1" draw:layer="layout" svg:x1="15.223cm" svg:y1="22.315cm" svg:x2="15.223cm" svg:y2="22.951cm">
            <text:p/>
          </draw:line>
          <draw:line draw:style-name="gr671" draw:text-style-name="P1" draw:layer="layout" svg:x1="16.525cm" svg:y1="22.315cm" svg:x2="16.525cm" svg:y2="22.951cm">
            <text:p/>
          </draw:line>
          <draw:line draw:style-name="gr672" draw:text-style-name="P1" draw:layer="layout" svg:x1="17.828cm" svg:y1="22.315cm" svg:x2="17.828cm" svg:y2="22.951cm">
            <text:p/>
          </draw:line>
          <draw:line draw:style-name="gr673" draw:text-style-name="P1" draw:layer="layout" svg:x1="19.128cm" svg:y1="22.315cm" svg:x2="19.128cm" svg:y2="22.951cm">
            <text:p/>
          </draw:line>
          <draw:line draw:style-name="gr674" draw:text-style-name="P1" draw:layer="layout" svg:x1="8.708cm" svg:y1="22.553cm" svg:x2="8.708cm" svg:y2="22.953cm">
            <text:p/>
          </draw:line>
          <draw:line draw:style-name="gr675" draw:text-style-name="P1" draw:layer="layout" svg:x1="9.142cm" svg:y1="22.553cm" svg:x2="9.142cm" svg:y2="22.953cm">
            <text:p/>
          </draw:line>
          <draw:line draw:style-name="gr676" draw:text-style-name="P1" draw:layer="layout" svg:x1="9.576cm" svg:y1="22.553cm" svg:x2="9.576cm" svg:y2="22.953cm">
            <text:p/>
          </draw:line>
          <draw:line draw:style-name="gr677" draw:text-style-name="P1" draw:layer="layout" svg:x1="10.011cm" svg:y1="22.553cm" svg:x2="10.011cm" svg:y2="22.953cm">
            <text:p/>
          </draw:line>
          <draw:line draw:style-name="gr678" draw:text-style-name="P1" draw:layer="layout" svg:x1="10.445cm" svg:y1="22.553cm" svg:x2="10.445cm" svg:y2="22.953cm">
            <text:p/>
          </draw:line>
          <draw:line draw:style-name="gr679" draw:text-style-name="P1" draw:layer="layout" svg:x1="10.879cm" svg:y1="22.553cm" svg:x2="10.879cm" svg:y2="22.953cm">
            <text:p/>
          </draw:line>
          <draw:line draw:style-name="gr680" draw:text-style-name="P1" draw:layer="layout" svg:x1="11.313cm" svg:y1="22.553cm" svg:x2="11.313cm" svg:y2="22.953cm">
            <text:p/>
          </draw:line>
          <draw:line draw:style-name="gr681" draw:text-style-name="P1" draw:layer="layout" svg:x1="11.748cm" svg:y1="22.553cm" svg:x2="11.748cm" svg:y2="22.953cm">
            <text:p/>
          </draw:line>
          <draw:line draw:style-name="gr682" draw:text-style-name="P1" draw:layer="layout" svg:x1="12.182cm" svg:y1="22.553cm" svg:x2="12.182cm" svg:y2="22.953cm">
            <text:p/>
          </draw:line>
          <draw:line draw:style-name="gr683" draw:text-style-name="P1" draw:layer="layout" svg:x1="12.616cm" svg:y1="22.553cm" svg:x2="12.616cm" svg:y2="22.953cm">
            <text:p/>
          </draw:line>
          <draw:line draw:style-name="gr684" draw:text-style-name="P1" draw:layer="layout" svg:x1="13.05cm" svg:y1="22.553cm" svg:x2="13.05cm" svg:y2="22.953cm">
            <text:p/>
          </draw:line>
          <draw:line draw:style-name="gr685" draw:text-style-name="P1" draw:layer="layout" svg:x1="13.485cm" svg:y1="22.553cm" svg:x2="13.485cm" svg:y2="22.953cm">
            <text:p/>
          </draw:line>
          <draw:line draw:style-name="gr686" draw:text-style-name="P1" draw:layer="layout" svg:x1="13.918cm" svg:y1="22.553cm" svg:x2="13.918cm" svg:y2="22.953cm">
            <text:p/>
          </draw:line>
          <draw:line draw:style-name="gr687" draw:text-style-name="P1" draw:layer="layout" svg:x1="14.352cm" svg:y1="22.553cm" svg:x2="14.352cm" svg:y2="22.953cm">
            <text:p/>
          </draw:line>
          <draw:line draw:style-name="gr688" draw:text-style-name="P1" draw:layer="layout" svg:x1="14.786cm" svg:y1="22.553cm" svg:x2="14.786cm" svg:y2="22.953cm">
            <text:p/>
          </draw:line>
          <draw:line draw:style-name="gr689" draw:text-style-name="P1" draw:layer="layout" svg:x1="15.221cm" svg:y1="22.553cm" svg:x2="15.221cm" svg:y2="22.953cm">
            <text:p/>
          </draw:line>
          <draw:line draw:style-name="gr690" draw:text-style-name="P1" draw:layer="layout" svg:x1="15.655cm" svg:y1="22.553cm" svg:x2="15.655cm" svg:y2="22.953cm">
            <text:p/>
          </draw:line>
          <draw:line draw:style-name="gr691" draw:text-style-name="P1" draw:layer="layout" svg:x1="16.089cm" svg:y1="22.553cm" svg:x2="16.089cm" svg:y2="22.953cm">
            <text:p/>
          </draw:line>
          <draw:line draw:style-name="gr692" draw:text-style-name="P1" draw:layer="layout" svg:x1="16.523cm" svg:y1="22.553cm" svg:x2="16.523cm" svg:y2="22.953cm">
            <text:p/>
          </draw:line>
          <draw:line draw:style-name="gr693" draw:text-style-name="P1" draw:layer="layout" svg:x1="16.958cm" svg:y1="22.553cm" svg:x2="16.958cm" svg:y2="22.953cm">
            <text:p/>
          </draw:line>
          <draw:line draw:style-name="gr694" draw:text-style-name="P1" draw:layer="layout" svg:x1="17.392cm" svg:y1="22.553cm" svg:x2="17.392cm" svg:y2="22.953cm">
            <text:p/>
          </draw:line>
          <draw:line draw:style-name="gr695" draw:text-style-name="P1" draw:layer="layout" svg:x1="17.826cm" svg:y1="22.553cm" svg:x2="17.826cm" svg:y2="22.953cm">
            <text:p/>
          </draw:line>
          <draw:line draw:style-name="gr696" draw:text-style-name="P1" draw:layer="layout" svg:x1="18.26cm" svg:y1="22.553cm" svg:x2="18.26cm" svg:y2="22.953cm">
            <text:p/>
          </draw:line>
          <draw:line draw:style-name="gr697" draw:text-style-name="P1" draw:layer="layout" svg:x1="18.695cm" svg:y1="22.553cm" svg:x2="18.695cm" svg:y2="22.953cm">
            <text:p/>
          </draw:line>
          <draw:line draw:style-name="gr698" draw:text-style-name="P1" draw:layer="layout" svg:x1="19.128cm" svg:y1="22.553cm" svg:x2="19.128cm" svg:y2="22.953cm">
            <text:p/>
          </draw:line>
          <draw:line draw:style-name="gr699" draw:text-style-name="P1" draw:layer="layout" svg:x1="3.498cm" svg:y1="22.553cm" svg:x2="3.498cm" svg:y2="22.953cm">
            <text:p/>
          </draw:line>
          <draw:line draw:style-name="gr700" draw:text-style-name="P1" draw:layer="layout" svg:x1="3.932cm" svg:y1="22.553cm" svg:x2="3.932cm" svg:y2="22.953cm">
            <text:p/>
          </draw:line>
          <draw:line draw:style-name="gr701" draw:text-style-name="P1" draw:layer="layout" svg:x1="4.366cm" svg:y1="22.553cm" svg:x2="4.366cm" svg:y2="22.953cm">
            <text:p/>
          </draw:line>
          <draw:line draw:style-name="gr702" draw:text-style-name="P1" draw:layer="layout" svg:x1="4.801cm" svg:y1="22.553cm" svg:x2="4.801cm" svg:y2="22.953cm">
            <text:p/>
          </draw:line>
          <draw:line draw:style-name="gr703" draw:text-style-name="P1" draw:layer="layout" svg:x1="5.235cm" svg:y1="22.553cm" svg:x2="5.235cm" svg:y2="22.953cm">
            <text:p/>
          </draw:line>
          <draw:line draw:style-name="gr704" draw:text-style-name="P1" draw:layer="layout" svg:x1="5.669cm" svg:y1="22.553cm" svg:x2="5.669cm" svg:y2="22.953cm">
            <text:p/>
          </draw:line>
          <draw:line draw:style-name="gr705" draw:text-style-name="P1" draw:layer="layout" svg:x1="6.103cm" svg:y1="22.553cm" svg:x2="6.103cm" svg:y2="22.953cm">
            <text:p/>
          </draw:line>
          <draw:line draw:style-name="gr706" draw:text-style-name="P1" draw:layer="layout" svg:x1="6.538cm" svg:y1="22.553cm" svg:x2="6.538cm" svg:y2="22.953cm">
            <text:p/>
          </draw:line>
          <draw:line draw:style-name="gr707" draw:text-style-name="P1" draw:layer="layout" svg:x1="6.972cm" svg:y1="22.553cm" svg:x2="6.972cm" svg:y2="22.953cm">
            <text:p/>
          </draw:line>
          <draw:line draw:style-name="gr708" draw:text-style-name="P1" draw:layer="layout" svg:x1="7.406cm" svg:y1="22.553cm" svg:x2="7.406cm" svg:y2="22.953cm">
            <text:p/>
          </draw:line>
          <draw:line draw:style-name="gr709" draw:text-style-name="P1" draw:layer="layout" svg:x1="7.84cm" svg:y1="22.553cm" svg:x2="7.84cm" svg:y2="22.953cm">
            <text:p/>
          </draw:line>
          <draw:line draw:style-name="gr710" draw:text-style-name="P1" draw:layer="layout" svg:x1="8.275cm" svg:y1="22.553cm" svg:x2="8.275cm" svg:y2="22.953cm">
            <text:p/>
          </draw:line>
          <draw:frame draw:style-name="gr711" draw:text-style-name="P5" draw:layer="layout" svg:width="0.837cm" svg:height="0.45cm" svg:x="3.61cm" svg:y="22.234cm">
            <draw:text-box>
              <text:p text:style-name="P2"><text:span text:style-name="T3">10</text:span></text:p>
            </draw:text-box>
          </draw:frame>
          <draw:frame draw:style-name="gr712" draw:text-style-name="P5" draw:layer="layout" svg:width="0.868cm" svg:height="0.45cm" svg:x="4.043cm" svg:y="22.234cm">
            <draw:text-box>
              <text:p text:style-name="P2"><text:span text:style-name="T3">20</text:span></text:p>
            </draw:text-box>
          </draw:frame>
          <draw:frame draw:style-name="gr713" draw:text-style-name="P5" draw:layer="layout" svg:width="0.736cm" svg:height="0.45cm" svg:x="4.911cm" svg:y="22.234cm">
            <draw:text-box>
              <text:p text:style-name="P2"><text:span text:style-name="T3">10</text:span></text:p>
            </draw:text-box>
          </draw:frame>
          <draw:frame draw:style-name="gr714" draw:text-style-name="P5" draw:layer="layout" svg:width="0.867cm" svg:height="0.45cm" svg:x="5.345cm" svg:y="22.234cm">
            <draw:text-box>
              <text:p text:style-name="P2"><text:span text:style-name="T3">20</text:span></text:p>
            </draw:text-box>
          </draw:frame>
          <draw:frame draw:style-name="gr715" draw:text-style-name="P5" draw:layer="layout" svg:width="0.835cm" svg:height="0.45cm" svg:x="6.212cm" svg:y="22.234cm">
            <draw:text-box>
              <text:p text:style-name="P2"><text:span text:style-name="T3">10</text:span></text:p>
            </draw:text-box>
          </draw:frame>
          <draw:frame draw:style-name="gr716" draw:text-style-name="P5" draw:layer="layout" svg:width="0.867cm" svg:height="0.45cm" svg:x="6.646cm" svg:y="22.234cm">
            <draw:text-box>
              <text:p text:style-name="P2"><text:span text:style-name="T3">20</text:span></text:p>
            </draw:text-box>
          </draw:frame>
          <draw:frame draw:style-name="gr717" draw:text-style-name="P5" draw:layer="layout" svg:width="0.734cm" svg:height="0.45cm" svg:x="7.513cm" svg:y="22.234cm">
            <draw:text-box>
              <text:p text:style-name="P2"><text:span text:style-name="T3">10</text:span></text:p>
            </draw:text-box>
          </draw:frame>
          <draw:frame draw:style-name="gr718" draw:text-style-name="P5" draw:layer="layout" svg:width="0.868cm" svg:height="0.45cm" svg:x="7.947cm" svg:y="22.234cm">
            <draw:text-box>
              <text:p text:style-name="P2"><text:span text:style-name="T3">20</text:span></text:p>
            </draw:text-box>
          </draw:frame>
          <draw:frame draw:style-name="gr719" draw:text-style-name="P5" draw:layer="layout" svg:width="0.832cm" svg:height="0.523cm" svg:x="8.815cm" svg:y="22.234cm">
            <draw:text-box>
              <text:p text:style-name="P2"><text:span text:style-name="T3">10</text:span></text:p>
            </draw:text-box>
          </draw:frame>
          <draw:frame draw:style-name="gr720" draw:text-style-name="P5" draw:layer="layout" svg:width="0.866cm" svg:height="0.45cm" svg:x="9.249cm" svg:y="22.234cm">
            <draw:text-box>
              <text:p text:style-name="P2"><text:span text:style-name="T3">20</text:span></text:p>
            </draw:text-box>
          </draw:frame>
          <draw:frame draw:style-name="gr721" draw:text-style-name="P5" draw:layer="layout" svg:width="0.732cm" svg:height="0.45cm" svg:x="10.115cm" svg:y="22.234cm">
            <draw:text-box>
              <text:p text:style-name="P2"><text:span text:style-name="T3">10</text:span></text:p>
            </draw:text-box>
          </draw:frame>
          <draw:frame draw:style-name="gr722" draw:text-style-name="P5" draw:layer="layout" svg:width="0.869cm" svg:height="0.45cm" svg:x="10.549cm" svg:y="22.234cm">
            <draw:text-box>
              <text:p text:style-name="P2"><text:span text:style-name="T3">20</text:span></text:p>
            </draw:text-box>
          </draw:frame>
          <draw:frame draw:style-name="gr723" draw:text-style-name="P5" draw:layer="layout" svg:width="0.829cm" svg:height="0.45cm" svg:x="11.418cm" svg:y="22.234cm">
            <draw:text-box>
              <text:p text:style-name="P2"><text:span text:style-name="T3">10</text:span></text:p>
            </draw:text-box>
          </draw:frame>
          <draw:frame draw:style-name="gr724" draw:text-style-name="P5" draw:layer="layout" svg:width="0.867cm" svg:height="0.45cm" svg:x="11.851cm" svg:y="22.234cm">
            <draw:text-box>
              <text:p text:style-name="P2"><text:span text:style-name="T3">20</text:span></text:p>
            </draw:text-box>
          </draw:frame>
          <draw:frame draw:style-name="gr725" draw:text-style-name="P5" draw:layer="layout" svg:width="0.929cm" svg:height="0.45cm" svg:x="12.718cm" svg:y="22.234cm">
            <draw:text-box>
              <text:p text:style-name="P2"><text:span text:style-name="T3">10</text:span></text:p>
            </draw:text-box>
          </draw:frame>
          <draw:frame draw:style-name="gr726" draw:text-style-name="P5" draw:layer="layout" svg:width="0.868cm" svg:height="0.45cm" svg:x="13.151cm" svg:y="22.234cm">
            <draw:text-box>
              <text:p text:style-name="P2"><text:span text:style-name="T3">20</text:span></text:p>
            </draw:text-box>
          </draw:frame>
          <draw:frame draw:style-name="gr727" draw:text-style-name="P5" draw:layer="layout" svg:width="0.828cm" svg:height="0.45cm" svg:x="14.019cm" svg:y="22.234cm">
            <draw:text-box>
              <text:p text:style-name="P2"><text:span text:style-name="T3">10</text:span></text:p>
            </draw:text-box>
          </draw:frame>
          <draw:frame draw:style-name="gr728" draw:text-style-name="P5" draw:layer="layout" svg:width="0.866cm" svg:height="0.45cm" svg:x="14.453cm" svg:y="22.234cm">
            <draw:text-box>
              <text:p text:style-name="P2"><text:span text:style-name="T3">20</text:span></text:p>
            </draw:text-box>
          </draw:frame>
          <draw:frame draw:style-name="gr729" draw:text-style-name="P5" draw:layer="layout" svg:width="0.928cm" svg:height="0.45cm" svg:x="15.319cm" svg:y="22.234cm">
            <draw:text-box>
              <text:p text:style-name="P2"><text:span text:style-name="T3">10</text:span></text:p>
            </draw:text-box>
          </draw:frame>
          <draw:frame draw:style-name="gr730" draw:text-style-name="P5" draw:layer="layout" svg:width="0.867cm" svg:height="0.45cm" svg:x="15.754cm" svg:y="22.234cm">
            <draw:text-box>
              <text:p text:style-name="P2"><text:span text:style-name="T3">20</text:span></text:p>
            </draw:text-box>
          </draw:frame>
          <draw:frame draw:style-name="gr731" draw:text-style-name="P5" draw:layer="layout" svg:width="0.826cm" svg:height="0.45cm" svg:x="16.621cm" svg:y="22.234cm">
            <draw:text-box>
              <text:p text:style-name="P2"><text:span text:style-name="T3">10</text:span></text:p>
            </draw:text-box>
          </draw:frame>
          <draw:frame draw:style-name="gr732" draw:text-style-name="P5" draw:layer="layout" svg:width="0.868cm" svg:height="0.45cm" svg:x="17.055cm" svg:y="22.234cm">
            <draw:text-box>
              <text:p text:style-name="P2"><text:span text:style-name="T3">20</text:span></text:p>
            </draw:text-box>
          </draw:frame>
          <draw:frame draw:style-name="gr733" draw:text-style-name="P5" draw:layer="layout" svg:width="0.924cm" svg:height="0.45cm" svg:x="17.923cm" svg:y="22.234cm">
            <draw:text-box>
              <text:p text:style-name="P2"><text:span text:style-name="T3">10</text:span></text:p>
            </draw:text-box>
          </draw:frame>
          <draw:frame draw:style-name="gr734" draw:text-style-name="P5" draw:layer="layout" svg:width="0.891cm" svg:height="0.45cm" svg:x="18.356cm" svg:y="22.234cm">
            <draw:text-box>
              <text:p text:style-name="P2"><text:span text:style-name="T3">20</text:span></text:p>
            </draw:text-box>
          </draw:frame>
          <draw:frame draw:style-name="gr735" draw:text-style-name="P6" draw:layer="layout" svg:width="1.353cm" svg:height="0.964cm" svg:x="3.728cm" svg:y="21.887cm">
            <draw:text-box>
              <text:p text:style-name="P2"><text:span text:style-name="T4">Jan.</text:span></text:p>
            </draw:text-box>
          </draw:frame>
          <draw:frame draw:style-name="gr736" draw:text-style-name="P6" draw:layer="layout" svg:width="1.406cm" svg:height="0.964cm" svg:x="5.004cm" svg:y="21.887cm">
            <draw:text-box>
              <text:p text:style-name="P2"><text:span text:style-name="T4">Feb.</text:span></text:p>
            </draw:text-box>
          </draw:frame>
          <draw:frame draw:style-name="gr737" draw:text-style-name="P6" draw:layer="layout" svg:width="1.382cm" svg:height="0.964cm" svg:x="6.321cm" svg:y="21.887cm">
            <draw:text-box>
              <text:p text:style-name="P2"><text:span text:style-name="T4">Mar.</text:span></text:p>
            </draw:text-box>
          </draw:frame>
          <draw:frame draw:style-name="gr738" draw:text-style-name="P6" draw:layer="layout" svg:width="1.299cm" svg:height="0.964cm" svg:x="7.667cm" svg:y="21.887cm">
            <draw:text-box>
              <text:p text:style-name="P2"><text:span text:style-name="T4">Apr.</text:span></text:p>
            </draw:text-box>
          </draw:frame>
          <draw:frame draw:style-name="gr739" draw:text-style-name="P6" draw:layer="layout" svg:width="1.449cm" svg:height="0.964cm" svg:x="8.897cm" svg:y="21.887cm">
            <draw:text-box>
              <text:p text:style-name="P2"><text:span text:style-name="T4">May.</text:span></text:p>
            </draw:text-box>
          </draw:frame>
          <draw:frame draw:style-name="gr740" draw:text-style-name="P6" draw:layer="layout" svg:width="1.353cm" svg:height="0.964cm" svg:x="10.248cm" svg:y="21.887cm">
            <draw:text-box>
              <text:p text:style-name="P2"><text:span text:style-name="T4">Jun.</text:span></text:p>
            </draw:text-box>
          </draw:frame>
          <draw:frame draw:style-name="gr741" draw:text-style-name="P6" draw:layer="layout" svg:width="1.182cm" svg:height="0.964cm" svg:x="11.638cm" svg:y="21.887cm">
            <draw:text-box>
              <text:p text:style-name="P2"><text:span text:style-name="T4">Jul.</text:span></text:p>
            </draw:text-box>
          </draw:frame>
          <draw:frame draw:style-name="gr742" draw:text-style-name="P6" draw:layer="layout" svg:width="1.437cm" svg:height="0.964cm" svg:x="12.814cm" svg:y="21.887cm">
            <draw:text-box>
              <text:p text:style-name="P2"><text:span text:style-name="T4">Aug.</text:span></text:p>
            </draw:text-box>
          </draw:frame>
          <draw:frame draw:style-name="gr743" draw:text-style-name="P6" draw:layer="layout" svg:width="1.435cm" svg:height="0.964cm" svg:x="14.12cm" svg:y="21.887cm">
            <draw:text-box>
              <text:p text:style-name="P2"><text:span text:style-name="T4">Sep.</text:span></text:p>
            </draw:text-box>
          </draw:frame>
          <draw:frame draw:style-name="gr744" draw:text-style-name="P6" draw:layer="layout" svg:width="1.328cm" svg:height="0.964cm" svg:x="15.478cm" svg:y="21.887cm">
            <draw:text-box>
              <text:p text:style-name="P2"><text:span text:style-name="T4">Oct.</text:span></text:p>
            </draw:text-box>
          </draw:frame>
          <draw:frame draw:style-name="gr745" draw:text-style-name="P6" draw:layer="layout" svg:width="1.399cm" svg:height="0.964cm" svg:x="16.746cm" svg:y="21.887cm">
            <draw:text-box>
              <text:p text:style-name="P2"><text:span text:style-name="T4">Nov.</text:span></text:p>
            </draw:text-box>
          </draw:frame>
          <draw:frame draw:style-name="gr746" draw:text-style-name="P6" draw:layer="layout" svg:width="1.437cm" svg:height="0.964cm" svg:x="18.031cm" svg:y="21.887cm">
            <draw:text-box>
              <text:p text:style-name="P2"><text:span text:style-name="T4">Dec.</text:span></text:p>
            </draw:text-box>
          </draw:frame>
          <draw:frame draw:style-name="gr193" draw:text-style-name="P7" draw:layer="layout" svg:width="7cm" svg:height="0.493cm" svg:x="3.93cm" svg:y="21.369cm">
            <draw:text-box>
              <text:p><text:span text:style-name="T5">Designed by satakagi, <text:s/>na-sekiguchi</text:span><text:span text:style-name="T5">　　</text:span><text:span text:style-name="T5">Planisphere:hoshifuru.jp</text:span></text:p>
            </draw:text-box>
          </draw:frame>
          <draw:frame draw:style-name="gr194" draw:text-style-name="P9" draw:layer="layout" svg:width="7.2cm" svg:height="0.675cm" svg:x="11.405cm" svg:y="21.369cm">
            <draw:text-box>
              <text:p text:style-name="P8"><text:span text:style-name="T6">・太陽光や強い光の下での使用・保管・放置は絶対にしないでください</text:span></text:p>
              <text:p text:style-name="P8"><text:span text:style-name="T6">・太陽光や強い光を、レンズを通して直接見ることは絶対にしないでください</text:span></text:p>
            </draw:text-box>
          </draw:frame>
          <draw:frame draw:style-name="gr194" draw:text-style-name="P9" draw:layer="layout" svg:width="0.96cm" svg:height="0.463cm" svg:x="10.93cm" svg:y="21.47cm">
            <draw:text-box>
              <text:p text:style-name="P8"><text:span text:style-name="T6">注意</text:span></text:p>
            </draw:text-box>
          </draw:frame>
        </draw:g>
        <draw:g>
          <draw:frame draw:style-name="gr747" draw:text-style-name="P3" draw:layer="layout" svg:width="0.843cm" svg:height="0.805cm" svg:x="18.76cm" svg:y="27.376cm">
            <draw:text-box>
              <text:p text:style-name="P2"><text:span text:style-name="T1">0</text:span></text:p>
            </draw:text-box>
          </draw:frame>
          <draw:frame draw:style-name="gr748" draw:text-style-name="P3" draw:layer="layout" svg:width="0.872cm" svg:height="0.805cm" svg:x="18.118cm" svg:y="27.376cm">
            <draw:text-box>
              <text:p text:style-name="P2"><text:span text:style-name="T1">1</text:span></text:p>
            </draw:text-box>
          </draw:frame>
          <draw:frame draw:style-name="gr749" draw:text-style-name="P3" draw:layer="layout" svg:width="0.742cm" svg:height="0.805cm" svg:x="17.533cm" svg:y="27.376cm">
            <draw:text-box>
              <text:p text:style-name="P2"><text:span text:style-name="T1">2</text:span></text:p>
            </draw:text-box>
          </draw:frame>
          <draw:frame draw:style-name="gr750" draw:text-style-name="P3" draw:layer="layout" svg:width="0.874cm" svg:height="0.805cm" svg:x="16.817cm" svg:y="27.376cm">
            <draw:text-box>
              <text:p text:style-name="P2"><text:span text:style-name="T1">3</text:span></text:p>
            </draw:text-box>
          </draw:frame>
          <draw:frame draw:style-name="gr751" draw:text-style-name="P3" draw:layer="layout" svg:width="0.841cm" svg:height="0.805cm" svg:x="16.184cm" svg:y="27.376cm">
            <draw:text-box>
              <text:p text:style-name="P2"><text:span text:style-name="T1">4</text:span></text:p>
            </draw:text-box>
          </draw:frame>
          <draw:frame draw:style-name="gr752" draw:text-style-name="P3" draw:layer="layout" svg:width="0.873cm" svg:height="0.805cm" svg:x="15.518cm" svg:y="27.376cm">
            <draw:text-box>
              <text:p text:style-name="P2"><text:span text:style-name="T1">5</text:span></text:p>
            </draw:text-box>
          </draw:frame>
          <draw:frame draw:style-name="gr753" draw:text-style-name="P3" draw:layer="layout" svg:width="0.739cm" svg:height="0.805cm" svg:x="14.935cm" svg:y="27.376cm">
            <draw:text-box>
              <text:p text:style-name="P2"><text:span text:style-name="T1">6</text:span></text:p>
            </draw:text-box>
          </draw:frame>
          <draw:frame draw:style-name="gr754" draw:text-style-name="P3" draw:layer="layout" svg:width="0.874cm" svg:height="0.805cm" svg:x="14.217cm" svg:y="27.376cm">
            <draw:text-box>
              <text:p text:style-name="P2"><text:span text:style-name="T1">7</text:span></text:p>
            </draw:text-box>
          </draw:frame>
          <draw:frame draw:style-name="gr755" draw:text-style-name="P3" draw:layer="layout" svg:width="0.837cm" svg:height="0.805cm" svg:x="13.586cm" svg:y="27.376cm">
            <draw:text-box>
              <text:p text:style-name="P2"><text:span text:style-name="T1">8</text:span></text:p>
            </draw:text-box>
          </draw:frame>
          <draw:frame draw:style-name="gr756" draw:text-style-name="P3" draw:layer="layout" svg:width="0.874cm" svg:height="0.805cm" svg:x="12.917cm" svg:y="27.376cm">
            <draw:text-box>
              <text:p text:style-name="P2"><text:span text:style-name="T1">9</text:span></text:p>
            </draw:text-box>
          </draw:frame>
          <draw:frame draw:style-name="gr757" draw:text-style-name="P3" draw:layer="layout" svg:width="0.933cm" svg:height="0.805cm" svg:x="12.161cm" svg:y="27.376cm">
            <draw:text-box>
              <text:p text:style-name="P2"><text:span text:style-name="T1">10</text:span></text:p>
            </draw:text-box>
          </draw:frame>
          <draw:frame draw:style-name="gr758" draw:text-style-name="P3" draw:layer="layout" svg:width="0.875cm" svg:height="0.805cm" svg:x="11.54cm" svg:y="27.376cm">
            <draw:text-box>
              <text:p text:style-name="P2"><text:span text:style-name="T1">11</text:span></text:p>
            </draw:text-box>
          </draw:frame>
          <draw:frame draw:style-name="gr759" draw:text-style-name="P3" draw:layer="layout" svg:width="0.836cm" svg:height="0.805cm" svg:x="10.91cm" svg:y="27.376cm">
            <draw:text-box>
              <text:p text:style-name="P2"><text:span text:style-name="T1">12</text:span></text:p>
            </draw:text-box>
          </draw:frame>
          <draw:frame draw:style-name="gr760" draw:text-style-name="P3" draw:layer="layout" svg:width="0.873cm" svg:height="0.805cm" svg:x="10.242cm" svg:y="27.376cm">
            <draw:text-box>
              <text:p text:style-name="P2"><text:span text:style-name="T1">13</text:span></text:p>
            </draw:text-box>
          </draw:frame>
          <draw:frame draw:style-name="gr761" draw:text-style-name="P3" draw:layer="layout" svg:width="0.937cm" svg:height="0.805cm" svg:x="9.56cm" svg:y="27.376cm">
            <draw:text-box>
              <text:p text:style-name="P2"><text:span text:style-name="T1">14</text:span></text:p>
            </draw:text-box>
          </draw:frame>
          <draw:frame draw:style-name="gr762" draw:text-style-name="P3" draw:layer="layout" svg:width="0.875cm" svg:height="0.805cm" svg:x="8.941cm" svg:y="27.376cm">
            <draw:text-box>
              <text:p text:style-name="P2"><text:span text:style-name="T1">15</text:span></text:p>
            </draw:text-box>
          </draw:frame>
          <draw:frame draw:style-name="gr763" draw:text-style-name="P3" draw:layer="layout" svg:width="0.834cm" svg:height="0.805cm" svg:x="8.311cm" svg:y="27.376cm">
            <draw:text-box>
              <text:p text:style-name="P2"><text:span text:style-name="T1">16</text:span></text:p>
            </draw:text-box>
          </draw:frame>
          <draw:frame draw:style-name="gr764" draw:text-style-name="P3" draw:layer="layout" svg:width="0.872cm" svg:height="0.805cm" svg:x="7.642cm" svg:y="27.376cm">
            <draw:text-box>
              <text:p text:style-name="P2"><text:span text:style-name="T1">17</text:span></text:p>
            </draw:text-box>
          </draw:frame>
          <draw:frame draw:style-name="gr765" draw:text-style-name="P3" draw:layer="layout" svg:width="0.934cm" svg:height="0.805cm" svg:x="6.961cm" svg:y="27.376cm">
            <draw:text-box>
              <text:p text:style-name="P2"><text:span text:style-name="T1">18</text:span></text:p>
            </draw:text-box>
          </draw:frame>
          <draw:frame draw:style-name="gr766" draw:text-style-name="P3" draw:layer="layout" svg:width="0.874cm" svg:height="0.805cm" svg:x="6.341cm" svg:y="27.376cm">
            <draw:text-box>
              <text:p text:style-name="P2"><text:span text:style-name="T1">19</text:span></text:p>
            </draw:text-box>
          </draw:frame>
          <draw:frame draw:style-name="gr767" draw:text-style-name="P3" draw:layer="layout" svg:width="0.833cm" svg:height="0.805cm" svg:x="5.712cm" svg:y="27.376cm">
            <draw:text-box>
              <text:p text:style-name="P2"><text:span text:style-name="T1">20</text:span></text:p>
            </draw:text-box>
          </draw:frame>
          <draw:frame draw:style-name="gr768" draw:text-style-name="P3" draw:layer="layout" svg:width="0.875cm" svg:height="0.805cm" svg:x="5.041cm" svg:y="27.376cm">
            <draw:text-box>
              <text:p text:style-name="P2"><text:span text:style-name="T1">21</text:span></text:p>
            </draw:text-box>
          </draw:frame>
          <draw:frame draw:style-name="gr769" draw:text-style-name="P3" draw:layer="layout" svg:width="0.929cm" svg:height="0.805cm" svg:x="4.364cm" svg:y="27.376cm">
            <draw:text-box>
              <text:p text:style-name="P2"><text:span text:style-name="T1">22</text:span></text:p>
            </draw:text-box>
          </draw:frame>
          <draw:frame draw:style-name="gr770" draw:text-style-name="P3" draw:layer="layout" svg:width="0.897cm" svg:height="0.805cm" svg:x="3.738cm" svg:y="27.376cm">
            <draw:text-box>
              <text:p text:style-name="P2"><text:span text:style-name="T1">23</text:span></text:p>
            </draw:text-box>
          </draw:frame>
          <draw:frame draw:style-name="gr771" draw:text-style-name="P3" draw:layer="layout" svg:width="0.843cm" svg:height="0.805cm" svg:x="3.161cm" svg:y="27.376cm">
            <draw:text-box>
              <text:p text:style-name="P2"><text:span text:style-name="T1">0</text:span></text:p>
            </draw:text-box>
          </draw:frame>
          <draw:custom-shape draw:style-name="gr772" draw:text-style-name="P1" draw:layer="layout" svg:width="15.631cm" svg:height="1.2cm" svg:x="3.467cm" svg:y="26.85cm">
            <text:p/>
            <draw:enhanced-geometry svg:viewBox="0 0 21600 21600" draw:type="rectangle" draw:enhanced-path="M 0 0 L 21600 0 21600 21600 0 21600 0 0 Z N"/>
          </draw:custom-shape>
          <draw:line draw:style-name="gr773" draw:text-style-name="P1" draw:layer="layout" svg:x1="11.283cm" svg:y1="26.85cm" svg:x2="11.283cm" svg:y2="27.45cm">
            <text:p/>
          </draw:line>
          <draw:line draw:style-name="gr774" draw:text-style-name="P1" draw:layer="layout" svg:x1="11.935cm" svg:y1="26.85cm" svg:x2="11.935cm" svg:y2="27.45cm">
            <text:p/>
          </draw:line>
          <draw:line draw:style-name="gr775" draw:text-style-name="P1" draw:layer="layout" svg:x1="12.586cm" svg:y1="26.85cm" svg:x2="12.586cm" svg:y2="27.45cm">
            <text:p/>
          </draw:line>
          <draw:line draw:style-name="gr776" draw:text-style-name="P1" draw:layer="layout" svg:x1="13.237cm" svg:y1="26.85cm" svg:x2="13.237cm" svg:y2="27.45cm">
            <text:p/>
          </draw:line>
          <draw:line draw:style-name="gr777" draw:text-style-name="P1" draw:layer="layout" svg:x1="13.888cm" svg:y1="26.85cm" svg:x2="13.888cm" svg:y2="27.45cm">
            <text:p/>
          </draw:line>
          <draw:line draw:style-name="gr778" draw:text-style-name="P1" draw:layer="layout" svg:x1="14.54cm" svg:y1="26.85cm" svg:x2="14.54cm" svg:y2="27.45cm">
            <text:p/>
          </draw:line>
          <draw:line draw:style-name="gr779" draw:text-style-name="P1" draw:layer="layout" svg:x1="15.191cm" svg:y1="26.85cm" svg:x2="15.191cm" svg:y2="27.45cm">
            <text:p/>
          </draw:line>
          <draw:line draw:style-name="gr780" draw:text-style-name="P1" draw:layer="layout" svg:x1="15.843cm" svg:y1="26.85cm" svg:x2="15.843cm" svg:y2="27.45cm">
            <text:p/>
          </draw:line>
          <draw:line draw:style-name="gr781" draw:text-style-name="P1" draw:layer="layout" svg:x1="16.494cm" svg:y1="26.85cm" svg:x2="16.494cm" svg:y2="27.45cm">
            <text:p/>
          </draw:line>
          <draw:line draw:style-name="gr782" draw:text-style-name="P1" draw:layer="layout" svg:x1="17.145cm" svg:y1="26.85cm" svg:x2="17.145cm" svg:y2="27.45cm">
            <text:p/>
          </draw:line>
          <draw:line draw:style-name="gr783" draw:text-style-name="P1" draw:layer="layout" svg:x1="17.796cm" svg:y1="26.85cm" svg:x2="17.796cm" svg:y2="27.45cm">
            <text:p/>
          </draw:line>
          <draw:line draw:style-name="gr784" draw:text-style-name="P1" draw:layer="layout" svg:x1="18.448cm" svg:y1="26.85cm" svg:x2="18.448cm" svg:y2="27.45cm">
            <text:p/>
          </draw:line>
          <draw:line draw:style-name="gr785" draw:text-style-name="P1" draw:layer="layout" svg:x1="19.098cm" svg:y1="26.85cm" svg:x2="19.098cm" svg:y2="27.45cm">
            <text:p/>
          </draw:line>
          <draw:line draw:style-name="gr786" draw:text-style-name="P1" draw:layer="layout" svg:x1="3.468cm" svg:y1="26.85cm" svg:x2="3.468cm" svg:y2="27.45cm">
            <text:p/>
          </draw:line>
          <draw:line draw:style-name="gr787" draw:text-style-name="P1" draw:layer="layout" svg:x1="4.12cm" svg:y1="26.85cm" svg:x2="4.12cm" svg:y2="27.45cm">
            <text:p/>
          </draw:line>
          <draw:line draw:style-name="gr788" draw:text-style-name="P1" draw:layer="layout" svg:x1="4.771cm" svg:y1="26.85cm" svg:x2="4.771cm" svg:y2="27.45cm">
            <text:p/>
          </draw:line>
          <draw:line draw:style-name="gr789" draw:text-style-name="P1" draw:layer="layout" svg:x1="5.422cm" svg:y1="26.85cm" svg:x2="5.422cm" svg:y2="27.45cm">
            <text:p/>
          </draw:line>
          <draw:line draw:style-name="gr790" draw:text-style-name="P1" draw:layer="layout" svg:x1="6.073cm" svg:y1="26.85cm" svg:x2="6.073cm" svg:y2="27.45cm">
            <text:p/>
          </draw:line>
          <draw:line draw:style-name="gr791" draw:text-style-name="P1" draw:layer="layout" svg:x1="6.725cm" svg:y1="26.85cm" svg:x2="6.725cm" svg:y2="27.45cm">
            <text:p/>
          </draw:line>
          <draw:line draw:style-name="gr792" draw:text-style-name="P1" draw:layer="layout" svg:x1="7.376cm" svg:y1="26.85cm" svg:x2="7.376cm" svg:y2="27.45cm">
            <text:p/>
          </draw:line>
          <draw:line draw:style-name="gr793" draw:text-style-name="P1" draw:layer="layout" svg:x1="8.028cm" svg:y1="26.85cm" svg:x2="8.028cm" svg:y2="27.45cm">
            <text:p/>
          </draw:line>
          <draw:line draw:style-name="gr794" draw:text-style-name="P1" draw:layer="layout" svg:x1="8.679cm" svg:y1="26.85cm" svg:x2="8.679cm" svg:y2="27.45cm">
            <text:p/>
          </draw:line>
          <draw:line draw:style-name="gr795" draw:text-style-name="P1" draw:layer="layout" svg:x1="9.33cm" svg:y1="26.85cm" svg:x2="9.33cm" svg:y2="27.45cm">
            <text:p/>
          </draw:line>
          <draw:line draw:style-name="gr796" draw:text-style-name="P1" draw:layer="layout" svg:x1="9.981cm" svg:y1="26.85cm" svg:x2="9.981cm" svg:y2="27.45cm">
            <text:p/>
          </draw:line>
          <draw:line draw:style-name="gr797" draw:text-style-name="P1" draw:layer="layout" svg:x1="10.633cm" svg:y1="26.85cm" svg:x2="10.633cm" svg:y2="27.45cm">
            <text:p/>
          </draw:line>
          <draw:frame draw:style-name="gr103" draw:text-style-name="P4" draw:layer="layout" svg:width="0.769cm" svg:height="0.936cm" svg:x="10.907cm" svg:y="26.779cm">
            <draw:text-box>
              <text:p><text:span text:style-name="T2">N</text:span></text:p>
            </draw:text-box>
          </draw:frame>
          <draw:frame draw:style-name="gr104" draw:text-style-name="P4" draw:layer="layout" svg:width="0.748cm" svg:height="0.936cm" svg:x="8.946cm" svg:y="26.779cm">
            <draw:text-box>
              <text:p><text:span text:style-name="T2">E</text:span></text:p>
            </draw:text-box>
          </draw:frame>
          <draw:frame draw:style-name="gr105" draw:text-style-name="P4" draw:layer="layout" svg:width="0.87cm" svg:height="0.936cm" svg:x="12.827cm" svg:y="26.779cm">
            <draw:text-box>
              <text:p><text:span text:style-name="T2">W</text:span></text:p>
            </draw:text-box>
          </draw:frame>
          <draw:frame draw:style-name="gr104" draw:text-style-name="P4" draw:layer="layout" svg:width="0.748cm" svg:height="0.936cm" svg:x="3.108cm" svg:y="26.779cm">
            <draw:text-box>
              <text:p><text:span text:style-name="T2">S</text:span></text:p>
            </draw:text-box>
          </draw:frame>
          <draw:frame draw:style-name="gr104" draw:text-style-name="P4" draw:layer="layout" svg:width="0.748cm" svg:height="0.936cm" svg:x="18.727cm" svg:y="26.779cm">
            <draw:text-box>
              <text:p><text:span text:style-name="T2">S</text:span></text:p>
            </draw:text-box>
          </draw:frame>
        </draw:g>
        <draw:g>
          <draw:custom-shape draw:style-name="gr798" draw:text-style-name="P1" draw:layer="layout" svg:width="15.63cm" svg:height="1.582cm" svg:x="3.499cm" svg:y="24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99" draw:text-style-name="P1" draw:layer="layout" svg:x1="3.499cm" svg:y1="25.915cm" svg:x2="3.499cm" svg:y2="26.551cm">
            <text:p/>
          </draw:line>
          <draw:line draw:style-name="gr800" draw:text-style-name="P1" draw:layer="layout" svg:x1="4.802cm" svg:y1="25.915cm" svg:x2="4.802cm" svg:y2="26.551cm">
            <text:p/>
          </draw:line>
          <draw:line draw:style-name="gr801" draw:text-style-name="P1" draw:layer="layout" svg:x1="6.104cm" svg:y1="25.915cm" svg:x2="6.104cm" svg:y2="26.551cm">
            <text:p/>
          </draw:line>
          <draw:line draw:style-name="gr802" draw:text-style-name="P1" draw:layer="layout" svg:x1="7.408cm" svg:y1="25.915cm" svg:x2="7.408cm" svg:y2="26.551cm">
            <text:p/>
          </draw:line>
          <draw:line draw:style-name="gr803" draw:text-style-name="P1" draw:layer="layout" svg:x1="8.71cm" svg:y1="25.915cm" svg:x2="8.71cm" svg:y2="26.551cm">
            <text:p/>
          </draw:line>
          <draw:line draw:style-name="gr804" draw:text-style-name="P1" draw:layer="layout" svg:x1="10.013cm" svg:y1="25.915cm" svg:x2="10.013cm" svg:y2="26.551cm">
            <text:p/>
          </draw:line>
          <draw:line draw:style-name="gr805" draw:text-style-name="P1" draw:layer="layout" svg:x1="11.315cm" svg:y1="25.915cm" svg:x2="11.315cm" svg:y2="26.551cm">
            <text:p/>
          </draw:line>
          <draw:line draw:style-name="gr806" draw:text-style-name="P1" draw:layer="layout" svg:x1="12.618cm" svg:y1="25.915cm" svg:x2="12.618cm" svg:y2="26.551cm">
            <text:p/>
          </draw:line>
          <draw:line draw:style-name="gr807" draw:text-style-name="P1" draw:layer="layout" svg:x1="13.92cm" svg:y1="25.915cm" svg:x2="13.92cm" svg:y2="26.551cm">
            <text:p/>
          </draw:line>
          <draw:line draw:style-name="gr808" draw:text-style-name="P1" draw:layer="layout" svg:x1="15.224cm" svg:y1="25.915cm" svg:x2="15.224cm" svg:y2="26.551cm">
            <text:p/>
          </draw:line>
          <draw:line draw:style-name="gr809" draw:text-style-name="P1" draw:layer="layout" svg:x1="16.526cm" svg:y1="25.915cm" svg:x2="16.526cm" svg:y2="26.551cm">
            <text:p/>
          </draw:line>
          <draw:line draw:style-name="gr810" draw:text-style-name="P1" draw:layer="layout" svg:x1="17.829cm" svg:y1="25.915cm" svg:x2="17.829cm" svg:y2="26.551cm">
            <text:p/>
          </draw:line>
          <draw:line draw:style-name="gr811" draw:text-style-name="P1" draw:layer="layout" svg:x1="19.129cm" svg:y1="25.915cm" svg:x2="19.129cm" svg:y2="26.551cm">
            <text:p/>
          </draw:line>
          <draw:line draw:style-name="gr812" draw:text-style-name="P1" draw:layer="layout" svg:x1="8.709cm" svg:y1="26.153cm" svg:x2="8.709cm" svg:y2="26.553cm">
            <text:p/>
          </draw:line>
          <draw:line draw:style-name="gr813" draw:text-style-name="P1" draw:layer="layout" svg:x1="9.143cm" svg:y1="26.153cm" svg:x2="9.143cm" svg:y2="26.553cm">
            <text:p/>
          </draw:line>
          <draw:line draw:style-name="gr814" draw:text-style-name="P1" draw:layer="layout" svg:x1="9.577cm" svg:y1="26.153cm" svg:x2="9.577cm" svg:y2="26.553cm">
            <text:p/>
          </draw:line>
          <draw:line draw:style-name="gr815" draw:text-style-name="P1" draw:layer="layout" svg:x1="10.012cm" svg:y1="26.153cm" svg:x2="10.012cm" svg:y2="26.553cm">
            <text:p/>
          </draw:line>
          <draw:line draw:style-name="gr816" draw:text-style-name="P1" draw:layer="layout" svg:x1="10.446cm" svg:y1="26.153cm" svg:x2="10.446cm" svg:y2="26.553cm">
            <text:p/>
          </draw:line>
          <draw:line draw:style-name="gr817" draw:text-style-name="P1" draw:layer="layout" svg:x1="10.88cm" svg:y1="26.153cm" svg:x2="10.88cm" svg:y2="26.553cm">
            <text:p/>
          </draw:line>
          <draw:line draw:style-name="gr818" draw:text-style-name="P1" draw:layer="layout" svg:x1="11.314cm" svg:y1="26.153cm" svg:x2="11.314cm" svg:y2="26.553cm">
            <text:p/>
          </draw:line>
          <draw:line draw:style-name="gr819" draw:text-style-name="P1" draw:layer="layout" svg:x1="11.749cm" svg:y1="26.153cm" svg:x2="11.749cm" svg:y2="26.553cm">
            <text:p/>
          </draw:line>
          <draw:line draw:style-name="gr820" draw:text-style-name="P1" draw:layer="layout" svg:x1="12.183cm" svg:y1="26.153cm" svg:x2="12.183cm" svg:y2="26.553cm">
            <text:p/>
          </draw:line>
          <draw:line draw:style-name="gr821" draw:text-style-name="P1" draw:layer="layout" svg:x1="12.617cm" svg:y1="26.153cm" svg:x2="12.617cm" svg:y2="26.553cm">
            <text:p/>
          </draw:line>
          <draw:line draw:style-name="gr822" draw:text-style-name="P1" draw:layer="layout" svg:x1="13.051cm" svg:y1="26.153cm" svg:x2="13.051cm" svg:y2="26.553cm">
            <text:p/>
          </draw:line>
          <draw:line draw:style-name="gr823" draw:text-style-name="P1" draw:layer="layout" svg:x1="13.486cm" svg:y1="26.153cm" svg:x2="13.486cm" svg:y2="26.553cm">
            <text:p/>
          </draw:line>
          <draw:line draw:style-name="gr824" draw:text-style-name="P1" draw:layer="layout" svg:x1="13.919cm" svg:y1="26.153cm" svg:x2="13.919cm" svg:y2="26.553cm">
            <text:p/>
          </draw:line>
          <draw:line draw:style-name="gr825" draw:text-style-name="P1" draw:layer="layout" svg:x1="14.353cm" svg:y1="26.153cm" svg:x2="14.353cm" svg:y2="26.553cm">
            <text:p/>
          </draw:line>
          <draw:line draw:style-name="gr826" draw:text-style-name="P1" draw:layer="layout" svg:x1="14.787cm" svg:y1="26.153cm" svg:x2="14.787cm" svg:y2="26.553cm">
            <text:p/>
          </draw:line>
          <draw:line draw:style-name="gr827" draw:text-style-name="P1" draw:layer="layout" svg:x1="15.222cm" svg:y1="26.153cm" svg:x2="15.222cm" svg:y2="26.553cm">
            <text:p/>
          </draw:line>
          <draw:line draw:style-name="gr828" draw:text-style-name="P1" draw:layer="layout" svg:x1="15.656cm" svg:y1="26.153cm" svg:x2="15.656cm" svg:y2="26.553cm">
            <text:p/>
          </draw:line>
          <draw:line draw:style-name="gr829" draw:text-style-name="P1" draw:layer="layout" svg:x1="16.09cm" svg:y1="26.153cm" svg:x2="16.09cm" svg:y2="26.553cm">
            <text:p/>
          </draw:line>
          <draw:line draw:style-name="gr830" draw:text-style-name="P1" draw:layer="layout" svg:x1="16.524cm" svg:y1="26.153cm" svg:x2="16.524cm" svg:y2="26.553cm">
            <text:p/>
          </draw:line>
          <draw:line draw:style-name="gr831" draw:text-style-name="P1" draw:layer="layout" svg:x1="16.959cm" svg:y1="26.153cm" svg:x2="16.959cm" svg:y2="26.553cm">
            <text:p/>
          </draw:line>
          <draw:line draw:style-name="gr832" draw:text-style-name="P1" draw:layer="layout" svg:x1="17.393cm" svg:y1="26.153cm" svg:x2="17.393cm" svg:y2="26.553cm">
            <text:p/>
          </draw:line>
          <draw:line draw:style-name="gr833" draw:text-style-name="P1" draw:layer="layout" svg:x1="17.827cm" svg:y1="26.153cm" svg:x2="17.827cm" svg:y2="26.553cm">
            <text:p/>
          </draw:line>
          <draw:line draw:style-name="gr834" draw:text-style-name="P1" draw:layer="layout" svg:x1="18.261cm" svg:y1="26.153cm" svg:x2="18.261cm" svg:y2="26.553cm">
            <text:p/>
          </draw:line>
          <draw:line draw:style-name="gr835" draw:text-style-name="P1" draw:layer="layout" svg:x1="18.696cm" svg:y1="26.153cm" svg:x2="18.696cm" svg:y2="26.553cm">
            <text:p/>
          </draw:line>
          <draw:line draw:style-name="gr836" draw:text-style-name="P1" draw:layer="layout" svg:x1="19.129cm" svg:y1="26.153cm" svg:x2="19.129cm" svg:y2="26.553cm">
            <text:p/>
          </draw:line>
          <draw:line draw:style-name="gr837" draw:text-style-name="P1" draw:layer="layout" svg:x1="3.499cm" svg:y1="26.153cm" svg:x2="3.499cm" svg:y2="26.553cm">
            <text:p/>
          </draw:line>
          <draw:line draw:style-name="gr838" draw:text-style-name="P1" draw:layer="layout" svg:x1="3.933cm" svg:y1="26.153cm" svg:x2="3.933cm" svg:y2="26.553cm">
            <text:p/>
          </draw:line>
          <draw:line draw:style-name="gr839" draw:text-style-name="P1" draw:layer="layout" svg:x1="4.367cm" svg:y1="26.153cm" svg:x2="4.367cm" svg:y2="26.553cm">
            <text:p/>
          </draw:line>
          <draw:line draw:style-name="gr840" draw:text-style-name="P1" draw:layer="layout" svg:x1="4.802cm" svg:y1="26.153cm" svg:x2="4.802cm" svg:y2="26.553cm">
            <text:p/>
          </draw:line>
          <draw:line draw:style-name="gr841" draw:text-style-name="P1" draw:layer="layout" svg:x1="5.236cm" svg:y1="26.153cm" svg:x2="5.236cm" svg:y2="26.553cm">
            <text:p/>
          </draw:line>
          <draw:line draw:style-name="gr842" draw:text-style-name="P1" draw:layer="layout" svg:x1="5.67cm" svg:y1="26.153cm" svg:x2="5.67cm" svg:y2="26.553cm">
            <text:p/>
          </draw:line>
          <draw:line draw:style-name="gr843" draw:text-style-name="P1" draw:layer="layout" svg:x1="6.104cm" svg:y1="26.153cm" svg:x2="6.104cm" svg:y2="26.553cm">
            <text:p/>
          </draw:line>
          <draw:line draw:style-name="gr844" draw:text-style-name="P1" draw:layer="layout" svg:x1="6.539cm" svg:y1="26.153cm" svg:x2="6.539cm" svg:y2="26.553cm">
            <text:p/>
          </draw:line>
          <draw:line draw:style-name="gr845" draw:text-style-name="P1" draw:layer="layout" svg:x1="6.973cm" svg:y1="26.153cm" svg:x2="6.973cm" svg:y2="26.553cm">
            <text:p/>
          </draw:line>
          <draw:line draw:style-name="gr846" draw:text-style-name="P1" draw:layer="layout" svg:x1="7.407cm" svg:y1="26.153cm" svg:x2="7.407cm" svg:y2="26.553cm">
            <text:p/>
          </draw:line>
          <draw:line draw:style-name="gr847" draw:text-style-name="P1" draw:layer="layout" svg:x1="7.841cm" svg:y1="26.153cm" svg:x2="7.841cm" svg:y2="26.553cm">
            <text:p/>
          </draw:line>
          <draw:line draw:style-name="gr848" draw:text-style-name="P1" draw:layer="layout" svg:x1="8.276cm" svg:y1="26.153cm" svg:x2="8.276cm" svg:y2="26.553cm">
            <text:p/>
          </draw:line>
          <draw:frame draw:style-name="gr849" draw:text-style-name="P5" draw:layer="layout" svg:width="0.837cm" svg:height="0.45cm" svg:x="3.611cm" svg:y="25.834cm">
            <draw:text-box>
              <text:p text:style-name="P2"><text:span text:style-name="T3">10</text:span></text:p>
            </draw:text-box>
          </draw:frame>
          <draw:frame draw:style-name="gr850" draw:text-style-name="P5" draw:layer="layout" svg:width="0.868cm" svg:height="0.45cm" svg:x="4.044cm" svg:y="25.834cm">
            <draw:text-box>
              <text:p text:style-name="P2"><text:span text:style-name="T3">20</text:span></text:p>
            </draw:text-box>
          </draw:frame>
          <draw:frame draw:style-name="gr851" draw:text-style-name="P5" draw:layer="layout" svg:width="0.736cm" svg:height="0.45cm" svg:x="4.912cm" svg:y="25.834cm">
            <draw:text-box>
              <text:p text:style-name="P2"><text:span text:style-name="T3">10</text:span></text:p>
            </draw:text-box>
          </draw:frame>
          <draw:frame draw:style-name="gr852" draw:text-style-name="P5" draw:layer="layout" svg:width="0.867cm" svg:height="0.45cm" svg:x="5.346cm" svg:y="25.834cm">
            <draw:text-box>
              <text:p text:style-name="P2"><text:span text:style-name="T3">20</text:span></text:p>
            </draw:text-box>
          </draw:frame>
          <draw:frame draw:style-name="gr853" draw:text-style-name="P5" draw:layer="layout" svg:width="0.835cm" svg:height="0.45cm" svg:x="6.213cm" svg:y="25.834cm">
            <draw:text-box>
              <text:p text:style-name="P2"><text:span text:style-name="T3">10</text:span></text:p>
            </draw:text-box>
          </draw:frame>
          <draw:frame draw:style-name="gr854" draw:text-style-name="P5" draw:layer="layout" svg:width="0.867cm" svg:height="0.45cm" svg:x="6.647cm" svg:y="25.834cm">
            <draw:text-box>
              <text:p text:style-name="P2"><text:span text:style-name="T3">20</text:span></text:p>
            </draw:text-box>
          </draw:frame>
          <draw:frame draw:style-name="gr855" draw:text-style-name="P5" draw:layer="layout" svg:width="0.734cm" svg:height="0.45cm" svg:x="7.514cm" svg:y="25.834cm">
            <draw:text-box>
              <text:p text:style-name="P2"><text:span text:style-name="T3">10</text:span></text:p>
            </draw:text-box>
          </draw:frame>
          <draw:frame draw:style-name="gr856" draw:text-style-name="P5" draw:layer="layout" svg:width="0.868cm" svg:height="0.45cm" svg:x="7.948cm" svg:y="25.834cm">
            <draw:text-box>
              <text:p text:style-name="P2"><text:span text:style-name="T3">20</text:span></text:p>
            </draw:text-box>
          </draw:frame>
          <draw:frame draw:style-name="gr857" draw:text-style-name="P5" draw:layer="layout" svg:width="0.832cm" svg:height="0.523cm" svg:x="8.816cm" svg:y="25.834cm">
            <draw:text-box>
              <text:p text:style-name="P2"><text:span text:style-name="T3">10</text:span></text:p>
            </draw:text-box>
          </draw:frame>
          <draw:frame draw:style-name="gr858" draw:text-style-name="P5" draw:layer="layout" svg:width="0.866cm" svg:height="0.45cm" svg:x="9.25cm" svg:y="25.834cm">
            <draw:text-box>
              <text:p text:style-name="P2"><text:span text:style-name="T3">20</text:span></text:p>
            </draw:text-box>
          </draw:frame>
          <draw:frame draw:style-name="gr859" draw:text-style-name="P5" draw:layer="layout" svg:width="0.732cm" svg:height="0.45cm" svg:x="10.116cm" svg:y="25.834cm">
            <draw:text-box>
              <text:p text:style-name="P2"><text:span text:style-name="T3">10</text:span></text:p>
            </draw:text-box>
          </draw:frame>
          <draw:frame draw:style-name="gr860" draw:text-style-name="P5" draw:layer="layout" svg:width="0.869cm" svg:height="0.45cm" svg:x="10.55cm" svg:y="25.834cm">
            <draw:text-box>
              <text:p text:style-name="P2"><text:span text:style-name="T3">20</text:span></text:p>
            </draw:text-box>
          </draw:frame>
          <draw:frame draw:style-name="gr861" draw:text-style-name="P5" draw:layer="layout" svg:width="0.829cm" svg:height="0.45cm" svg:x="11.419cm" svg:y="25.834cm">
            <draw:text-box>
              <text:p text:style-name="P2"><text:span text:style-name="T3">10</text:span></text:p>
            </draw:text-box>
          </draw:frame>
          <draw:frame draw:style-name="gr862" draw:text-style-name="P5" draw:layer="layout" svg:width="0.867cm" svg:height="0.45cm" svg:x="11.852cm" svg:y="25.834cm">
            <draw:text-box>
              <text:p text:style-name="P2"><text:span text:style-name="T3">20</text:span></text:p>
            </draw:text-box>
          </draw:frame>
          <draw:frame draw:style-name="gr863" draw:text-style-name="P5" draw:layer="layout" svg:width="0.929cm" svg:height="0.45cm" svg:x="12.719cm" svg:y="25.834cm">
            <draw:text-box>
              <text:p text:style-name="P2"><text:span text:style-name="T3">10</text:span></text:p>
            </draw:text-box>
          </draw:frame>
          <draw:frame draw:style-name="gr864" draw:text-style-name="P5" draw:layer="layout" svg:width="0.868cm" svg:height="0.45cm" svg:x="13.152cm" svg:y="25.834cm">
            <draw:text-box>
              <text:p text:style-name="P2"><text:span text:style-name="T3">20</text:span></text:p>
            </draw:text-box>
          </draw:frame>
          <draw:frame draw:style-name="gr865" draw:text-style-name="P5" draw:layer="layout" svg:width="0.828cm" svg:height="0.45cm" svg:x="14.02cm" svg:y="25.834cm">
            <draw:text-box>
              <text:p text:style-name="P2"><text:span text:style-name="T3">10</text:span></text:p>
            </draw:text-box>
          </draw:frame>
          <draw:frame draw:style-name="gr866" draw:text-style-name="P5" draw:layer="layout" svg:width="0.866cm" svg:height="0.45cm" svg:x="14.454cm" svg:y="25.834cm">
            <draw:text-box>
              <text:p text:style-name="P2"><text:span text:style-name="T3">20</text:span></text:p>
            </draw:text-box>
          </draw:frame>
          <draw:frame draw:style-name="gr867" draw:text-style-name="P5" draw:layer="layout" svg:width="0.928cm" svg:height="0.45cm" svg:x="15.32cm" svg:y="25.834cm">
            <draw:text-box>
              <text:p text:style-name="P2"><text:span text:style-name="T3">10</text:span></text:p>
            </draw:text-box>
          </draw:frame>
          <draw:frame draw:style-name="gr868" draw:text-style-name="P5" draw:layer="layout" svg:width="0.867cm" svg:height="0.45cm" svg:x="15.755cm" svg:y="25.834cm">
            <draw:text-box>
              <text:p text:style-name="P2"><text:span text:style-name="T3">20</text:span></text:p>
            </draw:text-box>
          </draw:frame>
          <draw:frame draw:style-name="gr869" draw:text-style-name="P5" draw:layer="layout" svg:width="0.826cm" svg:height="0.45cm" svg:x="16.622cm" svg:y="25.834cm">
            <draw:text-box>
              <text:p text:style-name="P2"><text:span text:style-name="T3">10</text:span></text:p>
            </draw:text-box>
          </draw:frame>
          <draw:frame draw:style-name="gr870" draw:text-style-name="P5" draw:layer="layout" svg:width="0.868cm" svg:height="0.45cm" svg:x="17.056cm" svg:y="25.834cm">
            <draw:text-box>
              <text:p text:style-name="P2"><text:span text:style-name="T3">20</text:span></text:p>
            </draw:text-box>
          </draw:frame>
          <draw:frame draw:style-name="gr871" draw:text-style-name="P5" draw:layer="layout" svg:width="0.924cm" svg:height="0.45cm" svg:x="17.924cm" svg:y="25.834cm">
            <draw:text-box>
              <text:p text:style-name="P2"><text:span text:style-name="T3">10</text:span></text:p>
            </draw:text-box>
          </draw:frame>
          <draw:frame draw:style-name="gr872" draw:text-style-name="P5" draw:layer="layout" svg:width="0.891cm" svg:height="0.45cm" svg:x="18.357cm" svg:y="25.834cm">
            <draw:text-box>
              <text:p text:style-name="P2"><text:span text:style-name="T3">20</text:span></text:p>
            </draw:text-box>
          </draw:frame>
          <draw:frame draw:style-name="gr873" draw:text-style-name="P6" draw:layer="layout" svg:width="1.353cm" svg:height="0.964cm" svg:x="3.729cm" svg:y="25.487cm">
            <draw:text-box>
              <text:p text:style-name="P2"><text:span text:style-name="T4">Jan.</text:span></text:p>
            </draw:text-box>
          </draw:frame>
          <draw:frame draw:style-name="gr874" draw:text-style-name="P6" draw:layer="layout" svg:width="1.406cm" svg:height="0.964cm" svg:x="5.005cm" svg:y="25.487cm">
            <draw:text-box>
              <text:p text:style-name="P2"><text:span text:style-name="T4">Feb.</text:span></text:p>
            </draw:text-box>
          </draw:frame>
          <draw:frame draw:style-name="gr875" draw:text-style-name="P6" draw:layer="layout" svg:width="1.382cm" svg:height="0.964cm" svg:x="6.322cm" svg:y="25.487cm">
            <draw:text-box>
              <text:p text:style-name="P2"><text:span text:style-name="T4">Mar.</text:span></text:p>
            </draw:text-box>
          </draw:frame>
          <draw:frame draw:style-name="gr876" draw:text-style-name="P6" draw:layer="layout" svg:width="1.299cm" svg:height="0.964cm" svg:x="7.668cm" svg:y="25.487cm">
            <draw:text-box>
              <text:p text:style-name="P2"><text:span text:style-name="T4">Apr.</text:span></text:p>
            </draw:text-box>
          </draw:frame>
          <draw:frame draw:style-name="gr877" draw:text-style-name="P6" draw:layer="layout" svg:width="1.449cm" svg:height="0.964cm" svg:x="8.898cm" svg:y="25.487cm">
            <draw:text-box>
              <text:p text:style-name="P2"><text:span text:style-name="T4">May.</text:span></text:p>
            </draw:text-box>
          </draw:frame>
          <draw:frame draw:style-name="gr878" draw:text-style-name="P6" draw:layer="layout" svg:width="1.353cm" svg:height="0.964cm" svg:x="10.249cm" svg:y="25.487cm">
            <draw:text-box>
              <text:p text:style-name="P2"><text:span text:style-name="T4">Jun.</text:span></text:p>
            </draw:text-box>
          </draw:frame>
          <draw:frame draw:style-name="gr879" draw:text-style-name="P6" draw:layer="layout" svg:width="1.182cm" svg:height="0.964cm" svg:x="11.639cm" svg:y="25.487cm">
            <draw:text-box>
              <text:p text:style-name="P2"><text:span text:style-name="T4">Jul.</text:span></text:p>
            </draw:text-box>
          </draw:frame>
          <draw:frame draw:style-name="gr880" draw:text-style-name="P6" draw:layer="layout" svg:width="1.437cm" svg:height="0.964cm" svg:x="12.815cm" svg:y="25.487cm">
            <draw:text-box>
              <text:p text:style-name="P2"><text:span text:style-name="T4">Aug.</text:span></text:p>
            </draw:text-box>
          </draw:frame>
          <draw:frame draw:style-name="gr881" draw:text-style-name="P6" draw:layer="layout" svg:width="1.435cm" svg:height="0.964cm" svg:x="14.121cm" svg:y="25.487cm">
            <draw:text-box>
              <text:p text:style-name="P2"><text:span text:style-name="T4">Sep.</text:span></text:p>
            </draw:text-box>
          </draw:frame>
          <draw:frame draw:style-name="gr882" draw:text-style-name="P6" draw:layer="layout" svg:width="1.328cm" svg:height="0.964cm" svg:x="15.479cm" svg:y="25.487cm">
            <draw:text-box>
              <text:p text:style-name="P2"><text:span text:style-name="T4">Oct.</text:span></text:p>
            </draw:text-box>
          </draw:frame>
          <draw:frame draw:style-name="gr883" draw:text-style-name="P6" draw:layer="layout" svg:width="1.399cm" svg:height="0.964cm" svg:x="16.747cm" svg:y="25.487cm">
            <draw:text-box>
              <text:p text:style-name="P2"><text:span text:style-name="T4">Nov.</text:span></text:p>
            </draw:text-box>
          </draw:frame>
          <draw:frame draw:style-name="gr884" draw:text-style-name="P6" draw:layer="layout" svg:width="1.437cm" svg:height="0.964cm" svg:x="18.032cm" svg:y="25.487cm">
            <draw:text-box>
              <text:p text:style-name="P2"><text:span text:style-name="T4">Dec.</text:span></text:p>
            </draw:text-box>
          </draw:frame>
          <draw:frame draw:style-name="gr193" draw:text-style-name="P7" draw:layer="layout" svg:width="7cm" svg:height="0.493cm" svg:x="3.931cm" svg:y="24.969cm">
            <draw:text-box>
              <text:p><text:span text:style-name="T5">Designed by satakagi, <text:s/>na-sekiguchi</text:span><text:span text:style-name="T5">　　</text:span><text:span text:style-name="T5">Planisphere:hoshifuru.jp</text:span></text:p>
            </draw:text-box>
          </draw:frame>
          <draw:frame draw:style-name="gr194" draw:text-style-name="P9" draw:layer="layout" svg:width="7.2cm" svg:height="0.675cm" svg:x="11.406cm" svg:y="24.969cm">
            <draw:text-box>
              <text:p text:style-name="P8"><text:span text:style-name="T6">・太陽光や強い光の下での使用・保管・放置は絶対にしないでください</text:span></text:p>
              <text:p text:style-name="P8"><text:span text:style-name="T6">・太陽光や強い光を、レンズを通して直接見ることは絶対にしないでください</text:span></text:p>
            </draw:text-box>
          </draw:frame>
          <draw:frame draw:style-name="gr194" draw:text-style-name="P9" draw:layer="layout" svg:width="0.96cm" svg:height="0.463cm" svg:x="10.931cm" svg:y="25.07cm">
            <draw:text-box>
              <text:p text:style-name="P8"><text:span text:style-name="T6">注意</text:span></text:p>
            </draw:text-box>
          </draw:frame>
        </draw:g>
        <draw:g>
          <draw:frame draw:style-name="gr885" draw:text-style-name="P3" draw:layer="layout" svg:width="0.843cm" svg:height="0.805cm" svg:x="18.757cm" svg:y="16.376cm">
            <draw:text-box>
              <text:p text:style-name="P2"><text:span text:style-name="T1">0</text:span></text:p>
            </draw:text-box>
          </draw:frame>
          <draw:frame draw:style-name="gr886" draw:text-style-name="P3" draw:layer="layout" svg:width="0.872cm" svg:height="0.805cm" svg:x="18.115cm" svg:y="16.376cm">
            <draw:text-box>
              <text:p text:style-name="P2"><text:span text:style-name="T1">1</text:span></text:p>
            </draw:text-box>
          </draw:frame>
          <draw:frame draw:style-name="gr887" draw:text-style-name="P3" draw:layer="layout" svg:width="0.742cm" svg:height="0.805cm" svg:x="17.53cm" svg:y="16.376cm">
            <draw:text-box>
              <text:p text:style-name="P2"><text:span text:style-name="T1">2</text:span></text:p>
            </draw:text-box>
          </draw:frame>
          <draw:frame draw:style-name="gr888" draw:text-style-name="P3" draw:layer="layout" svg:width="0.874cm" svg:height="0.805cm" svg:x="16.814cm" svg:y="16.376cm">
            <draw:text-box>
              <text:p text:style-name="P2"><text:span text:style-name="T1">3</text:span></text:p>
            </draw:text-box>
          </draw:frame>
          <draw:frame draw:style-name="gr889" draw:text-style-name="P3" draw:layer="layout" svg:width="0.841cm" svg:height="0.805cm" svg:x="16.181cm" svg:y="16.376cm">
            <draw:text-box>
              <text:p text:style-name="P2"><text:span text:style-name="T1">4</text:span></text:p>
            </draw:text-box>
          </draw:frame>
          <draw:frame draw:style-name="gr890" draw:text-style-name="P3" draw:layer="layout" svg:width="0.873cm" svg:height="0.805cm" svg:x="15.515cm" svg:y="16.376cm">
            <draw:text-box>
              <text:p text:style-name="P2"><text:span text:style-name="T1">5</text:span></text:p>
            </draw:text-box>
          </draw:frame>
          <draw:frame draw:style-name="gr891" draw:text-style-name="P3" draw:layer="layout" svg:width="0.739cm" svg:height="0.805cm" svg:x="14.932cm" svg:y="16.376cm">
            <draw:text-box>
              <text:p text:style-name="P2"><text:span text:style-name="T1">6</text:span></text:p>
            </draw:text-box>
          </draw:frame>
          <draw:frame draw:style-name="gr892" draw:text-style-name="P3" draw:layer="layout" svg:width="0.874cm" svg:height="0.805cm" svg:x="14.214cm" svg:y="16.376cm">
            <draw:text-box>
              <text:p text:style-name="P2"><text:span text:style-name="T1">7</text:span></text:p>
            </draw:text-box>
          </draw:frame>
          <draw:frame draw:style-name="gr893" draw:text-style-name="P3" draw:layer="layout" svg:width="0.837cm" svg:height="0.805cm" svg:x="13.583cm" svg:y="16.376cm">
            <draw:text-box>
              <text:p text:style-name="P2"><text:span text:style-name="T1">8</text:span></text:p>
            </draw:text-box>
          </draw:frame>
          <draw:frame draw:style-name="gr894" draw:text-style-name="P3" draw:layer="layout" svg:width="0.874cm" svg:height="0.805cm" svg:x="12.914cm" svg:y="16.376cm">
            <draw:text-box>
              <text:p text:style-name="P2"><text:span text:style-name="T1">9</text:span></text:p>
            </draw:text-box>
          </draw:frame>
          <draw:frame draw:style-name="gr895" draw:text-style-name="P3" draw:layer="layout" svg:width="0.933cm" svg:height="0.805cm" svg:x="12.158cm" svg:y="16.376cm">
            <draw:text-box>
              <text:p text:style-name="P2"><text:span text:style-name="T1">10</text:span></text:p>
            </draw:text-box>
          </draw:frame>
          <draw:frame draw:style-name="gr896" draw:text-style-name="P3" draw:layer="layout" svg:width="0.875cm" svg:height="0.805cm" svg:x="11.537cm" svg:y="16.376cm">
            <draw:text-box>
              <text:p text:style-name="P2"><text:span text:style-name="T1">11</text:span></text:p>
            </draw:text-box>
          </draw:frame>
          <draw:frame draw:style-name="gr897" draw:text-style-name="P3" draw:layer="layout" svg:width="0.836cm" svg:height="0.805cm" svg:x="10.907cm" svg:y="16.376cm">
            <draw:text-box>
              <text:p text:style-name="P2"><text:span text:style-name="T1">12</text:span></text:p>
            </draw:text-box>
          </draw:frame>
          <draw:frame draw:style-name="gr898" draw:text-style-name="P3" draw:layer="layout" svg:width="0.873cm" svg:height="0.805cm" svg:x="10.239cm" svg:y="16.376cm">
            <draw:text-box>
              <text:p text:style-name="P2"><text:span text:style-name="T1">13</text:span></text:p>
            </draw:text-box>
          </draw:frame>
          <draw:frame draw:style-name="gr899" draw:text-style-name="P3" draw:layer="layout" svg:width="0.937cm" svg:height="0.805cm" svg:x="9.557cm" svg:y="16.376cm">
            <draw:text-box>
              <text:p text:style-name="P2"><text:span text:style-name="T1">14</text:span></text:p>
            </draw:text-box>
          </draw:frame>
          <draw:frame draw:style-name="gr900" draw:text-style-name="P3" draw:layer="layout" svg:width="0.875cm" svg:height="0.805cm" svg:x="8.938cm" svg:y="16.376cm">
            <draw:text-box>
              <text:p text:style-name="P2"><text:span text:style-name="T1">15</text:span></text:p>
            </draw:text-box>
          </draw:frame>
          <draw:frame draw:style-name="gr901" draw:text-style-name="P3" draw:layer="layout" svg:width="0.834cm" svg:height="0.805cm" svg:x="8.308cm" svg:y="16.376cm">
            <draw:text-box>
              <text:p text:style-name="P2"><text:span text:style-name="T1">16</text:span></text:p>
            </draw:text-box>
          </draw:frame>
          <draw:frame draw:style-name="gr902" draw:text-style-name="P3" draw:layer="layout" svg:width="0.872cm" svg:height="0.805cm" svg:x="7.639cm" svg:y="16.376cm">
            <draw:text-box>
              <text:p text:style-name="P2"><text:span text:style-name="T1">17</text:span></text:p>
            </draw:text-box>
          </draw:frame>
          <draw:frame draw:style-name="gr903" draw:text-style-name="P3" draw:layer="layout" svg:width="0.934cm" svg:height="0.805cm" svg:x="6.958cm" svg:y="16.376cm">
            <draw:text-box>
              <text:p text:style-name="P2"><text:span text:style-name="T1">18</text:span></text:p>
            </draw:text-box>
          </draw:frame>
          <draw:frame draw:style-name="gr904" draw:text-style-name="P3" draw:layer="layout" svg:width="0.874cm" svg:height="0.805cm" svg:x="6.338cm" svg:y="16.376cm">
            <draw:text-box>
              <text:p text:style-name="P2"><text:span text:style-name="T1">19</text:span></text:p>
            </draw:text-box>
          </draw:frame>
          <draw:frame draw:style-name="gr905" draw:text-style-name="P3" draw:layer="layout" svg:width="0.833cm" svg:height="0.805cm" svg:x="5.709cm" svg:y="16.376cm">
            <draw:text-box>
              <text:p text:style-name="P2"><text:span text:style-name="T1">20</text:span></text:p>
            </draw:text-box>
          </draw:frame>
          <draw:frame draw:style-name="gr906" draw:text-style-name="P3" draw:layer="layout" svg:width="0.875cm" svg:height="0.805cm" svg:x="5.038cm" svg:y="16.376cm">
            <draw:text-box>
              <text:p text:style-name="P2"><text:span text:style-name="T1">21</text:span></text:p>
            </draw:text-box>
          </draw:frame>
          <draw:frame draw:style-name="gr907" draw:text-style-name="P3" draw:layer="layout" svg:width="0.929cm" svg:height="0.805cm" svg:x="4.361cm" svg:y="16.376cm">
            <draw:text-box>
              <text:p text:style-name="P2"><text:span text:style-name="T1">22</text:span></text:p>
            </draw:text-box>
          </draw:frame>
          <draw:frame draw:style-name="gr908" draw:text-style-name="P3" draw:layer="layout" svg:width="0.897cm" svg:height="0.805cm" svg:x="3.735cm" svg:y="16.376cm">
            <draw:text-box>
              <text:p text:style-name="P2"><text:span text:style-name="T1">23</text:span></text:p>
            </draw:text-box>
          </draw:frame>
          <draw:frame draw:style-name="gr909" draw:text-style-name="P3" draw:layer="layout" svg:width="0.843cm" svg:height="0.805cm" svg:x="3.158cm" svg:y="16.376cm">
            <draw:text-box>
              <text:p text:style-name="P2"><text:span text:style-name="T1">0</text:span></text:p>
            </draw:text-box>
          </draw:frame>
          <draw:custom-shape draw:style-name="gr910" draw:text-style-name="P1" draw:layer="layout" svg:width="15.631cm" svg:height="1.2cm" svg:x="3.464cm" svg:y="15.85cm">
            <text:p/>
            <draw:enhanced-geometry svg:viewBox="0 0 21600 21600" draw:type="rectangle" draw:enhanced-path="M 0 0 L 21600 0 21600 21600 0 21600 0 0 Z N"/>
          </draw:custom-shape>
          <draw:line draw:style-name="gr911" draw:text-style-name="P1" draw:layer="layout" svg:x1="11.28cm" svg:y1="15.85cm" svg:x2="11.28cm" svg:y2="16.45cm">
            <text:p/>
          </draw:line>
          <draw:line draw:style-name="gr912" draw:text-style-name="P1" draw:layer="layout" svg:x1="11.932cm" svg:y1="15.85cm" svg:x2="11.932cm" svg:y2="16.45cm">
            <text:p/>
          </draw:line>
          <draw:line draw:style-name="gr913" draw:text-style-name="P1" draw:layer="layout" svg:x1="12.583cm" svg:y1="15.85cm" svg:x2="12.583cm" svg:y2="16.45cm">
            <text:p/>
          </draw:line>
          <draw:line draw:style-name="gr914" draw:text-style-name="P1" draw:layer="layout" svg:x1="13.234cm" svg:y1="15.85cm" svg:x2="13.234cm" svg:y2="16.45cm">
            <text:p/>
          </draw:line>
          <draw:line draw:style-name="gr915" draw:text-style-name="P1" draw:layer="layout" svg:x1="13.885cm" svg:y1="15.85cm" svg:x2="13.885cm" svg:y2="16.45cm">
            <text:p/>
          </draw:line>
          <draw:line draw:style-name="gr916" draw:text-style-name="P1" draw:layer="layout" svg:x1="14.537cm" svg:y1="15.85cm" svg:x2="14.537cm" svg:y2="16.45cm">
            <text:p/>
          </draw:line>
          <draw:line draw:style-name="gr917" draw:text-style-name="P1" draw:layer="layout" svg:x1="15.188cm" svg:y1="15.85cm" svg:x2="15.188cm" svg:y2="16.45cm">
            <text:p/>
          </draw:line>
          <draw:line draw:style-name="gr918" draw:text-style-name="P1" draw:layer="layout" svg:x1="15.84cm" svg:y1="15.85cm" svg:x2="15.84cm" svg:y2="16.45cm">
            <text:p/>
          </draw:line>
          <draw:line draw:style-name="gr919" draw:text-style-name="P1" draw:layer="layout" svg:x1="16.491cm" svg:y1="15.85cm" svg:x2="16.491cm" svg:y2="16.45cm">
            <text:p/>
          </draw:line>
          <draw:line draw:style-name="gr920" draw:text-style-name="P1" draw:layer="layout" svg:x1="17.142cm" svg:y1="15.85cm" svg:x2="17.142cm" svg:y2="16.45cm">
            <text:p/>
          </draw:line>
          <draw:line draw:style-name="gr921" draw:text-style-name="P1" draw:layer="layout" svg:x1="17.793cm" svg:y1="15.85cm" svg:x2="17.793cm" svg:y2="16.45cm">
            <text:p/>
          </draw:line>
          <draw:line draw:style-name="gr922" draw:text-style-name="P1" draw:layer="layout" svg:x1="18.445cm" svg:y1="15.85cm" svg:x2="18.445cm" svg:y2="16.45cm">
            <text:p/>
          </draw:line>
          <draw:line draw:style-name="gr923" draw:text-style-name="P1" draw:layer="layout" svg:x1="19.095cm" svg:y1="15.85cm" svg:x2="19.095cm" svg:y2="16.45cm">
            <text:p/>
          </draw:line>
          <draw:line draw:style-name="gr924" draw:text-style-name="P1" draw:layer="layout" svg:x1="3.465cm" svg:y1="15.85cm" svg:x2="3.465cm" svg:y2="16.45cm">
            <text:p/>
          </draw:line>
          <draw:line draw:style-name="gr925" draw:text-style-name="P1" draw:layer="layout" svg:x1="4.117cm" svg:y1="15.85cm" svg:x2="4.117cm" svg:y2="16.45cm">
            <text:p/>
          </draw:line>
          <draw:line draw:style-name="gr926" draw:text-style-name="P1" draw:layer="layout" svg:x1="4.768cm" svg:y1="15.85cm" svg:x2="4.768cm" svg:y2="16.45cm">
            <text:p/>
          </draw:line>
          <draw:line draw:style-name="gr927" draw:text-style-name="P1" draw:layer="layout" svg:x1="5.419cm" svg:y1="15.85cm" svg:x2="5.419cm" svg:y2="16.45cm">
            <text:p/>
          </draw:line>
          <draw:line draw:style-name="gr928" draw:text-style-name="P1" draw:layer="layout" svg:x1="6.07cm" svg:y1="15.85cm" svg:x2="6.07cm" svg:y2="16.45cm">
            <text:p/>
          </draw:line>
          <draw:line draw:style-name="gr929" draw:text-style-name="P1" draw:layer="layout" svg:x1="6.722cm" svg:y1="15.85cm" svg:x2="6.722cm" svg:y2="16.45cm">
            <text:p/>
          </draw:line>
          <draw:line draw:style-name="gr930" draw:text-style-name="P1" draw:layer="layout" svg:x1="7.373cm" svg:y1="15.85cm" svg:x2="7.373cm" svg:y2="16.45cm">
            <text:p/>
          </draw:line>
          <draw:line draw:style-name="gr931" draw:text-style-name="P1" draw:layer="layout" svg:x1="8.025cm" svg:y1="15.85cm" svg:x2="8.025cm" svg:y2="16.45cm">
            <text:p/>
          </draw:line>
          <draw:line draw:style-name="gr932" draw:text-style-name="P1" draw:layer="layout" svg:x1="8.676cm" svg:y1="15.85cm" svg:x2="8.676cm" svg:y2="16.45cm">
            <text:p/>
          </draw:line>
          <draw:line draw:style-name="gr933" draw:text-style-name="P1" draw:layer="layout" svg:x1="9.327cm" svg:y1="15.85cm" svg:x2="9.327cm" svg:y2="16.45cm">
            <text:p/>
          </draw:line>
          <draw:line draw:style-name="gr934" draw:text-style-name="P1" draw:layer="layout" svg:x1="9.978cm" svg:y1="15.85cm" svg:x2="9.978cm" svg:y2="16.45cm">
            <text:p/>
          </draw:line>
          <draw:line draw:style-name="gr935" draw:text-style-name="P1" draw:layer="layout" svg:x1="10.63cm" svg:y1="15.85cm" svg:x2="10.63cm" svg:y2="16.45cm">
            <text:p/>
          </draw:line>
          <draw:frame draw:style-name="gr103" draw:text-style-name="P4" draw:layer="layout" svg:width="0.769cm" svg:height="0.936cm" svg:x="10.904cm" svg:y="15.779cm">
            <draw:text-box>
              <text:p><text:span text:style-name="T2">N</text:span></text:p>
            </draw:text-box>
          </draw:frame>
          <draw:frame draw:style-name="gr104" draw:text-style-name="P4" draw:layer="layout" svg:width="0.748cm" svg:height="0.936cm" svg:x="8.943cm" svg:y="15.779cm">
            <draw:text-box>
              <text:p><text:span text:style-name="T2">E</text:span></text:p>
            </draw:text-box>
          </draw:frame>
          <draw:frame draw:style-name="gr105" draw:text-style-name="P4" draw:layer="layout" svg:width="0.87cm" svg:height="0.936cm" svg:x="12.824cm" svg:y="15.779cm">
            <draw:text-box>
              <text:p><text:span text:style-name="T2">W</text:span></text:p>
            </draw:text-box>
          </draw:frame>
          <draw:frame draw:style-name="gr104" draw:text-style-name="P4" draw:layer="layout" svg:width="0.748cm" svg:height="0.936cm" svg:x="3.105cm" svg:y="15.779cm">
            <draw:text-box>
              <text:p><text:span text:style-name="T2">S</text:span></text:p>
            </draw:text-box>
          </draw:frame>
          <draw:frame draw:style-name="gr104" draw:text-style-name="P4" draw:layer="layout" svg:width="0.748cm" svg:height="0.936cm" svg:x="18.724cm" svg:y="15.779cm">
            <draw:text-box>
              <text:p><text:span text:style-name="T2">S</text:span></text:p>
            </draw:text-box>
          </draw:frame>
        </draw:g>
        <draw:g>
          <draw:custom-shape draw:style-name="gr936" draw:text-style-name="P1" draw:layer="layout" svg:width="15.63cm" svg:height="1.582cm" svg:x="3.496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37" draw:text-style-name="P1" draw:layer="layout" svg:x1="3.496cm" svg:y1="14.915cm" svg:x2="3.496cm" svg:y2="15.551cm">
            <text:p/>
          </draw:line>
          <draw:line draw:style-name="gr938" draw:text-style-name="P1" draw:layer="layout" svg:x1="4.799cm" svg:y1="14.915cm" svg:x2="4.799cm" svg:y2="15.551cm">
            <text:p/>
          </draw:line>
          <draw:line draw:style-name="gr939" draw:text-style-name="P1" draw:layer="layout" svg:x1="6.101cm" svg:y1="14.915cm" svg:x2="6.101cm" svg:y2="15.551cm">
            <text:p/>
          </draw:line>
          <draw:line draw:style-name="gr940" draw:text-style-name="P1" draw:layer="layout" svg:x1="7.405cm" svg:y1="14.915cm" svg:x2="7.405cm" svg:y2="15.551cm">
            <text:p/>
          </draw:line>
          <draw:line draw:style-name="gr941" draw:text-style-name="P1" draw:layer="layout" svg:x1="8.707cm" svg:y1="14.915cm" svg:x2="8.707cm" svg:y2="15.551cm">
            <text:p/>
          </draw:line>
          <draw:line draw:style-name="gr942" draw:text-style-name="P1" draw:layer="layout" svg:x1="10.01cm" svg:y1="14.915cm" svg:x2="10.01cm" svg:y2="15.551cm">
            <text:p/>
          </draw:line>
          <draw:line draw:style-name="gr943" draw:text-style-name="P1" draw:layer="layout" svg:x1="11.312cm" svg:y1="14.915cm" svg:x2="11.312cm" svg:y2="15.551cm">
            <text:p/>
          </draw:line>
          <draw:line draw:style-name="gr944" draw:text-style-name="P1" draw:layer="layout" svg:x1="12.615cm" svg:y1="14.915cm" svg:x2="12.615cm" svg:y2="15.551cm">
            <text:p/>
          </draw:line>
          <draw:line draw:style-name="gr945" draw:text-style-name="P1" draw:layer="layout" svg:x1="13.917cm" svg:y1="14.915cm" svg:x2="13.917cm" svg:y2="15.551cm">
            <text:p/>
          </draw:line>
          <draw:line draw:style-name="gr946" draw:text-style-name="P1" draw:layer="layout" svg:x1="15.221cm" svg:y1="14.915cm" svg:x2="15.221cm" svg:y2="15.551cm">
            <text:p/>
          </draw:line>
          <draw:line draw:style-name="gr947" draw:text-style-name="P1" draw:layer="layout" svg:x1="16.523cm" svg:y1="14.915cm" svg:x2="16.523cm" svg:y2="15.551cm">
            <text:p/>
          </draw:line>
          <draw:line draw:style-name="gr948" draw:text-style-name="P1" draw:layer="layout" svg:x1="17.826cm" svg:y1="14.915cm" svg:x2="17.826cm" svg:y2="15.551cm">
            <text:p/>
          </draw:line>
          <draw:line draw:style-name="gr949" draw:text-style-name="P1" draw:layer="layout" svg:x1="19.126cm" svg:y1="14.915cm" svg:x2="19.126cm" svg:y2="15.551cm">
            <text:p/>
          </draw:line>
          <draw:line draw:style-name="gr950" draw:text-style-name="P1" draw:layer="layout" svg:x1="8.706cm" svg:y1="15.153cm" svg:x2="8.706cm" svg:y2="15.553cm">
            <text:p/>
          </draw:line>
          <draw:line draw:style-name="gr951" draw:text-style-name="P1" draw:layer="layout" svg:x1="9.14cm" svg:y1="15.153cm" svg:x2="9.14cm" svg:y2="15.553cm">
            <text:p/>
          </draw:line>
          <draw:line draw:style-name="gr952" draw:text-style-name="P1" draw:layer="layout" svg:x1="9.574cm" svg:y1="15.153cm" svg:x2="9.574cm" svg:y2="15.553cm">
            <text:p/>
          </draw:line>
          <draw:line draw:style-name="gr953" draw:text-style-name="P1" draw:layer="layout" svg:x1="10.009cm" svg:y1="15.153cm" svg:x2="10.009cm" svg:y2="15.553cm">
            <text:p/>
          </draw:line>
          <draw:line draw:style-name="gr954" draw:text-style-name="P1" draw:layer="layout" svg:x1="10.443cm" svg:y1="15.153cm" svg:x2="10.443cm" svg:y2="15.553cm">
            <text:p/>
          </draw:line>
          <draw:line draw:style-name="gr955" draw:text-style-name="P1" draw:layer="layout" svg:x1="10.877cm" svg:y1="15.153cm" svg:x2="10.877cm" svg:y2="15.553cm">
            <text:p/>
          </draw:line>
          <draw:line draw:style-name="gr956" draw:text-style-name="P1" draw:layer="layout" svg:x1="11.311cm" svg:y1="15.153cm" svg:x2="11.311cm" svg:y2="15.553cm">
            <text:p/>
          </draw:line>
          <draw:line draw:style-name="gr957" draw:text-style-name="P1" draw:layer="layout" svg:x1="11.746cm" svg:y1="15.153cm" svg:x2="11.746cm" svg:y2="15.553cm">
            <text:p/>
          </draw:line>
          <draw:line draw:style-name="gr958" draw:text-style-name="P1" draw:layer="layout" svg:x1="12.18cm" svg:y1="15.153cm" svg:x2="12.18cm" svg:y2="15.553cm">
            <text:p/>
          </draw:line>
          <draw:line draw:style-name="gr959" draw:text-style-name="P1" draw:layer="layout" svg:x1="12.614cm" svg:y1="15.153cm" svg:x2="12.614cm" svg:y2="15.553cm">
            <text:p/>
          </draw:line>
          <draw:line draw:style-name="gr960" draw:text-style-name="P1" draw:layer="layout" svg:x1="13.048cm" svg:y1="15.153cm" svg:x2="13.048cm" svg:y2="15.553cm">
            <text:p/>
          </draw:line>
          <draw:line draw:style-name="gr961" draw:text-style-name="P1" draw:layer="layout" svg:x1="13.483cm" svg:y1="15.153cm" svg:x2="13.483cm" svg:y2="15.553cm">
            <text:p/>
          </draw:line>
          <draw:line draw:style-name="gr962" draw:text-style-name="P1" draw:layer="layout" svg:x1="13.916cm" svg:y1="15.153cm" svg:x2="13.916cm" svg:y2="15.553cm">
            <text:p/>
          </draw:line>
          <draw:line draw:style-name="gr963" draw:text-style-name="P1" draw:layer="layout" svg:x1="14.35cm" svg:y1="15.153cm" svg:x2="14.35cm" svg:y2="15.553cm">
            <text:p/>
          </draw:line>
          <draw:line draw:style-name="gr964" draw:text-style-name="P1" draw:layer="layout" svg:x1="14.784cm" svg:y1="15.153cm" svg:x2="14.784cm" svg:y2="15.553cm">
            <text:p/>
          </draw:line>
          <draw:line draw:style-name="gr965" draw:text-style-name="P1" draw:layer="layout" svg:x1="15.219cm" svg:y1="15.153cm" svg:x2="15.219cm" svg:y2="15.553cm">
            <text:p/>
          </draw:line>
          <draw:line draw:style-name="gr966" draw:text-style-name="P1" draw:layer="layout" svg:x1="15.653cm" svg:y1="15.153cm" svg:x2="15.653cm" svg:y2="15.553cm">
            <text:p/>
          </draw:line>
          <draw:line draw:style-name="gr967" draw:text-style-name="P1" draw:layer="layout" svg:x1="16.087cm" svg:y1="15.153cm" svg:x2="16.087cm" svg:y2="15.553cm">
            <text:p/>
          </draw:line>
          <draw:line draw:style-name="gr968" draw:text-style-name="P1" draw:layer="layout" svg:x1="16.521cm" svg:y1="15.153cm" svg:x2="16.521cm" svg:y2="15.553cm">
            <text:p/>
          </draw:line>
          <draw:line draw:style-name="gr969" draw:text-style-name="P1" draw:layer="layout" svg:x1="16.956cm" svg:y1="15.153cm" svg:x2="16.956cm" svg:y2="15.553cm">
            <text:p/>
          </draw:line>
          <draw:line draw:style-name="gr970" draw:text-style-name="P1" draw:layer="layout" svg:x1="17.39cm" svg:y1="15.153cm" svg:x2="17.39cm" svg:y2="15.553cm">
            <text:p/>
          </draw:line>
          <draw:line draw:style-name="gr971" draw:text-style-name="P1" draw:layer="layout" svg:x1="17.824cm" svg:y1="15.153cm" svg:x2="17.824cm" svg:y2="15.553cm">
            <text:p/>
          </draw:line>
          <draw:line draw:style-name="gr972" draw:text-style-name="P1" draw:layer="layout" svg:x1="18.258cm" svg:y1="15.153cm" svg:x2="18.258cm" svg:y2="15.553cm">
            <text:p/>
          </draw:line>
          <draw:line draw:style-name="gr973" draw:text-style-name="P1" draw:layer="layout" svg:x1="18.693cm" svg:y1="15.153cm" svg:x2="18.693cm" svg:y2="15.553cm">
            <text:p/>
          </draw:line>
          <draw:line draw:style-name="gr974" draw:text-style-name="P1" draw:layer="layout" svg:x1="19.126cm" svg:y1="15.153cm" svg:x2="19.126cm" svg:y2="15.553cm">
            <text:p/>
          </draw:line>
          <draw:line draw:style-name="gr975" draw:text-style-name="P1" draw:layer="layout" svg:x1="3.496cm" svg:y1="15.153cm" svg:x2="3.496cm" svg:y2="15.553cm">
            <text:p/>
          </draw:line>
          <draw:line draw:style-name="gr976" draw:text-style-name="P1" draw:layer="layout" svg:x1="3.93cm" svg:y1="15.153cm" svg:x2="3.93cm" svg:y2="15.553cm">
            <text:p/>
          </draw:line>
          <draw:line draw:style-name="gr977" draw:text-style-name="P1" draw:layer="layout" svg:x1="4.364cm" svg:y1="15.153cm" svg:x2="4.364cm" svg:y2="15.553cm">
            <text:p/>
          </draw:line>
          <draw:line draw:style-name="gr978" draw:text-style-name="P1" draw:layer="layout" svg:x1="4.799cm" svg:y1="15.153cm" svg:x2="4.799cm" svg:y2="15.553cm">
            <text:p/>
          </draw:line>
          <draw:line draw:style-name="gr979" draw:text-style-name="P1" draw:layer="layout" svg:x1="5.233cm" svg:y1="15.153cm" svg:x2="5.233cm" svg:y2="15.553cm">
            <text:p/>
          </draw:line>
          <draw:line draw:style-name="gr980" draw:text-style-name="P1" draw:layer="layout" svg:x1="5.667cm" svg:y1="15.153cm" svg:x2="5.667cm" svg:y2="15.553cm">
            <text:p/>
          </draw:line>
          <draw:line draw:style-name="gr981" draw:text-style-name="P1" draw:layer="layout" svg:x1="6.101cm" svg:y1="15.153cm" svg:x2="6.101cm" svg:y2="15.553cm">
            <text:p/>
          </draw:line>
          <draw:line draw:style-name="gr982" draw:text-style-name="P1" draw:layer="layout" svg:x1="6.536cm" svg:y1="15.153cm" svg:x2="6.536cm" svg:y2="15.553cm">
            <text:p/>
          </draw:line>
          <draw:line draw:style-name="gr983" draw:text-style-name="P1" draw:layer="layout" svg:x1="6.97cm" svg:y1="15.153cm" svg:x2="6.97cm" svg:y2="15.553cm">
            <text:p/>
          </draw:line>
          <draw:line draw:style-name="gr984" draw:text-style-name="P1" draw:layer="layout" svg:x1="7.404cm" svg:y1="15.153cm" svg:x2="7.404cm" svg:y2="15.553cm">
            <text:p/>
          </draw:line>
          <draw:line draw:style-name="gr985" draw:text-style-name="P1" draw:layer="layout" svg:x1="7.838cm" svg:y1="15.153cm" svg:x2="7.838cm" svg:y2="15.553cm">
            <text:p/>
          </draw:line>
          <draw:line draw:style-name="gr986" draw:text-style-name="P1" draw:layer="layout" svg:x1="8.273cm" svg:y1="15.153cm" svg:x2="8.273cm" svg:y2="15.553cm">
            <text:p/>
          </draw:line>
          <draw:frame draw:style-name="gr987" draw:text-style-name="P5" draw:layer="layout" svg:width="0.837cm" svg:height="0.45cm" svg:x="3.608cm" svg:y="14.834cm">
            <draw:text-box>
              <text:p text:style-name="P2"><text:span text:style-name="T3">10</text:span></text:p>
            </draw:text-box>
          </draw:frame>
          <draw:frame draw:style-name="gr988" draw:text-style-name="P5" draw:layer="layout" svg:width="0.868cm" svg:height="0.45cm" svg:x="4.041cm" svg:y="14.834cm">
            <draw:text-box>
              <text:p text:style-name="P2"><text:span text:style-name="T3">20</text:span></text:p>
            </draw:text-box>
          </draw:frame>
          <draw:frame draw:style-name="gr989" draw:text-style-name="P5" draw:layer="layout" svg:width="0.736cm" svg:height="0.45cm" svg:x="4.909cm" svg:y="14.834cm">
            <draw:text-box>
              <text:p text:style-name="P2"><text:span text:style-name="T3">10</text:span></text:p>
            </draw:text-box>
          </draw:frame>
          <draw:frame draw:style-name="gr990" draw:text-style-name="P5" draw:layer="layout" svg:width="0.867cm" svg:height="0.45cm" svg:x="5.343cm" svg:y="14.834cm">
            <draw:text-box>
              <text:p text:style-name="P2"><text:span text:style-name="T3">20</text:span></text:p>
            </draw:text-box>
          </draw:frame>
          <draw:frame draw:style-name="gr991" draw:text-style-name="P5" draw:layer="layout" svg:width="0.835cm" svg:height="0.45cm" svg:x="6.21cm" svg:y="14.834cm">
            <draw:text-box>
              <text:p text:style-name="P2"><text:span text:style-name="T3">10</text:span></text:p>
            </draw:text-box>
          </draw:frame>
          <draw:frame draw:style-name="gr992" draw:text-style-name="P5" draw:layer="layout" svg:width="0.867cm" svg:height="0.45cm" svg:x="6.644cm" svg:y="14.834cm">
            <draw:text-box>
              <text:p text:style-name="P2"><text:span text:style-name="T3">20</text:span></text:p>
            </draw:text-box>
          </draw:frame>
          <draw:frame draw:style-name="gr993" draw:text-style-name="P5" draw:layer="layout" svg:width="0.734cm" svg:height="0.45cm" svg:x="7.511cm" svg:y="14.834cm">
            <draw:text-box>
              <text:p text:style-name="P2"><text:span text:style-name="T3">10</text:span></text:p>
            </draw:text-box>
          </draw:frame>
          <draw:frame draw:style-name="gr994" draw:text-style-name="P5" draw:layer="layout" svg:width="0.868cm" svg:height="0.45cm" svg:x="7.945cm" svg:y="14.834cm">
            <draw:text-box>
              <text:p text:style-name="P2"><text:span text:style-name="T3">20</text:span></text:p>
            </draw:text-box>
          </draw:frame>
          <draw:frame draw:style-name="gr995" draw:text-style-name="P5" draw:layer="layout" svg:width="0.832cm" svg:height="0.523cm" svg:x="8.813cm" svg:y="14.834cm">
            <draw:text-box>
              <text:p text:style-name="P2"><text:span text:style-name="T3">10</text:span></text:p>
            </draw:text-box>
          </draw:frame>
          <draw:frame draw:style-name="gr996" draw:text-style-name="P5" draw:layer="layout" svg:width="0.866cm" svg:height="0.45cm" svg:x="9.247cm" svg:y="14.834cm">
            <draw:text-box>
              <text:p text:style-name="P2"><text:span text:style-name="T3">20</text:span></text:p>
            </draw:text-box>
          </draw:frame>
          <draw:frame draw:style-name="gr997" draw:text-style-name="P5" draw:layer="layout" svg:width="0.732cm" svg:height="0.45cm" svg:x="10.113cm" svg:y="14.834cm">
            <draw:text-box>
              <text:p text:style-name="P2"><text:span text:style-name="T3">10</text:span></text:p>
            </draw:text-box>
          </draw:frame>
          <draw:frame draw:style-name="gr998" draw:text-style-name="P5" draw:layer="layout" svg:width="0.869cm" svg:height="0.45cm" svg:x="10.547cm" svg:y="14.834cm">
            <draw:text-box>
              <text:p text:style-name="P2"><text:span text:style-name="T3">20</text:span></text:p>
            </draw:text-box>
          </draw:frame>
          <draw:frame draw:style-name="gr999" draw:text-style-name="P5" draw:layer="layout" svg:width="0.829cm" svg:height="0.45cm" svg:x="11.416cm" svg:y="14.834cm">
            <draw:text-box>
              <text:p text:style-name="P2"><text:span text:style-name="T3">10</text:span></text:p>
            </draw:text-box>
          </draw:frame>
          <draw:frame draw:style-name="gr1000" draw:text-style-name="P5" draw:layer="layout" svg:width="0.867cm" svg:height="0.45cm" svg:x="11.849cm" svg:y="14.834cm">
            <draw:text-box>
              <text:p text:style-name="P2"><text:span text:style-name="T3">20</text:span></text:p>
            </draw:text-box>
          </draw:frame>
          <draw:frame draw:style-name="gr1001" draw:text-style-name="P5" draw:layer="layout" svg:width="0.929cm" svg:height="0.45cm" svg:x="12.716cm" svg:y="14.834cm">
            <draw:text-box>
              <text:p text:style-name="P2"><text:span text:style-name="T3">10</text:span></text:p>
            </draw:text-box>
          </draw:frame>
          <draw:frame draw:style-name="gr1002" draw:text-style-name="P5" draw:layer="layout" svg:width="0.868cm" svg:height="0.45cm" svg:x="13.149cm" svg:y="14.834cm">
            <draw:text-box>
              <text:p text:style-name="P2"><text:span text:style-name="T3">20</text:span></text:p>
            </draw:text-box>
          </draw:frame>
          <draw:frame draw:style-name="gr1003" draw:text-style-name="P5" draw:layer="layout" svg:width="0.828cm" svg:height="0.45cm" svg:x="14.017cm" svg:y="14.834cm">
            <draw:text-box>
              <text:p text:style-name="P2"><text:span text:style-name="T3">10</text:span></text:p>
            </draw:text-box>
          </draw:frame>
          <draw:frame draw:style-name="gr1004" draw:text-style-name="P5" draw:layer="layout" svg:width="0.866cm" svg:height="0.45cm" svg:x="14.451cm" svg:y="14.834cm">
            <draw:text-box>
              <text:p text:style-name="P2"><text:span text:style-name="T3">20</text:span></text:p>
            </draw:text-box>
          </draw:frame>
          <draw:frame draw:style-name="gr1005" draw:text-style-name="P5" draw:layer="layout" svg:width="0.928cm" svg:height="0.45cm" svg:x="15.317cm" svg:y="14.834cm">
            <draw:text-box>
              <text:p text:style-name="P2"><text:span text:style-name="T3">10</text:span></text:p>
            </draw:text-box>
          </draw:frame>
          <draw:frame draw:style-name="gr1006" draw:text-style-name="P5" draw:layer="layout" svg:width="0.867cm" svg:height="0.45cm" svg:x="15.752cm" svg:y="14.834cm">
            <draw:text-box>
              <text:p text:style-name="P2"><text:span text:style-name="T3">20</text:span></text:p>
            </draw:text-box>
          </draw:frame>
          <draw:frame draw:style-name="gr1007" draw:text-style-name="P5" draw:layer="layout" svg:width="0.826cm" svg:height="0.45cm" svg:x="16.619cm" svg:y="14.834cm">
            <draw:text-box>
              <text:p text:style-name="P2"><text:span text:style-name="T3">10</text:span></text:p>
            </draw:text-box>
          </draw:frame>
          <draw:frame draw:style-name="gr1008" draw:text-style-name="P5" draw:layer="layout" svg:width="0.868cm" svg:height="0.45cm" svg:x="17.053cm" svg:y="14.834cm">
            <draw:text-box>
              <text:p text:style-name="P2"><text:span text:style-name="T3">20</text:span></text:p>
            </draw:text-box>
          </draw:frame>
          <draw:frame draw:style-name="gr1009" draw:text-style-name="P5" draw:layer="layout" svg:width="0.924cm" svg:height="0.45cm" svg:x="17.921cm" svg:y="14.834cm">
            <draw:text-box>
              <text:p text:style-name="P2"><text:span text:style-name="T3">10</text:span></text:p>
            </draw:text-box>
          </draw:frame>
          <draw:frame draw:style-name="gr1010" draw:text-style-name="P5" draw:layer="layout" svg:width="0.891cm" svg:height="0.45cm" svg:x="18.354cm" svg:y="14.834cm">
            <draw:text-box>
              <text:p text:style-name="P2"><text:span text:style-name="T3">20</text:span></text:p>
            </draw:text-box>
          </draw:frame>
          <draw:frame draw:style-name="gr1011" draw:text-style-name="P6" draw:layer="layout" svg:width="1.353cm" svg:height="0.964cm" svg:x="3.726cm" svg:y="14.487cm">
            <draw:text-box>
              <text:p text:style-name="P2"><text:span text:style-name="T4">Jan.</text:span></text:p>
            </draw:text-box>
          </draw:frame>
          <draw:frame draw:style-name="gr1012" draw:text-style-name="P6" draw:layer="layout" svg:width="1.406cm" svg:height="0.964cm" svg:x="5.002cm" svg:y="14.487cm">
            <draw:text-box>
              <text:p text:style-name="P2"><text:span text:style-name="T4">Feb.</text:span></text:p>
            </draw:text-box>
          </draw:frame>
          <draw:frame draw:style-name="gr1013" draw:text-style-name="P6" draw:layer="layout" svg:width="1.382cm" svg:height="0.964cm" svg:x="6.319cm" svg:y="14.487cm">
            <draw:text-box>
              <text:p text:style-name="P2"><text:span text:style-name="T4">Mar.</text:span></text:p>
            </draw:text-box>
          </draw:frame>
          <draw:frame draw:style-name="gr1014" draw:text-style-name="P6" draw:layer="layout" svg:width="1.299cm" svg:height="0.964cm" svg:x="7.665cm" svg:y="14.487cm">
            <draw:text-box>
              <text:p text:style-name="P2"><text:span text:style-name="T4">Apr.</text:span></text:p>
            </draw:text-box>
          </draw:frame>
          <draw:frame draw:style-name="gr1015" draw:text-style-name="P6" draw:layer="layout" svg:width="1.449cm" svg:height="0.964cm" svg:x="8.895cm" svg:y="14.487cm">
            <draw:text-box>
              <text:p text:style-name="P2"><text:span text:style-name="T4">May.</text:span></text:p>
            </draw:text-box>
          </draw:frame>
          <draw:frame draw:style-name="gr1016" draw:text-style-name="P6" draw:layer="layout" svg:width="1.353cm" svg:height="0.964cm" svg:x="10.246cm" svg:y="14.487cm">
            <draw:text-box>
              <text:p text:style-name="P2"><text:span text:style-name="T4">Jun.</text:span></text:p>
            </draw:text-box>
          </draw:frame>
          <draw:frame draw:style-name="gr1017" draw:text-style-name="P6" draw:layer="layout" svg:width="1.182cm" svg:height="0.964cm" svg:x="11.636cm" svg:y="14.487cm">
            <draw:text-box>
              <text:p text:style-name="P2"><text:span text:style-name="T4">Jul.</text:span></text:p>
            </draw:text-box>
          </draw:frame>
          <draw:frame draw:style-name="gr1018" draw:text-style-name="P6" draw:layer="layout" svg:width="1.437cm" svg:height="0.964cm" svg:x="12.812cm" svg:y="14.487cm">
            <draw:text-box>
              <text:p text:style-name="P2"><text:span text:style-name="T4">Aug.</text:span></text:p>
            </draw:text-box>
          </draw:frame>
          <draw:frame draw:style-name="gr1019" draw:text-style-name="P6" draw:layer="layout" svg:width="1.435cm" svg:height="0.964cm" svg:x="14.118cm" svg:y="14.487cm">
            <draw:text-box>
              <text:p text:style-name="P2"><text:span text:style-name="T4">Sep.</text:span></text:p>
            </draw:text-box>
          </draw:frame>
          <draw:frame draw:style-name="gr1020" draw:text-style-name="P6" draw:layer="layout" svg:width="1.328cm" svg:height="0.964cm" svg:x="15.476cm" svg:y="14.487cm">
            <draw:text-box>
              <text:p text:style-name="P2"><text:span text:style-name="T4">Oct.</text:span></text:p>
            </draw:text-box>
          </draw:frame>
          <draw:frame draw:style-name="gr1021" draw:text-style-name="P6" draw:layer="layout" svg:width="1.399cm" svg:height="0.964cm" svg:x="16.744cm" svg:y="14.487cm">
            <draw:text-box>
              <text:p text:style-name="P2"><text:span text:style-name="T4">Nov.</text:span></text:p>
            </draw:text-box>
          </draw:frame>
          <draw:frame draw:style-name="gr1022" draw:text-style-name="P6" draw:layer="layout" svg:width="1.437cm" svg:height="0.964cm" svg:x="18.029cm" svg:y="14.487cm">
            <draw:text-box>
              <text:p text:style-name="P2"><text:span text:style-name="T4">Dec.</text:span></text:p>
            </draw:text-box>
          </draw:frame>
          <draw:frame draw:style-name="gr193" draw:text-style-name="P7" draw:layer="layout" svg:width="7cm" svg:height="0.493cm" svg:x="3.928cm" svg:y="13.969cm">
            <draw:text-box>
              <text:p><text:span text:style-name="T5">Designed by satakagi, <text:s/>na-sekiguchi</text:span><text:span text:style-name="T5">　　</text:span><text:span text:style-name="T5">Planisphere:hoshifuru.jp</text:span></text:p>
            </draw:text-box>
          </draw:frame>
          <draw:frame draw:style-name="gr194" draw:text-style-name="P9" draw:layer="layout" svg:width="7.2cm" svg:height="0.675cm" svg:x="11.403cm" svg:y="13.969cm">
            <draw:text-box>
              <text:p text:style-name="P8"><text:span text:style-name="T6">・太陽光や強い光の下での使用・保管・放置は絶対にしないでください</text:span></text:p>
              <text:p text:style-name="P8"><text:span text:style-name="T6">・太陽光や強い光を、レンズを通して直接見ることは絶対にしないでください</text:span></text:p>
            </draw:text-box>
          </draw:frame>
          <draw:frame draw:style-name="gr194" draw:text-style-name="P9" draw:layer="layout" svg:width="0.96cm" svg:height="0.463cm" svg:x="10.928cm" svg:y="14.07cm">
            <draw:text-box>
              <text:p text:style-name="P8"><text:span text:style-name="T6">注意</text:span></text:p>
            </draw:text-box>
          </draw:frame>
        </draw:g>
        <presentation:notes draw:style-name="dp2">
          <draw:page-thumbnail draw:style-name="gr102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398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298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199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18.898cm" svg:height="4.958cm" svg:x="1.048cm" svg:y="1.183cm" presentation:class="title" presentation:placeholder="true">
        <draw:text-box/>
      </draw:frame>
      <draw:frame presentation:style-name="Blank_20_Slide-outline1" draw:layer="backgroundobjects" svg:width="18.478cm" svg:height="16.065cm" svg:x="1.048cm" svg:y="6.948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1.2$Windows_x86 LibreOffice_project/84102822e3d61eb989ddd325abf1ac077904985</meta:generator>
    <dc:date>2016-07-21T09:50:58.76</dc:date>
    <meta:editing-duration>PT13M53S</meta:editing-duration>
    <meta:editing-cycles>13</meta:editing-cycles>
    <meta:print-date>2016-07-05T17:27:58.51</meta:print-date>
    <meta:document-statistic meta:object-count="1107"/>
  </office:meta>
</office:document-meta>
</file>